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11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11.52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14.78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2.07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55.53mm"/>
    </style:style>
    <style:style style:name="co20" style:family="table-column">
      <style:table-column-properties fo:break-before="auto" style:column-width="31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Lumber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Pigs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Turkeys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-</text:p>
          </table:table-cell>
          <table:table-cell table:number-columns-repeated="19"/>
          <table:table-cell office:value-type="float" office:value="109.152" calcext:value-type="float">
            <text:p>109.152</text:p>
          </table:table-cell>
          <table:table-cell office:value-type="float" office:value="100.405" calcext:value-type="float">
            <text:p>100.405</text:p>
          </table:table-cell>
          <table:table-cell/>
          <table:table-cell table:formula="of:=&quot;cities.append([&quot;&quot;&quot;&amp;[.A2]&amp;&quot;&quot;&quot;, &quot;&amp;[.V2]&amp;&quot;,&quot;&amp;[.W2]&amp;&quot;])&quot;" office:value-type="string" office:string-value="cities.append([&quot;Aubigny&quot;, 109.152,100.405])" calcext:value-type="string">
            <text:p>cities.append(["Aubigny", 109.152,100.405])</text:p>
          </table:table-cell>
        </table:table-row>
        <table:table-row table:style-name="ro1">
          <table:table-cell office:value-type="string" calcext:value-type="string">
            <text:p>Blumenort</text:p>
          </table:table-cell>
          <table:table-cell office:value-type="float" office:value="1675" calcext:value-type="float">
            <text:p>1675</text:p>
          </table:table-cell>
          <table:table-cell table:number-columns-repeated="4"/>
          <table:table-cell table:formula="of:=&quot;sources.append([&quot;&quot;&quot;&amp;[.G$1]&amp;&quot;&quot;&quot;, &quot;&quot;&quot;&amp;[.$A3]&amp;&quot;&quot;&quot;])&quot;" office:value-type="string" office:string-value="sources.append([&quot;Fruit&quot;, &quot;Blumenort&quot;])" calcext:value-type="string">
            <text:p>sources.append(["Fruit", "Blumenort"])</text:p>
          </table:table-cell>
          <table:table-cell table:formula="of:=&quot;sources.append([&quot;&quot;&quot;&amp;[.H$1]&amp;&quot;&quot;&quot;, &quot;&quot;&quot;&amp;[.$A3]&amp;&quot;&quot;&quot;])&quot;" office:value-type="string" office:string-value="sources.append([&quot;Furniture&quot;, &quot;Blumenort&quot;])" calcext:value-type="string">
            <text:p>sources.append(["Furniture", "Blumenort"])</text:p>
          </table:table-cell>
          <table:table-cell table:number-columns-repeated="11"/>
          <table:table-cell table:formula="of:=&quot;sources.append([&quot;&quot;&quot;&amp;[.T$1]&amp;&quot;&quot;&quot;, &quot;&quot;&quot;&amp;[.$A3]&amp;&quot;&quot;&quot;])&quot;" office:value-type="string" office:string-value="sources.append([&quot;Turkeys&quot;, &quot;Blumenort&quot;])" calcext:value-type="string">
            <text:p>sources.append(["Turkeys", "Blumenort"])</text:p>
          </table:table-cell>
          <table:table-cell/>
          <table:table-cell office:value-type="float" office:value="283.122" calcext:value-type="float">
            <text:p>283.122</text:p>
          </table:table-cell>
          <table:table-cell office:value-type="float" office:value="186.498" calcext:value-type="float">
            <text:p>186.498</text:p>
          </table:table-cell>
          <table:table-cell/>
          <table:table-cell table:formula="of:=&quot;cities.append([&quot;&quot;&quot;&amp;[.A3]&amp;&quot;&quot;&quot;, &quot;&amp;[.V3]&amp;&quot;,&quot;&amp;[.W3]&amp;&quot;])&quot;" office:value-type="string" office:string-value="cities.append([&quot;Blumenort&quot;, 283.122,186.498])" calcext:value-type="string">
            <text:p>cities.append(["Blumenort", 283.122,186.498])</text:p>
          </table:table-cell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&quot;sources.append([&quot;&quot;&quot;&amp;[.J$1]&amp;&quot;&quot;&quot;, &quot;&quot;&quot;&amp;[.$A4]&amp;&quot;&quot;&quot;])&quot;" office:value-type="string" office:string-value="sources.append([&quot;Grain&quot;, &quot;Brunkild&quot;])" calcext:value-type="string">
            <text:p>sources.append(["Grain", "Brunkild"])</text:p>
          </table:table-cell>
          <table:table-cell table:number-columns-repeated="11"/>
          <table:table-cell office:value-type="float" office:value="9.228" calcext:value-type="float">
            <text:p>9.228</text:p>
          </table:table-cell>
          <table:table-cell office:value-type="float" office:value="156.082" calcext:value-type="float">
            <text:p>156.082</text:p>
          </table:table-cell>
          <table:table-cell/>
          <table:table-cell table:formula="of:=&quot;cities.append([&quot;&quot;&quot;&amp;[.A4]&amp;&quot;&quot;&quot;, &quot;&amp;[.V4]&amp;&quot;,&quot;&amp;[.W4]&amp;&quot;])&quot;" office:value-type="string" office:string-value="cities.append([&quot;Brunkild&quot;, 9.228,156.082])" calcext:value-type="string">
            <text:p>cities.append(["Brunkild", 9.228,156.082])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-</text:p>
          </table:table-cell>
          <table:table-cell table:number-columns-repeated="19"/>
          <table:table-cell office:value-type="float" office:value="84.299" calcext:value-type="float">
            <text:p>84.299</text:p>
          </table:table-cell>
          <table:table-cell office:value-type="float" office:value="186.498" calcext:value-type="float">
            <text:p>186.498</text:p>
          </table:table-cell>
          <table:table-cell/>
          <table:table-cell table:formula="of:=&quot;cities.append([&quot;&quot;&quot;&amp;[.A5]&amp;&quot;&quot;&quot;, &quot;&amp;[.V5]&amp;&quot;,&quot;&amp;[.W5]&amp;&quot;])&quot;" office:value-type="string" office:string-value="cities.append([&quot;Domain&quot;, 84.299,186.498])" calcext:value-type="string">
            <text:p>cities.append(["Domain", 84.299,186.498])</text:p>
          </table:table-cell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&quot;sources.append([&quot;&quot;&quot;&amp;[.J$1]&amp;&quot;&quot;&quot;, &quot;&quot;&quot;&amp;[.$A6]&amp;&quot;&quot;&quot;])&quot;" office:value-type="string" office:string-value="sources.append([&quot;Grain&quot;, &quot;Dufrost&quot;])" calcext:value-type="string">
            <text:p>sources.append(["Grain", "Dufrost"])</text:p>
          </table:table-cell>
          <table:table-cell table:number-columns-repeated="11"/>
          <table:table-cell office:value-type="float" office:value="171.284" calcext:value-type="float">
            <text:p>171.284</text:p>
          </table:table-cell>
          <table:table-cell office:value-type="float" office:value="57.359" calcext:value-type="float">
            <text:p>57.359</text:p>
          </table:table-cell>
          <table:table-cell/>
          <table:table-cell table:formula="of:=&quot;cities.append([&quot;&quot;&quot;&amp;[.A6]&amp;&quot;&quot;&quot;, &quot;&amp;[.V6]&amp;&quot;,&quot;&amp;[.W6]&amp;&quot;])&quot;" office:value-type="string" office:string-value="cities.append([&quot;Dufrost&quot;, 171.284,57.359])" calcext:value-type="string">
            <text:p>cities.append(["Dufrost", 171.284,57.359])</text:p>
          </table:table-cell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formula="of:=&quot;sources.append([&quot;&quot;&quot;&amp;[.G$1]&amp;&quot;&quot;&quot;, &quot;&quot;&quot;&amp;[.$A7]&amp;&quot;&quot;&quot;])&quot;" office:value-type="string" office:string-value="sources.append([&quot;Fruit&quot;, &quot;Friedensfeld&quot;])" calcext:value-type="string">
            <text:p>sources.append(["Fruit", "Friedensfeld"])</text:p>
          </table:table-cell>
          <table:table-cell table:number-columns-repeated="4"/>
          <table:table-cell table:formula="of:=&quot;sources.append([&quot;&quot;&quot;&amp;[.L$1]&amp;&quot;&quot;&quot;, &quot;&quot;&quot;&amp;[.$A7]&amp;&quot;&quot;&quot;])&quot;" office:value-type="string" office:string-value="sources.append([&quot;Honey&quot;, &quot;Friedensfeld&quot;])" calcext:value-type="string">
            <text:p>sources.append(["Honey", "Friedensfeld"])</text:p>
          </table:table-cell>
          <table:table-cell table:number-columns-repeated="9"/>
          <table:table-cell office:value-type="float" office:value="295.548" calcext:value-type="float">
            <text:p>295.548</text:p>
          </table:table-cell>
          <table:table-cell office:value-type="float" office:value="121.928" calcext:value-type="float">
            <text:p>121.928</text:p>
          </table:table-cell>
          <table:table-cell/>
          <table:table-cell table:formula="of:=&quot;cities.append([&quot;&quot;&quot;&amp;[.A7]&amp;&quot;&quot;&quot;, &quot;&amp;[.V7]&amp;&quot;,&quot;&amp;[.W7]&amp;&quot;])&quot;" office:value-type="string" office:string-value="cities.append([&quot;Friedensfeld&quot;, 295.548,121.928])" calcext:value-type="string">
            <text:p>cities.append(["Friedensfeld", 295.548,121.928])</text:p>
          </table:table-cell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-</text:p>
          </table:table-cell>
          <table:table-cell table:number-columns-repeated="19"/>
          <table:table-cell office:value-type="float" office:value="326.615" calcext:value-type="float">
            <text:p>326.615</text:p>
          </table:table-cell>
          <table:table-cell office:value-type="float" office:value="175.736" calcext:value-type="float">
            <text:p>175.736</text:p>
          </table:table-cell>
          <table:table-cell/>
          <table:table-cell table:formula="of:=&quot;cities.append([&quot;&quot;&quot;&amp;[.A8]&amp;&quot;&quot;&quot;, &quot;&amp;[.V8]&amp;&quot;,&quot;&amp;[.W8]&amp;&quot;])&quot;" office:value-type="string" office:string-value="cities.append([&quot;Giroux&quot;, 326.615,175.736])" calcext:value-type="string">
            <text:p>cities.append(["Giroux", 326.615,175.736])</text:p>
          </table:table-cell>
        </table:table-row>
        <table:table-row table:style-name="ro1">
          <table:table-cell office:value-type="string" calcext:value-type="string">
            <text:p>Grunthal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table:formula="of:=&quot;sources.append([&quot;&quot;&quot;&amp;[.E$1]&amp;&quot;&quot;&quot;, &quot;&quot;&quot;&amp;[.$A9]&amp;&quot;&quot;&quot;])&quot;" office:value-type="string" office:string-value="sources.append([&quot;Cheese&quot;, &quot;Grunthal&quot;])" calcext:value-type="string">
            <text:p>sources.append(["Cheese", "Grunthal"])</text:p>
          </table:table-cell>
          <table:table-cell table:number-columns-repeated="8"/>
          <table:table-cell table:formula="of:=&quot;sources.append([&quot;&quot;&quot;&amp;[.N$1]&amp;&quot;&quot;&quot;, &quot;&quot;&quot;&amp;[.$A9]&amp;&quot;&quot;&quot;])&quot;" office:value-type="string" office:string-value="sources.append([&quot;Lumber&quot;, &quot;Grunthal&quot;])" calcext:value-type="string">
            <text:p>sources.append(["Lumber", "Grunthal"])</text:p>
          </table:table-cell>
          <table:table-cell table:number-columns-repeated="4"/>
          <table:table-cell table:formula="of:=&quot;sources.append([&quot;&quot;&quot;&amp;[.S$1]&amp;&quot;&quot;&quot;, &quot;&quot;&quot;&amp;[.$A9]&amp;&quot;&quot;&quot;])&quot;" office:value-type="string" office:string-value="sources.append([&quot;Plants&quot;, &quot;Grunthal&quot;])" calcext:value-type="string">
            <text:p>sources.append(["Plants", "Grunthal"])</text:p>
          </table:table-cell>
          <table:table-cell table:number-columns-repeated="2"/>
          <table:table-cell office:value-type="float" office:value="233.416" calcext:value-type="float">
            <text:p>233.416</text:p>
          </table:table-cell>
          <table:table-cell office:value-type="float" office:value="78.882" calcext:value-type="float">
            <text:p>78.882</text:p>
          </table:table-cell>
          <table:table-cell/>
          <table:table-cell table:formula="of:=&quot;cities.append([&quot;&quot;&quot;&amp;[.A9]&amp;&quot;&quot;&quot;, &quot;&amp;[.V9]&amp;&quot;,&quot;&amp;[.W9]&amp;&quot;])&quot;" office:value-type="string" office:string-value="cities.append([&quot;Grunthal&quot;, 233.416,78.882])" calcext:value-type="string">
            <text:p>cities.append(["Grunthal", 233.416,78.882])</text:p>
          </table:table-cell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&quot;sources.append([&quot;&quot;&quot;&amp;[.D$1]&amp;&quot;&quot;&quot;, &quot;&quot;&quot;&amp;[.$A10]&amp;&quot;&quot;&quot;])&quot;" office:value-type="string" office:string-value="sources.append([&quot;Cars&quot;, &quot;Ile des Chenes&quot;])" calcext:value-type="string">
            <text:p>sources.append(["Cars", "Ile des Chenes"])</text:p>
          </table:table-cell>
          <table:table-cell table:number-columns-repeated="8"/>
          <table:table-cell table:formula="of:=&quot;sources.append([&quot;&quot;&quot;&amp;[.M$1]&amp;&quot;&quot;&quot;, &quot;&quot;&quot;&amp;[.$A10]&amp;&quot;&quot;&quot;])&quot;" office:value-type="string" office:string-value="sources.append([&quot;Ice Cream&quot;, &quot;Ile des Chenes&quot;])" calcext:value-type="string">
            <text:p>sources.append(["Ice Cream", "Ile des Chenes"])</text:p>
          </table:table-cell>
          <table:table-cell table:number-columns-repeated="4"/>
          <table:table-cell table:formula="of:=&quot;sources.append([&quot;&quot;&quot;&amp;[.R$1]&amp;&quot;&quot;&quot;, &quot;&quot;&quot;&amp;[.$A10]&amp;&quot;&quot;&quot;])&quot;" office:value-type="string" office:string-value="sources.append([&quot;Pizza&quot;, &quot;Ile des Chenes&quot;])" calcext:value-type="string">
            <text:p>sources.append(["Pizza", "Ile des Chenes"])</text:p>
          </table:table-cell>
          <table:table-cell table:number-columns-repeated="3"/>
          <table:table-cell office:value-type="float" office:value="196.137" calcext:value-type="float">
            <text:p>196.137</text:p>
          </table:table-cell>
          <table:table-cell office:value-type="float" office:value="229.544" calcext:value-type="float">
            <text:p>229.544</text:p>
          </table:table-cell>
          <table:table-cell/>
          <table:table-cell table:formula="of:=&quot;cities.append([&quot;&quot;&quot;&amp;[.A10]&amp;&quot;&quot;&quot;, &quot;&amp;[.V10]&amp;&quot;,&quot;&amp;[.W10]&amp;&quot;])&quot;" office:value-type="string" office:string-value="cities.append([&quot;Ile des Chenes&quot;, 196.137,229.544])" calcext:value-type="string">
            <text:p>cities.append(["Ile des Chenes", 196.137,229.544])</text:p>
          </table:table-cell>
        </table:table-row>
        <table:table-row table:style-name="ro1">
          <table:table-cell office:value-type="string" calcext:value-type="string">
            <text:p>Kleefeld</text:p>
          </table:table-cell>
          <table:table-cell office:value-type="float" office:value="2150" calcext:value-type="float">
            <text:p>2150</text:p>
          </table:table-cell>
          <table:table-cell table:number-columns-repeated="9"/>
          <table:table-cell table:formula="of:=&quot;sources.append([&quot;&quot;&quot;&amp;[.L$1]&amp;&quot;&quot;&quot;, &quot;&quot;&quot;&amp;[.$A11]&amp;&quot;&quot;&quot;])&quot;" office:value-type="string" office:string-value="sources.append([&quot;Honey&quot;, &quot;Kleefeld&quot;])" calcext:value-type="string">
            <text:p>sources.append(["Honey", "Kleefeld"])</text:p>
          </table:table-cell>
          <table:table-cell table:formula="of:=&quot;sources.append([&quot;&quot;&quot;&amp;[.M$1]&amp;&quot;&quot;&quot;, &quot;&quot;&quot;&amp;[.$A11]&amp;&quot;&quot;&quot;])&quot;" office:value-type="string" office:string-value="sources.append([&quot;Ice Cream&quot;, &quot;Kleefeld&quot;])" calcext:value-type="string">
            <text:p>sources.append(["Ice Cream", "Kleefeld"])</text:p>
          </table:table-cell>
          <table:table-cell table:number-columns-repeated="2"/>
          <table:table-cell table:formula="of:=&quot;sources.append([&quot;&quot;&quot;&amp;[.P$1]&amp;&quot;&quot;&quot;, &quot;&quot;&quot;&amp;[.$A11]&amp;&quot;&quot;&quot;])&quot;" office:value-type="string" office:string-value="sources.append([&quot;Milk&quot;, &quot;Kleefeld&quot;])" calcext:value-type="string">
            <text:p>sources.append(["Milk", "Kleefeld"])</text:p>
          </table:table-cell>
          <table:table-cell table:number-columns-repeated="5"/>
          <table:table-cell office:value-type="float" office:value="227.203" calcext:value-type="float">
            <text:p>227.203</text:p>
          </table:table-cell>
          <table:table-cell office:value-type="float" office:value="132.69" calcext:value-type="float">
            <text:p>132.69</text:p>
          </table:table-cell>
          <table:table-cell/>
          <table:table-cell table:formula="of:=&quot;cities.append([&quot;&quot;&quot;&amp;[.A11]&amp;&quot;&quot;&quot;, &quot;&amp;[.V11]&amp;&quot;,&quot;&amp;[.W11]&amp;&quot;])&quot;" office:value-type="string" office:string-value="cities.append([&quot;Kleefeld&quot;, 227.203,132.69])" calcext:value-type="string">
            <text:p>cities.append(["Kleefeld", 227.203,132.69])</text:p>
          </table:table-cell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float" office:value="1401" calcext:value-type="float">
            <text:p>1401</text:p>
          </table:table-cell>
          <table:table-cell table:number-columns-repeated="10"/>
          <table:table-cell table:formula="of:=&quot;sources.append([&quot;&quot;&quot;&amp;[.M$1]&amp;&quot;&quot;&quot;, &quot;&quot;&quot;&amp;[.$A12]&amp;&quot;&quot;&quot;])&quot;" office:value-type="string" office:string-value="sources.append([&quot;Ice Cream&quot;, &quot;La Broquerie&quot;])" calcext:value-type="string">
            <text:p>sources.append(["Ice Cream", "La Broquerie"])</text:p>
          </table:table-cell>
          <table:table-cell table:formula="of:=&quot;sources.append([&quot;&quot;&quot;&amp;[.N$1]&amp;&quot;&quot;&quot;, &quot;&quot;&quot;&amp;[.$A12]&amp;&quot;&quot;&quot;])&quot;" office:value-type="string" office:string-value="sources.append([&quot;Lumber&quot;, &quot;La Broquerie&quot;])" calcext:value-type="string">
            <text:p>sources.append(["Lumber", "La Broquerie"])</text:p>
          </table:table-cell>
          <table:table-cell table:number-columns-repeated="3"/>
          <table:table-cell table:formula="of:=&quot;sources.append([&quot;&quot;&quot;&amp;[.R$1]&amp;&quot;&quot;&quot;, &quot;&quot;&quot;&amp;[.$A12]&amp;&quot;&quot;&quot;])&quot;" office:value-type="string" office:string-value="sources.append([&quot;Pizza&quot;, &quot;La Broquerie&quot;])" calcext:value-type="string">
            <text:p>sources.append(["Pizza", "La Broquerie"])</text:p>
          </table:table-cell>
          <table:table-cell table:number-columns-repeated="3"/>
          <table:table-cell office:value-type="float" office:value="345.254" calcext:value-type="float">
            <text:p>345.254</text:p>
          </table:table-cell>
          <table:table-cell office:value-type="float" office:value="143.452" calcext:value-type="float">
            <text:p>143.452</text:p>
          </table:table-cell>
          <table:table-cell/>
          <table:table-cell table:formula="of:=&quot;cities.append([&quot;&quot;&quot;&amp;[.A12]&amp;&quot;&quot;&quot;, &quot;&amp;[.V12]&amp;&quot;,&quot;&amp;[.W12]&amp;&quot;])&quot;" office:value-type="string" office:string-value="cities.append([&quot;La Broquerie&quot;, 345.254,143.452])" calcext:value-type="string">
            <text:p>cities.append(["La Broquerie", 345.254,143.452])</text:p>
          </table:table-cell>
        </table:table-row>
        <table:table-row table:style-name="ro1">
          <table:table-cell office:value-type="string" calcext:value-type="string">
            <text:p>La Salle</text:p>
          </table:table-cell>
          <table:table-cell office:value-type="float" office:value="2069" calcext:value-type="float">
            <text:p>2069</text:p>
          </table:table-cell>
          <table:table-cell table:number-columns-repeated="4"/>
          <table:table-cell table:formula="of:=&quot;sources.append([&quot;&quot;&quot;&amp;[.G$1]&amp;&quot;&quot;&quot;, &quot;&quot;&quot;&amp;[.$A13]&amp;&quot;&quot;&quot;])&quot;" office:value-type="string" office:string-value="sources.append([&quot;Fruit&quot;, &quot;La Salle&quot;])" calcext:value-type="string">
            <text:p>sources.append(["Fruit", "La Salle"])</text:p>
          </table:table-cell>
          <table:table-cell/>
          <table:table-cell table:formula="of:=&quot;sources.append([&quot;&quot;&quot;&amp;[.I$1]&amp;&quot;&quot;&quot;, &quot;&quot;&quot;&amp;[.$A13]&amp;&quot;&quot;&quot;])&quot;" office:value-type="string" office:string-value="sources.append([&quot;Gas&quot;, &quot;La Salle&quot;])" calcext:value-type="string">
            <text:p>sources.append(["Gas", "La Salle"])</text:p>
          </table:table-cell>
          <table:table-cell table:formula="of:=&quot;sources.append([&quot;&quot;&quot;&amp;[.J$1]&amp;&quot;&quot;&quot;, &quot;&quot;&quot;&amp;[.$A13]&amp;&quot;&quot;&quot;])&quot;" office:value-type="string" office:string-value="sources.append([&quot;Grain&quot;, &quot;La Salle&quot;])" calcext:value-type="string">
            <text:p>sources.append(["Grain", "La Salle"])</text:p>
          </table:table-cell>
          <table:table-cell table:number-columns-repeated="11"/>
          <table:table-cell office:value-type="float" office:value="96.883" calcext:value-type="float">
            <text:p>96.883</text:p>
          </table:table-cell>
          <table:table-cell office:value-type="float" office:value="229.581" calcext:value-type="float">
            <text:p>229.581</text:p>
          </table:table-cell>
          <table:table-cell/>
          <table:table-cell table:formula="of:=&quot;cities.append([&quot;&quot;&quot;&amp;[.A13]&amp;&quot;&quot;&quot;, &quot;&amp;[.V13]&amp;&quot;,&quot;&amp;[.W13]&amp;&quot;])&quot;" office:value-type="string" office:string-value="cities.append([&quot;La Salle&quot;, 96.883,229.581])" calcext:value-type="string">
            <text:p>cities.append(["La Salle", 96.883,229.581])</text:p>
          </table:table-cell>
        </table:table-row>
        <table:table-row table:style-name="ro1">
          <table:table-cell office:value-type="string" calcext:value-type="string">
            <text:p>Landmark</text:p>
          </table:table-cell>
          <table:table-cell office:value-type="float" office:value="1292" calcext:value-type="float">
            <text:p>1292</text:p>
          </table:table-cell>
          <table:table-cell table:number-columns-repeated="3"/>
          <table:table-cell table:formula="of:=&quot;sources.append([&quot;&quot;&quot;&amp;[.F$1]&amp;&quot;&quot;&quot;, &quot;&quot;&quot;&amp;[.$A14]&amp;&quot;&quot;&quot;])&quot;" office:value-type="string" office:string-value="sources.append([&quot;Feed&quot;, &quot;Landmark&quot;])" calcext:value-type="string">
            <text:p>sources.append(["Feed", "Landmark"])</text:p>
          </table:table-cell>
          <table:table-cell table:number-columns-repeated="9"/>
          <table:table-cell table:formula="of:=&quot;sources.append([&quot;&quot;&quot;&amp;[.P$1]&amp;&quot;&quot;&quot;, &quot;&quot;&quot;&amp;[.$A14]&amp;&quot;&quot;&quot;])&quot;" office:value-type="string" office:string-value="sources.append([&quot;Milk&quot;, &quot;Landmark&quot;])" calcext:value-type="string">
            <text:p>sources.append(["Milk", "Landmark"])</text:p>
          </table:table-cell>
          <table:table-cell table:formula="of:=&quot;sources.append([&quot;&quot;&quot;&amp;[.Q$1]&amp;&quot;&quot;&quot;, &quot;&quot;&quot;&amp;[.$A14]&amp;&quot;&quot;&quot;])&quot;" office:value-type="string" office:string-value="sources.append([&quot;Pigs&quot;, &quot;Landmark&quot;])" calcext:value-type="string">
            <text:p>sources.append(["Pigs", "Landmark"])</text:p>
          </table:table-cell>
          <table:table-cell table:number-columns-repeated="4"/>
          <table:table-cell office:value-type="float" office:value="245.842" calcext:value-type="float">
            <text:p>245.842</text:p>
          </table:table-cell>
          <table:table-cell office:value-type="float" office:value="208.021" calcext:value-type="float">
            <text:p>208.021</text:p>
          </table:table-cell>
          <table:table-cell/>
          <table:table-cell table:formula="of:=&quot;cities.append([&quot;&quot;&quot;&amp;[.A14]&amp;&quot;&quot;&quot;, &quot;&amp;[.V14]&amp;&quot;,&quot;&amp;[.W14]&amp;&quot;])&quot;" office:value-type="string" office:string-value="cities.append([&quot;Landmark&quot;, 245.842,208.021])" calcext:value-type="string">
            <text:p>cities.append(["Landmark", 245.842,208.021])</text:p>
          </table:table-cell>
        </table:table-row>
        <table:table-row table:style-name="ro1">
          <table:table-cell office:value-type="string" calcext:value-type="string">
            <text:p>Lorette</text:p>
          </table:table-cell>
          <table:table-cell office:value-type="float" office:value="3208" calcext:value-type="float">
            <text:p>3208</text:p>
          </table:table-cell>
          <table:table-cell table:number-columns-repeated="10"/>
          <table:table-cell table:formula="of:=&quot;sources.append([&quot;&quot;&quot;&amp;[.M$1]&amp;&quot;&quot;&quot;, &quot;&quot;&quot;&amp;[.$A15]&amp;&quot;&quot;&quot;])&quot;" office:value-type="string" office:string-value="sources.append([&quot;Ice Cream&quot;, &quot;Lorette&quot;])" calcext:value-type="string">
            <text:p>sources.append(["Ice Cream", "Lorette"])</text:p>
          </table:table-cell>
          <table:table-cell table:number-columns-repeated="4"/>
          <table:table-cell table:formula="of:=&quot;sources.append([&quot;&quot;&quot;&amp;[.R$1]&amp;&quot;&quot;&quot;, &quot;&quot;&quot;&amp;[.$A15]&amp;&quot;&quot;&quot;])&quot;" office:value-type="string" office:string-value="sources.append([&quot;Pizza&quot;, &quot;Lorette&quot;])" calcext:value-type="string">
            <text:p>sources.append(["Pizza", "Lorette"])</text:p>
          </table:table-cell>
          <table:table-cell table:number-columns-repeated="3"/>
          <table:table-cell office:value-type="float" office:value="233.567" calcext:value-type="float">
            <text:p>233.567</text:p>
          </table:table-cell>
          <table:table-cell office:value-type="float" office:value="251.075" calcext:value-type="float">
            <text:p>251.075</text:p>
          </table:table-cell>
          <table:table-cell/>
          <table:table-cell table:formula="of:=&quot;cities.append([&quot;&quot;&quot;&amp;[.A15]&amp;&quot;&quot;&quot;, &quot;&amp;[.V15]&amp;&quot;,&quot;&amp;[.W15]&amp;&quot;])&quot;" office:value-type="string" office:string-value="cities.append([&quot;Lorette&quot;, 233.567,251.075])" calcext:value-type="string">
            <text:p>cities.append(["Lorette", 233.567,251.075])</text:p>
          </table:table-cell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&quot;sources.append([&quot;&quot;&quot;&amp;[.I$1]&amp;&quot;&quot;&quot;, &quot;&quot;&quot;&amp;[.$A16]&amp;&quot;&quot;&quot;])&quot;" office:value-type="string" office:string-value="sources.append([&quot;Gas&quot;, &quot;Lowe Farm&quot;])" calcext:value-type="string">
            <text:p>sources.append(["Gas", "Lowe Farm"])</text:p>
          </table:table-cell>
          <table:table-cell/>
          <table:table-cell table:formula="of:=&quot;sources.append([&quot;&quot;&quot;&amp;[.K$1]&amp;&quot;&quot;&quot;, &quot;&quot;&quot;&amp;[.$A16]&amp;&quot;&quot;&quot;])&quot;" office:value-type="string" office:string-value="sources.append([&quot;Groceries&quot;, &quot;Lowe Farm&quot;])" calcext:value-type="string">
            <text:p>sources.append(["Groceries", "Lowe Farm"])</text:p>
          </table:table-cell>
          <table:table-cell table:number-columns-repeated="10"/>
          <table:table-cell office:value-type="float" office:value="9.741" calcext:value-type="float">
            <text:p>9.741</text:p>
          </table:table-cell>
          <table:table-cell office:value-type="float" office:value="57.359" calcext:value-type="float">
            <text:p>57.359</text:p>
          </table:table-cell>
          <table:table-cell/>
          <table:table-cell table:formula="of:=&quot;cities.append([&quot;&quot;&quot;&amp;[.A16]&amp;&quot;&quot;&quot;, &quot;&amp;[.V16]&amp;&quot;,&quot;&amp;[.W16]&amp;&quot;])&quot;" office:value-type="string" office:string-value="cities.append([&quot;Lowe Farm&quot;, 9.741,57.359])" calcext:value-type="string">
            <text:p>cities.append(["Lowe Farm", 9.741,57.359])</text:p>
          </table:table-cell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-</text:p>
          </table:table-cell>
          <table:table-cell table:number-columns-repeated="18"/>
          <table:table-cell table:formula="of:=&quot;sources.append([&quot;&quot;&quot;&amp;[.U$1]&amp;&quot;&quot;&quot;, &quot;&quot;&quot;&amp;[.$A17]&amp;&quot;&quot;&quot;])&quot;" office:value-type="string" office:string-value="sources.append([&quot;Water&quot;, &quot;Marchand&quot;])" calcext:value-type="string">
            <text:p>sources.append(["Water", "Marchand"])</text:p>
          </table:table-cell>
          <table:table-cell office:value-type="float" office:value="388.747" calcext:value-type="float">
            <text:p>388.747</text:p>
          </table:table-cell>
          <table:table-cell office:value-type="float" office:value="111.167" calcext:value-type="float">
            <text:p>111.167</text:p>
          </table:table-cell>
          <table:table-cell/>
          <table:table-cell table:formula="of:=&quot;cities.append([&quot;&quot;&quot;&amp;[.A17]&amp;&quot;&quot;&quot;, &quot;&amp;[.V17]&amp;&quot;,&quot;&amp;[.W17]&amp;&quot;])&quot;" office:value-type="string" office:string-value="cities.append([&quot;Marchand&quot;, 388.747,111.167])" calcext:value-type="string">
            <text:p>cities.append(["Marchand", 388.747,111.167])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float" office:value="2523" calcext:value-type="float">
            <text:p>2523</text:p>
          </table:table-cell>
          <table:table-cell table:number-columns-repeated="9"/>
          <table:table-cell table:formula="of:=&quot;sources.append([&quot;&quot;&quot;&amp;[.L$1]&amp;&quot;&quot;&quot;, &quot;&quot;&quot;&amp;[.$A18]&amp;&quot;&quot;&quot;])&quot;" office:value-type="string" office:string-value="sources.append([&quot;Honey&quot;, &quot;Mitchell&quot;])" calcext:value-type="string">
            <text:p>sources.append(["Honey", "Mitchell"])</text:p>
          </table:table-cell>
          <table:table-cell table:formula="of:=&quot;sources.append([&quot;&quot;&quot;&amp;[.M$1]&amp;&quot;&quot;&quot;, &quot;&quot;&quot;&amp;[.$A18]&amp;&quot;&quot;&quot;])&quot;" office:value-type="string" office:string-value="sources.append([&quot;Ice Cream&quot;, &quot;Mitchell&quot;])" calcext:value-type="string">
            <text:p>sources.append(["Ice Cream", "Mitchell"])</text:p>
          </table:table-cell>
          <table:table-cell table:number-columns-repeated="8"/>
          <table:table-cell office:value-type="float" office:value="258.269" calcext:value-type="float">
            <text:p>258.269</text:p>
          </table:table-cell>
          <table:table-cell office:value-type="float" office:value="143.452" calcext:value-type="float">
            <text:p>143.452</text:p>
          </table:table-cell>
          <table:table-cell/>
          <table:table-cell table:formula="of:=&quot;cities.append([&quot;&quot;&quot;&amp;[.A18]&amp;&quot;&quot;&quot;, &quot;&amp;[.V18]&amp;&quot;,&quot;&amp;[.W18]&amp;&quot;])&quot;" office:value-type="string" office:string-value="cities.append([&quot;Mitchell&quot;, 258.269,143.452])" calcext:value-type="string">
            <text:p>cities.append(["Mitchell", 258.269,143.452])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table:style-name="ce1" office:value-type="float" office:value="1885" calcext:value-type="float">
            <text:p>1885</text:p>
          </table:table-cell>
          <table:table-cell table:number-columns-repeated="6"/>
          <table:table-cell table:formula="of:=&quot;sources.append([&quot;&quot;&quot;&amp;[.I$1]&amp;&quot;&quot;&quot;, &quot;&quot;&quot;&amp;[.$A19]&amp;&quot;&quot;&quot;])&quot;" office:value-type="string" office:string-value="sources.append([&quot;Gas&quot;, &quot;Morris&quot;])" calcext:value-type="string">
            <text:p>sources.append(["Gas", "Morris"])</text:p>
          </table:table-cell>
          <table:table-cell table:number-columns-repeated="3"/>
          <table:table-cell table:formula="of:=&quot;sources.append([&quot;&quot;&quot;&amp;[.M$1]&amp;&quot;&quot;&quot;, &quot;&quot;&quot;&amp;[.$A19]&amp;&quot;&quot;&quot;])&quot;" office:value-type="string" office:string-value="sources.append([&quot;Ice Cream&quot;, &quot;Morris&quot;])" calcext:value-type="string">
            <text:p>sources.append(["Ice Cream", "Morris"])</text:p>
          </table:table-cell>
          <table:table-cell table:number-columns-repeated="4"/>
          <table:table-cell table:formula="of:=&quot;sources.append([&quot;&quot;&quot;&amp;[.R$1]&amp;&quot;&quot;&quot;, &quot;&quot;&quot;&amp;[.$A19]&amp;&quot;&quot;&quot;])&quot;" office:value-type="string" office:string-value="sources.append([&quot;Pizza&quot;, &quot;Morris&quot;])" calcext:value-type="string">
            <text:p>sources.append(["Pizza", "Morris"])</text:p>
          </table:table-cell>
          <table:table-cell table:number-columns-repeated="3"/>
          <table:table-cell office:value-type="float" office:value="65.776" calcext:value-type="float">
            <text:p>65.776</text:p>
          </table:table-cell>
          <table:table-cell office:value-type="float" office:value="46.624" calcext:value-type="float">
            <text:p>46.624</text:p>
          </table:table-cell>
          <table:table-cell/>
          <table:table-cell table:formula="of:=&quot;cities.append([&quot;&quot;&quot;&amp;[.A19]&amp;&quot;&quot;&quot;, &quot;&amp;[.V19]&amp;&quot;,&quot;&amp;[.W19]&amp;&quot;])&quot;" office:value-type="string" office:string-value="cities.append([&quot;Morris&quot;, 65.776,46.624])" calcext:value-type="string">
            <text:p>cities.append(["Morris", 65.776,46.624])</text:p>
          </table:table-cell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-</text:p>
          </table:table-cell>
          <table:table-cell/>
          <table:table-cell table:formula="of:=&quot;sources.append([&quot;&quot;&quot;&amp;[.D$1]&amp;&quot;&quot;&quot;, &quot;&quot;&quot;&amp;[.$A20]&amp;&quot;&quot;&quot;])&quot;" office:value-type="string" office:string-value="sources.append([&quot;Cars&quot;, &quot;New Bothwell&quot;])" calcext:value-type="string">
            <text:p>sources.append(["Cars", "New Bothwell"])</text:p>
          </table:table-cell>
          <table:table-cell table:formula="of:=&quot;sources.append([&quot;&quot;&quot;&amp;[.E$1]&amp;&quot;&quot;&quot;, &quot;&quot;&quot;&amp;[.$A20]&amp;&quot;&quot;&quot;])&quot;" office:value-type="string" office:string-value="sources.append([&quot;Cheese&quot;, &quot;New Bothwell&quot;])" calcext:value-type="string">
            <text:p>sources.append(["Cheese", "New Bothwell"])</text:p>
          </table:table-cell>
          <table:table-cell table:number-columns-repeated="16"/>
          <table:table-cell office:value-type="float" office:value="227.203" calcext:value-type="float">
            <text:p>227.203</text:p>
          </table:table-cell>
          <table:table-cell office:value-type="float" office:value="175.736" calcext:value-type="float">
            <text:p>175.736</text:p>
          </table:table-cell>
          <table:table-cell/>
          <table:table-cell table:formula="of:=&quot;cities.append([&quot;&quot;&quot;&amp;[.A20]&amp;&quot;&quot;&quot;, &quot;&amp;[.V20]&amp;&quot;,&quot;&amp;[.W20]&amp;&quot;])&quot;" office:value-type="string" office:string-value="cities.append([&quot;New Bothwell&quot;, 227.203,175.736])" calcext:value-type="string">
            <text:p>cities.append(["New Bothwell", 227.203,175.736])</text:p>
          </table:table-cell>
        </table:table-row>
        <table:table-row table:style-name="ro1">
          <table:table-cell office:value-type="string" calcext:value-type="string">
            <text:p>Niverville</text:p>
          </table:table-cell>
          <table:table-cell table:style-name="ce1" office:value-type="float" office:value="4610" calcext:value-type="float">
            <text:p>4610</text:p>
          </table:table-cell>
          <table:table-cell table:number-columns-repeated="5"/>
          <table:table-cell table:formula="of:=&quot;sources.append([&quot;&quot;&quot;&amp;[.H$1]&amp;&quot;&quot;&quot;, &quot;&quot;&quot;&amp;[.$A21]&amp;&quot;&quot;&quot;])&quot;" office:value-type="string" office:string-value="sources.append([&quot;Furniture&quot;, &quot;Niverville&quot;])" calcext:value-type="string">
            <text:p>sources.append(["Furniture", "Niverville"])</text:p>
          </table:table-cell>
          <table:table-cell table:number-columns-repeated="5"/>
          <table:table-cell table:formula="of:=&quot;sources.append([&quot;&quot;&quot;&amp;[.N$1]&amp;&quot;&quot;&quot;, &quot;&quot;&quot;&amp;[.$A21]&amp;&quot;&quot;&quot;])&quot;" office:value-type="string" office:string-value="sources.append([&quot;Lumber&quot;, &quot;Niverville&quot;])" calcext:value-type="string">
            <text:p>sources.append(["Lumber", "Niverville"])</text:p>
          </table:table-cell>
          <table:table-cell table:number-columns-repeated="4"/>
          <table:table-cell table:formula="of:=&quot;sources.append([&quot;&quot;&quot;&amp;[.S$1]&amp;&quot;&quot;&quot;, &quot;&quot;&quot;&amp;[.$A21]&amp;&quot;&quot;&quot;])&quot;" office:value-type="string" office:string-value="sources.append([&quot;Plants&quot;, &quot;Niverville&quot;])" calcext:value-type="string">
            <text:p>sources.append(["Plants", "Niverville"])</text:p>
          </table:table-cell>
          <table:table-cell table:number-columns-repeated="2"/>
          <table:table-cell office:value-type="float" office:value="165.139" calcext:value-type="float">
            <text:p>165.139</text:p>
          </table:table-cell>
          <table:table-cell office:value-type="float" office:value="175.76" calcext:value-type="float">
            <text:p>175.76</text:p>
          </table:table-cell>
          <table:table-cell/>
          <table:table-cell table:formula="of:=&quot;cities.append([&quot;&quot;&quot;&amp;[.A21]&amp;&quot;&quot;&quot;, &quot;&amp;[.V21]&amp;&quot;,&quot;&amp;[.W21]&amp;&quot;])&quot;" office:value-type="string" office:string-value="cities.append([&quot;Niverville&quot;, 165.139,175.76])" calcext:value-type="string">
            <text:p>cities.append(["Niverville", 165.139,175.76])</text:p>
          </table:table-cell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-</text:p>
          </table:table-cell>
          <table:table-cell table:number-columns-repeated="19"/>
          <table:table-cell office:value-type="float" office:value="71.873" calcext:value-type="float">
            <text:p>71.873</text:p>
          </table:table-cell>
          <table:table-cell office:value-type="float" office:value="143.452" calcext:value-type="float">
            <text:p>143.452</text:p>
          </table:table-cell>
          <table:table-cell/>
          <table:table-cell table:formula="of:=&quot;cities.append([&quot;&quot;&quot;&amp;[.A22]&amp;&quot;&quot;&quot;, &quot;&amp;[.V22]&amp;&quot;,&quot;&amp;[.W22]&amp;&quot;])&quot;" office:value-type="string" office:string-value="cities.append([&quot;Osborne&quot;, 71.873,143.452])" calcext:value-type="string">
            <text:p>cities.append(["Osborne", 71.873,143.452])</text:p>
          </table:table-cell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&quot;sources.append([&quot;&quot;&quot;&amp;[.F$1]&amp;&quot;&quot;&quot;, &quot;&quot;&quot;&amp;[.$A23]&amp;&quot;&quot;&quot;])&quot;" office:value-type="string" office:string-value="sources.append([&quot;Feed&quot;, &quot;Otterburne&quot;])" calcext:value-type="string">
            <text:p>sources.append(["Feed", "Otterburne"])</text:p>
          </table:table-cell>
          <table:table-cell table:number-columns-repeated="15"/>
          <table:table-cell office:value-type="float" office:value="177.498" calcext:value-type="float">
            <text:p>177.498</text:p>
          </table:table-cell>
          <table:table-cell office:value-type="float" office:value="132.69" calcext:value-type="float">
            <text:p>132.69</text:p>
          </table:table-cell>
          <table:table-cell/>
          <table:table-cell table:formula="of:=&quot;cities.append([&quot;&quot;&quot;&amp;[.A23]&amp;&quot;&quot;&quot;, &quot;&amp;[.V23]&amp;&quot;,&quot;&amp;[.W23]&amp;&quot;])&quot;" office:value-type="string" office:string-value="cities.append([&quot;Otterburne&quot;, 177.498,132.69])" calcext:value-type="string">
            <text:p>cities.append(["Otterburne", 177.498,132.69])</text:p>
          </table:table-cell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-</text:p>
          </table:table-cell>
          <table:table-cell table:number-columns-repeated="19"/>
          <table:table-cell office:value-type="float" office:value="332.827" calcext:value-type="float">
            <text:p>332.827</text:p>
          </table:table-cell>
          <table:table-cell office:value-type="float" office:value="229.544" calcext:value-type="float">
            <text:p>229.544</text:p>
          </table:table-cell>
          <table:table-cell/>
          <table:table-cell table:formula="of:=&quot;cities.append([&quot;&quot;&quot;&amp;[.A24]&amp;&quot;&quot;&quot;, &quot;&amp;[.V24]&amp;&quot;,&quot;&amp;[.W24]&amp;&quot;])&quot;" office:value-type="string" office:string-value="cities.append([&quot;Paradise Village&quot;, 332.827,229.544])" calcext:value-type="string">
            <text:p>cities.append(["Paradise Village", 332.827,229.544])</text:p>
          </table:table-cell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-</text:p>
          </table:table-cell>
          <table:table-cell table:formula="of:=&quot;sources.append([&quot;&quot;&quot;&amp;[.C$1]&amp;&quot;&quot;&quot;, &quot;&quot;&quot;&amp;[.$A25]&amp;&quot;&quot;&quot;])&quot;" office:value-type="string" office:string-value="sources.append([&quot;Beer&quot;, &quot;Richer&quot;])" calcext:value-type="string">
            <text:p>sources.append(["Beer", "Richer"])</text:p>
          </table:table-cell>
          <table:table-cell table:number-columns-repeated="18"/>
          <table:table-cell office:value-type="float" office:value="345.254" calcext:value-type="float">
            <text:p>345.254</text:p>
          </table:table-cell>
          <table:table-cell office:value-type="float" office:value="208.021" calcext:value-type="float">
            <text:p>208.021</text:p>
          </table:table-cell>
          <table:table-cell/>
          <table:table-cell table:formula="of:=&quot;cities.append([&quot;&quot;&quot;&amp;[.A25]&amp;&quot;&quot;&quot;, &quot;&amp;[.V25]&amp;&quot;,&quot;&amp;[.W25]&amp;&quot;])&quot;" office:value-type="string" office:string-value="cities.append([&quot;Richer&quot;, 345.254,208.021])" calcext:value-type="string">
            <text:p>cities.append(["Richer", 345.254,208.021])</text:p>
          </table:table-cell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-</text:p>
          </table:table-cell>
          <table:table-cell table:number-columns-repeated="19"/>
          <table:table-cell office:value-type="float" office:value="22.167" calcext:value-type="float">
            <text:p>22.167</text:p>
          </table:table-cell>
          <table:table-cell office:value-type="float" office:value="14.313" calcext:value-type="float">
            <text:p>14.313</text:p>
          </table:table-cell>
          <table:table-cell/>
          <table:table-cell table:formula="of:=&quot;cities.append([&quot;&quot;&quot;&amp;[.A26]&amp;&quot;&quot;&quot;, &quot;&amp;[.V26]&amp;&quot;,&quot;&amp;[.W26]&amp;&quot;])&quot;" office:value-type="string" office:string-value="cities.append([&quot;Rosenfeld&quot;, 22.167,14.313])" calcext:value-type="string">
            <text:p>cities.append(["Rosenfeld", 22.167,14.313])</text:p>
          </table:table-cell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-</text:p>
          </table:table-cell>
          <table:table-cell/>
          <table:table-cell table:formula="of:=&quot;sources.append([&quot;&quot;&quot;&amp;[.D$1]&amp;&quot;&quot;&quot;, &quot;&quot;&quot;&amp;[.$A27]&amp;&quot;&quot;&quot;])&quot;" office:value-type="string" office:string-value="sources.append([&quot;Cars&quot;, &quot;Rosenort&quot;])" calcext:value-type="string">
            <text:p>sources.append(["Cars", "Rosenort"])</text:p>
          </table:table-cell>
          <table:table-cell/>
          <table:table-cell table:formula="of:=&quot;sources.append([&quot;&quot;&quot;&amp;[.F$1]&amp;&quot;&quot;&quot;, &quot;&quot;&quot;&amp;[.$A27]&amp;&quot;&quot;&quot;])&quot;" office:value-type="string" office:string-value="sources.append([&quot;Feed&quot;, &quot;Rosenort&quot;])" calcext:value-type="string">
            <text:p>sources.append(["Feed", "Rosenort"])</text:p>
          </table:table-cell>
          <table:table-cell table:number-columns-repeated="15"/>
          <table:table-cell office:value-type="float" office:value="47.02" calcext:value-type="float">
            <text:p>47.02</text:p>
          </table:table-cell>
          <table:table-cell office:value-type="float" office:value="100.405" calcext:value-type="float">
            <text:p>100.405</text:p>
          </table:table-cell>
          <table:table-cell/>
          <table:table-cell table:formula="of:=&quot;cities.append([&quot;&quot;&quot;&amp;[.A27]&amp;&quot;&quot;&quot;, &quot;&amp;[.V27]&amp;&quot;,&quot;&amp;[.W27]&amp;&quot;])&quot;" office:value-type="string" office:string-value="cities.append([&quot;Rosenort&quot;, 47.02,100.405])" calcext:value-type="string">
            <text:p>cities.append(["Rosenort", 47.02,100.405])</text:p>
          </table:table-cell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float" office:value="1170" calcext:value-type="float">
            <text:p>1170</text:p>
          </table:table-cell>
          <table:table-cell table:number-columns-repeated="8"/>
          <table:table-cell table:formula="of:=&quot;sources.append([&quot;&quot;&quot;&amp;[.K$1]&amp;&quot;&quot;&quot;, &quot;&quot;&quot;&amp;[.$A28]&amp;&quot;&quot;&quot;])&quot;" office:value-type="string" office:string-value="sources.append([&quot;Groceries&quot;, &quot;Saint-Pierre-Jolys&quot;])" calcext:value-type="string">
            <text:p>sources.append(["Groceries", "Saint-Pierre-Jolys"])</text:p>
          </table:table-cell>
          <table:table-cell table:number-columns-repeated="3"/>
          <table:table-cell table:formula="of:=&quot;sources.append([&quot;&quot;&quot;&amp;[.O$1]&amp;&quot;&quot;&quot;, &quot;&quot;&quot;&amp;[.$A28]&amp;&quot;&quot;&quot;])&quot;" office:value-type="string" office:string-value="sources.append([&quot;Medicine&quot;, &quot;Saint-Pierre-Jolys&quot;])" calcext:value-type="string">
            <text:p>sources.append(["Medicine", "Saint-Pierre-Jolys"])</text:p>
          </table:table-cell>
          <table:table-cell table:number-columns-repeated="6"/>
          <table:table-cell office:value-type="float" office:value="196.137" calcext:value-type="float">
            <text:p>196.137</text:p>
          </table:table-cell>
          <table:table-cell office:value-type="float" office:value="100.405" calcext:value-type="float">
            <text:p>100.405</text:p>
          </table:table-cell>
          <table:table-cell/>
          <table:table-cell table:formula="of:=&quot;cities.append([&quot;&quot;&quot;&amp;[.A28]&amp;&quot;&quot;&quot;, &quot;&amp;[.V28]&amp;&quot;,&quot;&amp;[.W28]&amp;&quot;])&quot;" office:value-type="string" office:string-value="cities.append([&quot;Saint-Pierre-Jolys&quot;, 196.137,100.405])" calcext:value-type="string">
            <text:p>cities.append(["Saint-Pierre-Jolys", 196.137,100.405])</text:p>
          </table:table-cell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&quot;sources.append([&quot;&quot;&quot;&amp;[.I$1]&amp;&quot;&quot;&quot;, &quot;&quot;&quot;&amp;[.$A29]&amp;&quot;&quot;&quot;])&quot;" office:value-type="string" office:string-value="sources.append([&quot;Gas&quot;, &quot;Sainte Agathe&quot;])" calcext:value-type="string">
            <text:p>sources.append(["Gas", "Sainte Agathe"])</text:p>
          </table:table-cell>
          <table:table-cell table:number-columns-repeated="12"/>
          <table:table-cell office:value-type="float" office:value="134.005" calcext:value-type="float">
            <text:p>134.005</text:p>
          </table:table-cell>
          <table:table-cell office:value-type="float" office:value="164.975" calcext:value-type="float">
            <text:p>164.975</text:p>
          </table:table-cell>
          <table:table-cell/>
          <table:table-cell table:formula="of:=&quot;cities.append([&quot;&quot;&quot;&amp;[.A29]&amp;&quot;&quot;&quot;, &quot;&amp;[.V29]&amp;&quot;,&quot;&amp;[.W29]&amp;&quot;])&quot;" office:value-type="string" office:string-value="cities.append([&quot;Sainte Agathe&quot;, 134.005,164.975])" calcext:value-type="string">
            <text:p>cities.append(["Sainte Agathe", 134.005,164.975])</text:p>
          </table:table-cell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-</text:p>
          </table:table-cell>
          <table:table-cell table:number-columns-repeated="8"/>
          <table:table-cell table:formula="of:=&quot;sources.append([&quot;&quot;&quot;&amp;[.K$1]&amp;&quot;&quot;&quot;, &quot;&quot;&quot;&amp;[.$A30]&amp;&quot;&quot;&quot;])&quot;" office:value-type="string" office:string-value="sources.append([&quot;Groceries&quot;, &quot;Sanford&quot;])" calcext:value-type="string">
            <text:p>sources.append(["Groceries", "Sanford"])</text:p>
          </table:table-cell>
          <table:table-cell table:number-columns-repeated="2"/>
          <table:table-cell table:formula="of:=&quot;sources.append([&quot;&quot;&quot;&amp;[.N$1]&amp;&quot;&quot;&quot;, &quot;&quot;&quot;&amp;[.$A30]&amp;&quot;&quot;&quot;])&quot;" office:value-type="string" office:string-value="sources.append([&quot;Lumber&quot;, &quot;Sanford&quot;])" calcext:value-type="string">
            <text:p>sources.append(["Lumber", "Sanford"])</text:p>
          </table:table-cell>
          <table:table-cell table:number-columns-repeated="7"/>
          <table:table-cell office:value-type="float" office:value="34.828" calcext:value-type="float">
            <text:p>34.828</text:p>
          </table:table-cell>
          <table:table-cell office:value-type="float" office:value="210.018" calcext:value-type="float">
            <text:p>210.018</text:p>
          </table:table-cell>
          <table:table-cell/>
          <table:table-cell table:formula="of:=&quot;cities.append([&quot;&quot;&quot;&amp;[.A30]&amp;&quot;&quot;&quot;, &quot;&amp;[.V30]&amp;&quot;,&quot;&amp;[.W30]&amp;&quot;])&quot;" office:value-type="string" office:string-value="cities.append([&quot;Sanford&quot;, 34.828,210.018])" calcext:value-type="string">
            <text:p>cities.append(["Sanford", 34.828,210.018])</text:p>
          </table:table-cell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-</text:p>
          </table:table-cell>
          <table:table-cell table:formula="of:=&quot;sources.append([&quot;&quot;&quot;&amp;[.C$1]&amp;&quot;&quot;&quot;, &quot;&quot;&quot;&amp;[.$A31]&amp;&quot;&quot;&quot;])&quot;" office:value-type="string" office:string-value="sources.append([&quot;Beer&quot;, &quot;Sarto&quot;])" calcext:value-type="string">
            <text:p>sources.append(["Beer", "Sarto"])</text:p>
          </table:table-cell>
          <table:table-cell table:number-columns-repeated="13"/>
          <table:table-cell table:formula="of:=&quot;sources.append([&quot;&quot;&quot;&amp;[.Q$1]&amp;&quot;&quot;&quot;, &quot;&quot;&quot;&amp;[.$A31]&amp;&quot;&quot;&quot;])&quot;" office:value-type="string" office:string-value="sources.append([&quot;Pigs&quot;, &quot;Sarto&quot;])" calcext:value-type="string">
            <text:p>sources.append(["Pigs", "Sarto"])</text:p>
          </table:table-cell>
          <table:table-cell table:number-columns-repeated="4"/>
          <table:table-cell office:value-type="float" office:value="270.695" calcext:value-type="float">
            <text:p>270.695</text:p>
          </table:table-cell>
          <table:table-cell office:value-type="float" office:value="78.882" calcext:value-type="float">
            <text:p>78.882</text:p>
          </table:table-cell>
          <table:table-cell/>
          <table:table-cell table:formula="of:=&quot;cities.append([&quot;&quot;&quot;&amp;[.A31]&amp;&quot;&quot;&quot;, &quot;&amp;[.V31]&amp;&quot;,&quot;&amp;[.W31]&amp;&quot;])&quot;" office:value-type="string" office:string-value="cities.append([&quot;Sarto&quot;, 270.695,78.882])" calcext:value-type="string">
            <text:p>cities.append(["Sarto", 270.695,78.882])</text:p>
          </table:table-cell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float" office:value="1362" calcext:value-type="float">
            <text:p>1362</text:p>
          </table:table-cell>
          <table:table-cell table:number-columns-repeated="6"/>
          <table:table-cell table:formula="of:=&quot;sources.append([&quot;&quot;&quot;&amp;[.I$1]&amp;&quot;&quot;&quot;, &quot;&quot;&quot;&amp;[.$A32]&amp;&quot;&quot;&quot;])&quot;" office:value-type="string" office:string-value="sources.append([&quot;Gas&quot;, &quot;St. Adolphe&quot;])" calcext:value-type="string">
            <text:p>sources.append(["Gas", "St. Adolphe"])</text:p>
          </table:table-cell>
          <table:table-cell/>
          <table:table-cell table:formula="of:=&quot;sources.append([&quot;&quot;&quot;&amp;[.K$1]&amp;&quot;&quot;&quot;, &quot;&quot;&quot;&amp;[.$A32]&amp;&quot;&quot;&quot;])&quot;" office:value-type="string" office:string-value="sources.append([&quot;Groceries&quot;, &quot;St. Adolphe&quot;])" calcext:value-type="string">
            <text:p>sources.append(["Groceries", "St. Adolphe"])</text:p>
          </table:table-cell>
          <table:table-cell table:number-columns-repeated="10"/>
          <table:table-cell office:value-type="float" office:value="152.645" calcext:value-type="float">
            <text:p>152.645</text:p>
          </table:table-cell>
          <table:table-cell office:value-type="float" office:value="218.783" calcext:value-type="float">
            <text:p>218.783</text:p>
          </table:table-cell>
          <table:table-cell/>
          <table:table-cell table:formula="of:=&quot;cities.append([&quot;&quot;&quot;&amp;[.A32]&amp;&quot;&quot;&quot;, &quot;&amp;[.V32]&amp;&quot;,&quot;&amp;[.W32]&amp;&quot;])&quot;" office:value-type="string" office:string-value="cities.append([&quot;St. Adolphe&quot;, 152.645,218.783])" calcext:value-type="string">
            <text:p>cities.append(["St. Adolphe", 152.645,218.783])</text:p>
          </table:table-cell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&quot;sources.append([&quot;&quot;&quot;&amp;[.J$1]&amp;&quot;&quot;&quot;, &quot;&quot;&quot;&amp;[.$A33]&amp;&quot;&quot;&quot;])&quot;" office:value-type="string" office:string-value="sources.append([&quot;Grain&quot;, &quot;St. Jean Baptiste&quot;])" calcext:value-type="string">
            <text:p>sources.append(["Grain", "St. Jean Baptiste"])</text:p>
          </table:table-cell>
          <table:table-cell table:number-columns-repeated="11"/>
          <table:table-cell office:value-type="float" office:value="84.299" calcext:value-type="float">
            <text:p>84.299</text:p>
          </table:table-cell>
          <table:table-cell office:value-type="float" office:value="14.313" calcext:value-type="float">
            <text:p>14.313</text:p>
          </table:table-cell>
          <table:table-cell/>
          <table:table-cell table:formula="of:=&quot;cities.append([&quot;&quot;&quot;&amp;[.A33]&amp;&quot;&quot;&quot;, &quot;&amp;[.V33]&amp;&quot;,&quot;&amp;[.W33]&amp;&quot;])&quot;" office:value-type="string" office:string-value="cities.append([&quot;St. Jean Baptiste&quot;, 84.299,14.313])" calcext:value-type="string">
            <text:p>cities.append(["St. Jean Baptiste", 84.299,14.313])</text:p>
          </table:table-cell>
        </table:table-row>
        <table:table-row table:style-name="ro1">
          <table:table-cell office:value-type="string" calcext:value-type="string">
            <text:p>St. Malo</text:p>
          </table:table-cell>
          <table:table-cell office:value-type="float" office:value="1227" calcext:value-type="float">
            <text:p>1227</text:p>
          </table:table-cell>
          <table:table-cell table:number-columns-repeated="8"/>
          <table:table-cell table:formula="of:=&quot;sources.append([&quot;&quot;&quot;&amp;[.K$1]&amp;&quot;&quot;&quot;, &quot;&quot;&quot;&amp;[.$A34]&amp;&quot;&quot;&quot;])&quot;" office:value-type="string" office:string-value="sources.append([&quot;Groceries&quot;, &quot;St. Malo&quot;])" calcext:value-type="string">
            <text:p>sources.append(["Groceries", "St. Malo"])</text:p>
          </table:table-cell>
          <table:table-cell table:number-columns-repeated="2"/>
          <table:table-cell table:formula="of:=&quot;sources.append([&quot;&quot;&quot;&amp;[.N$1]&amp;&quot;&quot;&quot;, &quot;&quot;&quot;&amp;[.$A34]&amp;&quot;&quot;&quot;])&quot;" office:value-type="string" office:string-value="sources.append([&quot;Lumber&quot;, &quot;St. Malo&quot;])" calcext:value-type="string">
            <text:p>sources.append(["Lumber", "St. Malo"])</text:p>
          </table:table-cell>
          <table:table-cell table:number-columns-repeated="7"/>
          <table:table-cell office:value-type="float" office:value="202.351" calcext:value-type="float">
            <text:p>202.351</text:p>
          </table:table-cell>
          <table:table-cell office:value-type="float" office:value="46.597" calcext:value-type="float">
            <text:p>46.597</text:p>
          </table:table-cell>
          <table:table-cell/>
          <table:table-cell table:formula="of:=&quot;cities.append([&quot;&quot;&quot;&amp;[.A34]&amp;&quot;&quot;&quot;, &quot;&amp;[.V34]&amp;&quot;,&quot;&amp;[.W34]&amp;&quot;])&quot;" office:value-type="string" office:string-value="cities.append([&quot;St. Malo&quot;, 202.351,46.597])" calcext:value-type="string">
            <text:p>cities.append(["St. Malo", 202.351,46.597])</text:p>
          </table:table-cell>
        </table:table-row>
        <table:table-row table:style-name="ro1">
          <table:table-cell office:value-type="string" calcext:value-type="string">
            <text:p>Ste. Anne</text:p>
          </table:table-cell>
          <table:table-cell office:value-type="float" office:value="2114" calcext:value-type="float">
            <text:p>2114</text:p>
          </table:table-cell>
          <table:table-cell table:number-columns-repeated="6"/>
          <table:table-cell table:formula="of:=&quot;sources.append([&quot;&quot;&quot;&amp;[.I$1]&amp;&quot;&quot;&quot;, &quot;&quot;&quot;&amp;[.$A35]&amp;&quot;&quot;&quot;])&quot;" office:value-type="string" office:string-value="sources.append([&quot;Gas&quot;, &quot;Ste. Anne&quot;])" calcext:value-type="string">
            <text:p>sources.append(["Gas", "Ste. Anne"])</text:p>
          </table:table-cell>
          <table:table-cell table:number-columns-repeated="3"/>
          <table:table-cell table:formula="of:=&quot;sources.append([&quot;&quot;&quot;&amp;[.M$1]&amp;&quot;&quot;&quot;, &quot;&quot;&quot;&amp;[.$A35]&amp;&quot;&quot;&quot;])&quot;" office:value-type="string" office:string-value="sources.append([&quot;Ice Cream&quot;, &quot;Ste. Anne&quot;])" calcext:value-type="string">
            <text:p>sources.append(["Ice Cream", "Ste. Anne"])</text:p>
          </table:table-cell>
          <table:table-cell/>
          <table:table-cell table:formula="of:=&quot;sources.append([&quot;&quot;&quot;&amp;[.O$1]&amp;&quot;&quot;&quot;, &quot;&quot;&quot;&amp;[.$A35]&amp;&quot;&quot;&quot;])&quot;" office:value-type="string" office:string-value="sources.append([&quot;Medicine&quot;, &quot;Ste. Anne&quot;])" calcext:value-type="string">
            <text:p>sources.append(["Medicine", "Ste. Anne"])</text:p>
          </table:table-cell>
          <table:table-cell table:number-columns-repeated="6"/>
          <table:table-cell office:value-type="float" office:value="301.762" calcext:value-type="float">
            <text:p>301.762</text:p>
          </table:table-cell>
          <table:table-cell office:value-type="float" office:value="218.783" calcext:value-type="float">
            <text:p>218.783</text:p>
          </table:table-cell>
          <table:table-cell/>
          <table:table-cell table:formula="of:=&quot;cities.append([&quot;&quot;&quot;&amp;[.A35]&amp;&quot;&quot;&quot;, &quot;&amp;[.V35]&amp;&quot;,&quot;&amp;[.W35]&amp;&quot;])&quot;" office:value-type="string" office:string-value="cities.append([&quot;Ste. Anne&quot;, 301.762,218.783])" calcext:value-type="string">
            <text:p>cities.append(["Ste. Anne", 301.762,218.783])</text:p>
          </table:table-cell>
        </table:table-row>
        <table:table-row table:style-name="ro1">
          <table:table-cell office:value-type="string" calcext:value-type="string">
            <text:p>Defresne</text:p>
          </table:table-cell>
          <table:table-cell table:number-columns-repeated="20"/>
          <table:table-cell office:value-type="float" office:value="276.909" calcext:value-type="float">
            <text:p>276.909</text:p>
          </table:table-cell>
          <table:table-cell office:value-type="float" office:value="240.306" calcext:value-type="float">
            <text:p>240.306</text:p>
          </table:table-cell>
          <table:table-cell/>
          <table:table-cell table:formula="of:=&quot;cities.append([&quot;&quot;&quot;&amp;[.A36]&amp;&quot;&quot;&quot;, &quot;&amp;[.V36]&amp;&quot;,&quot;&amp;[.W36]&amp;&quot;])&quot;" office:value-type="string" office:string-value="cities.append([&quot;Defresne&quot;, 276.909,240.306])" calcext:value-type="string">
            <text:p>cities.append(["Defresne", 276.909,240.306])</text:p>
          </table:table-cell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-</text:p>
          </table:table-cell>
          <table:table-cell table:number-columns-repeated="19"/>
          <table:table-cell office:value-type="float" office:value="115.366" calcext:value-type="float">
            <text:p>115.366</text:p>
          </table:table-cell>
          <table:table-cell office:value-type="float" office:value="46.597" calcext:value-type="float">
            <text:p>46.597</text:p>
          </table:table-cell>
          <table:table-cell/>
          <table:table-cell table:formula="of:=&quot;cities.append([&quot;&quot;&quot;&amp;[.A37]&amp;&quot;&quot;&quot;, &quot;&amp;[.V37]&amp;&quot;,&quot;&amp;[.W37]&amp;&quot;])&quot;" office:value-type="string" office:string-value="cities.append([&quot;Ste. Elizabeth&quot;, 115.366,46.597])" calcext:value-type="string">
            <text:p>cities.append(["Ste. Elizabeth", 115.366,46.597])</text:p>
          </table:table-cell>
        </table:table-row>
        <table:table-row table:style-name="ro1">
          <table:table-cell office:value-type="string" calcext:value-type="string">
            <text:p>Steinbach</text:p>
          </table:table-cell>
          <table:table-cell table:style-name="ce1" office:value-type="float" office:value="15829" calcext:value-type="float">
            <text:p>15829</text:p>
          </table:table-cell>
          <table:table-cell/>
          <table:table-cell table:formula="of:=&quot;sources.append([&quot;&quot;&quot;&amp;[.D$1]&amp;&quot;&quot;&quot;, &quot;&quot;&quot;&amp;[.$A38]&amp;&quot;&quot;&quot;])&quot;" office:value-type="string" office:string-value="sources.append([&quot;Cars&quot;, &quot;Steinbach&quot;])" calcext:value-type="string">
            <text:p>sources.append(["Cars", "Steinbach"])</text:p>
          </table:table-cell>
          <table:table-cell/>
          <table:table-cell table:formula="of:=&quot;sources.append([&quot;&quot;&quot;&amp;[.F$1]&amp;&quot;&quot;&quot;, &quot;&quot;&quot;&amp;[.$A38]&amp;&quot;&quot;&quot;])&quot;" office:value-type="string" office:string-value="sources.append([&quot;Feed&quot;, &quot;Steinbach&quot;])" calcext:value-type="string">
            <text:p>sources.append(["Feed", "Steinbach"])</text:p>
          </table:table-cell>
          <table:table-cell/>
          <table:table-cell table:formula="of:=&quot;sources.append([&quot;&quot;&quot;&amp;[.H$1]&amp;&quot;&quot;&quot;, &quot;&quot;&quot;&amp;[.$A38]&amp;&quot;&quot;&quot;])&quot;" office:value-type="string" office:string-value="sources.append([&quot;Furniture&quot;, &quot;Steinbach&quot;])" calcext:value-type="string">
            <text:p>sources.append(["Furniture", "Steinbach"])</text:p>
          </table:table-cell>
          <table:table-cell table:number-columns-repeated="9"/>
          <table:table-cell table:formula="of:=&quot;sources.append([&quot;&quot;&quot;&amp;[.R$1]&amp;&quot;&quot;&quot;, &quot;&quot;&quot;&amp;[.$A38]&amp;&quot;&quot;&quot;])&quot;" office:value-type="string" office:string-value="sources.append([&quot;Pizza&quot;, &quot;Steinbach&quot;])" calcext:value-type="string">
            <text:p>sources.append(["Pizza", "Steinbach"])</text:p>
          </table:table-cell>
          <table:table-cell table:number-columns-repeated="3"/>
          <table:table-cell office:value-type="float" office:value="283.246" calcext:value-type="float">
            <text:p>283.246</text:p>
          </table:table-cell>
          <table:table-cell office:value-type="float" office:value="144.114" calcext:value-type="float">
            <text:p>144.114</text:p>
          </table:table-cell>
          <table:table-cell/>
          <table:table-cell table:formula="of:=&quot;cities.append([&quot;&quot;&quot;&amp;[.A38]&amp;&quot;&quot;&quot;, &quot;&amp;[.V38]&amp;&quot;,&quot;&amp;[.W38]&amp;&quot;])&quot;" office:value-type="string" office:string-value="cities.append([&quot;Steinbach&quot;, 283.246,144.114])" calcext:value-type="string">
            <text:p>cities.append(["Steinbach", 283.246,144.114])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/>
          <table:table-cell table:formula="of:=&quot;materials.append(&quot;&quot;&quot;&amp;[.C1]&amp;&quot;)&quot;&quot;&quot;" office:value-type="string" office:string-value="materials.append(&quot;Beer)&quot;" calcext:value-type="string">
            <text:p>materials.append("Beer)"</text:p>
          </table:table-cell>
          <table:table-cell table:formula="of:=&quot;materials.append(&quot;&quot;&quot;&amp;[.D1]&amp;&quot;)&quot;&quot;&quot;" office:value-type="string" office:string-value="materials.append(&quot;Cars)&quot;" calcext:value-type="string">
            <text:p>materials.append("Cars)"</text:p>
          </table:table-cell>
          <table:table-cell table:formula="of:=&quot;materials.append(&quot;&quot;&quot;&amp;[.E1]&amp;&quot;)&quot;&quot;&quot;" office:value-type="string" office:string-value="materials.append(&quot;Cheese)&quot;" calcext:value-type="string">
            <text:p>materials.append("Cheese)"</text:p>
          </table:table-cell>
          <table:table-cell table:formula="of:=&quot;materials.append(&quot;&quot;&quot;&amp;[.F1]&amp;&quot;)&quot;&quot;&quot;" office:value-type="string" office:string-value="materials.append(&quot;Feed)&quot;" calcext:value-type="string">
            <text:p>materials.append("Feed)"</text:p>
          </table:table-cell>
          <table:table-cell table:formula="of:=&quot;materials.append(&quot;&quot;&quot;&amp;[.G1]&amp;&quot;)&quot;&quot;&quot;" office:value-type="string" office:string-value="materials.append(&quot;Fruit)&quot;" calcext:value-type="string">
            <text:p>materials.append("Fruit)"</text:p>
          </table:table-cell>
          <table:table-cell table:formula="of:=&quot;materials.append(&quot;&quot;&quot;&amp;[.H1]&amp;&quot;)&quot;&quot;&quot;" office:value-type="string" office:string-value="materials.append(&quot;Furniture)&quot;" calcext:value-type="string">
            <text:p>materials.append("Furniture)"</text:p>
          </table:table-cell>
          <table:table-cell table:formula="of:=&quot;materials.append(&quot;&quot;&quot;&amp;[.I1]&amp;&quot;)&quot;&quot;&quot;" office:value-type="string" office:string-value="materials.append(&quot;Gas)&quot;" calcext:value-type="string">
            <text:p>materials.append("Gas)"</text:p>
          </table:table-cell>
          <table:table-cell table:formula="of:=&quot;materials.append(&quot;&quot;&quot;&amp;[.J1]&amp;&quot;)&quot;&quot;&quot;" office:value-type="string" office:string-value="materials.append(&quot;Grain)&quot;" calcext:value-type="string">
            <text:p>materials.append("Grain)"</text:p>
          </table:table-cell>
          <table:table-cell table:formula="of:=&quot;materials.append(&quot;&quot;&quot;&amp;[.K1]&amp;&quot;)&quot;&quot;&quot;" office:value-type="string" office:string-value="materials.append(&quot;Groceries)&quot;" calcext:value-type="string">
            <text:p>materials.append("Groceries)"</text:p>
          </table:table-cell>
          <table:table-cell table:formula="of:=&quot;materials.append(&quot;&quot;&quot;&amp;[.L1]&amp;&quot;)&quot;&quot;&quot;" office:value-type="string" office:string-value="materials.append(&quot;Honey)&quot;" calcext:value-type="string">
            <text:p>materials.append("Honey)"</text:p>
          </table:table-cell>
          <table:table-cell table:formula="of:=&quot;materials.append(&quot;&quot;&quot;&amp;[.M1]&amp;&quot;)&quot;&quot;&quot;" office:value-type="string" office:string-value="materials.append(&quot;Ice Cream)&quot;" calcext:value-type="string">
            <text:p>materials.append("Ice Cream)"</text:p>
          </table:table-cell>
          <table:table-cell table:formula="of:=&quot;materials.append(&quot;&quot;&quot;&amp;[.N1]&amp;&quot;)&quot;&quot;&quot;" office:value-type="string" office:string-value="materials.append(&quot;Lumber)&quot;" calcext:value-type="string">
            <text:p>materials.append("Lumber)"</text:p>
          </table:table-cell>
          <table:table-cell table:formula="of:=&quot;materials.append(&quot;&quot;&quot;&amp;[.O1]&amp;&quot;)&quot;&quot;&quot;" office:value-type="string" office:string-value="materials.append(&quot;Medicine)&quot;" calcext:value-type="string">
            <text:p>materials.append("Medicine)"</text:p>
          </table:table-cell>
          <table:table-cell table:formula="of:=&quot;materials.append(&quot;&quot;&quot;&amp;[.P1]&amp;&quot;)&quot;&quot;&quot;" office:value-type="string" office:string-value="materials.append(&quot;Milk)&quot;" calcext:value-type="string">
            <text:p>materials.append("Milk)"</text:p>
          </table:table-cell>
          <table:table-cell table:formula="of:=&quot;materials.append(&quot;&quot;&quot;&amp;[.Q1]&amp;&quot;)&quot;&quot;&quot;" office:value-type="string" office:string-value="materials.append(&quot;Pigs)&quot;" calcext:value-type="string">
            <text:p>materials.append("Pigs)"</text:p>
          </table:table-cell>
          <table:table-cell table:formula="of:=&quot;materials.append(&quot;&quot;&quot;&amp;[.R1]&amp;&quot;)&quot;&quot;&quot;" office:value-type="string" office:string-value="materials.append(&quot;Pizza)&quot;" calcext:value-type="string">
            <text:p>materials.append("Pizza)"</text:p>
          </table:table-cell>
          <table:table-cell table:formula="of:=&quot;materials.append(&quot;&quot;&quot;&amp;[.S1]&amp;&quot;)&quot;&quot;&quot;" office:value-type="string" office:string-value="materials.append(&quot;Plants)&quot;" calcext:value-type="string">
            <text:p>materials.append("Plants)"</text:p>
          </table:table-cell>
          <table:table-cell table:formula="of:=&quot;materials.append(&quot;&quot;&quot;&amp;[.T1]&amp;&quot;)&quot;&quot;&quot;" office:value-type="string" office:string-value="materials.append(&quot;Turkeys)&quot;" calcext:value-type="string">
            <text:p>materials.append("Turkeys)"</text:p>
          </table:table-cell>
          <table:table-cell table:formula="of:=&quot;materials.append(&quot;&quot;&quot;&amp;[.U1]&amp;&quot;)&quot;&quot;&quot;" office:value-type="string" office:string-value="materials.append(&quot;Water)&quot;" calcext:value-type="string">
            <text:p>materials.append("Water)"</text:p>
          </table:table-cell>
          <table:table-cell table:number-columns-repeated="4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160.04mm" svg:height="90.01mm" svg:x="151.58mm" svg:y="11.44mm">
            <draw:object draw:notify-on-update-of-ranges="Sheet2.C1:Sheet2.C640 Sheet2.D1:Sheet2.D6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18" table:number-columns-repeated="6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Cars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Feed</text:p>
          </table:table-cell>
          <table:table-cell office:value-type="float" office:value="5000" calcext:value-type="float">
            <text:p>5000</text:p>
          </table:table-cell>
          <table:table-cell table:formula="of:=[.D1]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Furniture</text:p>
          </table:table-cell>
          <table:table-cell office:value-type="float" office:value="5000" calcext:value-type="float">
            <text:p>5000</text:p>
          </table:table-cell>
          <table:table-cell table:formula="of:=[.D2]+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Pizza</text:p>
          </table:table-cell>
          <table:table-cell office:value-type="float" office:value="5000" calcext:value-type="float">
            <text:p>5000</text:p>
          </table:table-cell>
          <table:table-cell table:formula="of:=[.D3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Cars</text:p>
          </table:table-cell>
          <table:table-cell office:value-type="float" office:value="5000" calcext:value-type="float">
            <text:p>5000</text:p>
          </table:table-cell>
          <table:table-cell table:formula="of:=[.D4]+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Feed</text:p>
          </table:table-cell>
          <table:table-cell office:value-type="float" office:value="5000" calcext:value-type="float">
            <text:p>5000</text:p>
          </table:table-cell>
          <table:table-cell table:formula="of:=[.D5]+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Furniture</text:p>
          </table:table-cell>
          <table:table-cell office:value-type="float" office:value="5000" calcext:value-type="float">
            <text:p>5000</text:p>
          </table:table-cell>
          <table:table-cell table:formula="of:=[.D6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Pizza</text:p>
          </table:table-cell>
          <table:table-cell office:value-type="float" office:value="5000" calcext:value-type="float">
            <text:p>5000</text:p>
          </table:table-cell>
          <table:table-cell table:formula="of:=[.D7]+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Beer</text:p>
          </table:table-cell>
          <table:table-cell office:value-type="float" office:value="5000" calcext:value-type="float">
            <text:p>5000</text:p>
          </table:table-cell>
          <table:table-cell table:formula="of:=[.D8]+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Fruit</text:p>
          </table:table-cell>
          <table:table-cell office:value-type="float" office:value="5000" calcext:value-type="float">
            <text:p>5000</text:p>
          </table:table-cell>
          <table:table-cell table:formula="of:=[.D9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Honey</text:p>
          </table:table-cell>
          <table:table-cell office:value-type="float" office:value="5000" calcext:value-type="float">
            <text:p>5000</text:p>
          </table:table-cell>
          <table:table-cell table:formula="of:=[.D10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Ice Cream</text:p>
          </table:table-cell>
          <table:table-cell office:value-type="float" office:value="5000" calcext:value-type="float">
            <text:p>5000</text:p>
          </table:table-cell>
          <table:table-cell table:formula="of:=[.D11]+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Cars</text:p>
          </table:table-cell>
          <table:table-cell office:value-type="float" office:value="6000" calcext:value-type="float">
            <text:p>6000</text:p>
          </table:table-cell>
          <table:table-cell table:formula="of:=[.D12]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Feed</text:p>
          </table:table-cell>
          <table:table-cell office:value-type="float" office:value="6000" calcext:value-type="float">
            <text:p>6000</text:p>
          </table:table-cell>
          <table:table-cell table:formula="of:=[.D13]+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Milk</text:p>
          </table:table-cell>
          <table:table-cell office:value-type="float" office:value="6000" calcext:value-type="float">
            <text:p>6000</text:p>
          </table:table-cell>
          <table:table-cell table:formula="of:=[.D14]+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Pigs</text:p>
          </table:table-cell>
          <table:table-cell office:value-type="float" office:value="6000" calcext:value-type="float">
            <text:p>6000</text:p>
          </table:table-cell>
          <table:table-cell table:formula="of:=[.D15]+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Pizza</text:p>
          </table:table-cell>
          <table:table-cell office:value-type="float" office:value="6000" calcext:value-type="float">
            <text:p>6000</text:p>
          </table:table-cell>
          <table:table-cell table:formula="of:=[.D16]+1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Gas</text:p>
          </table:table-cell>
          <table:table-cell office:value-type="float" office:value="6000" calcext:value-type="float">
            <text:p>6000</text:p>
          </table:table-cell>
          <table:table-cell table:formula="of:=[.D17]+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Ice Cream</text:p>
          </table:table-cell>
          <table:table-cell office:value-type="float" office:value="6000" calcext:value-type="float">
            <text:p>6000</text:p>
          </table:table-cell>
          <table:table-cell table:formula="of:=[.D18]+1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Medicine</text:p>
          </table:table-cell>
          <table:table-cell office:value-type="float" office:value="6000" calcext:value-type="float">
            <text:p>6000</text:p>
          </table:table-cell>
          <table:table-cell table:formula="of:=[.D19]+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Groceries</text:p>
          </table:table-cell>
          <table:table-cell office:value-type="float" office:value="6000" calcext:value-type="float">
            <text:p>6000</text:p>
          </table:table-cell>
          <table:table-cell table:formula="of:=[.D20]+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Lumber</text:p>
          </table:table-cell>
          <table:table-cell office:value-type="float" office:value="6000" calcext:value-type="float">
            <text:p>6000</text:p>
          </table:table-cell>
          <table:table-cell table:formula="of:=[.D21]+1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Ice Cream</text:p>
          </table:table-cell>
          <table:table-cell office:value-type="float" office:value="6000" calcext:value-type="float">
            <text:p>6000</text:p>
          </table:table-cell>
          <table:table-cell table:formula="of:=[.D22]+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Ice Cream</text:p>
          </table:table-cell>
          <table:table-cell office:value-type="float" office:value="6000" calcext:value-type="float">
            <text:p>6000</text:p>
          </table:table-cell>
          <table:table-cell table:formula="of:=[.D23]+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Lumber</text:p>
          </table:table-cell>
          <table:table-cell office:value-type="float" office:value="6000" calcext:value-type="float">
            <text:p>6000</text:p>
          </table:table-cell>
          <table:table-cell table:formula="of:=[.D24]+1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Pizza</text:p>
          </table:table-cell>
          <table:table-cell office:value-type="float" office:value="6000" calcext:value-type="float">
            <text:p>6000</text:p>
          </table:table-cell>
          <table:table-cell table:formula="of:=[.D25]+1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Beer</text:p>
          </table:table-cell>
          <table:table-cell office:value-type="float" office:value="6000" calcext:value-type="float">
            <text:p>6000</text:p>
          </table:table-cell>
          <table:table-cell table:formula="of:=[.D26]+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Groceries</text:p>
          </table:table-cell>
          <table:table-cell office:value-type="float" office:value="6000" calcext:value-type="float">
            <text:p>6000</text:p>
          </table:table-cell>
          <table:table-cell table:formula="of:=[.D27]+1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Options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Medicine</text:p>
          </table:table-cell>
          <table:table-cell office:value-type="float" office:value="6000" calcext:value-type="float">
            <text:p>6000</text:p>
          </table:table-cell>
          <table:table-cell table:formula="of:=[.D28]+1"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Options per c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Pigs</text:p>
          </table:table-cell>
          <table:table-cell office:value-type="float" office:value="6000" calcext:value-type="float">
            <text:p>6000</text:p>
          </table:table-cell>
          <table:table-cell table:formula="of:=[.D29]+1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Cards per pag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Cars</text:p>
          </table:table-cell>
          <table:table-cell office:value-type="float" office:value="6000" calcext:value-type="float">
            <text:p>6000</text:p>
          </table:table-cell>
          <table:table-cell table:formula="of:=[.D30]+1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Total pages</text:p>
          </table:table-cell>
          <table:table-cell table:formula="of:=[.I28]/[.I29]/[.I30]"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Cheese</text:p>
          </table:table-cell>
          <table:table-cell office:value-type="float" office:value="6000" calcext:value-type="float">
            <text:p>6000</text:p>
          </table:table-cell>
          <table:table-cell table:formula="of:=[.D31]+1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otal cards</text:p>
          </table:table-cell>
          <table:table-cell table:formula="of:=[.I28]/[.I29]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Cars</text:p>
          </table:table-cell>
          <table:table-cell office:value-type="float" office:value="6000" calcext:value-type="float">
            <text:p>6000</text:p>
          </table:table-cell>
          <table:table-cell table:formula="of:=[.D32]+1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Cheese</text:p>
          </table:table-cell>
          <table:table-cell office:value-type="float" office:value="6000" calcext:value-type="float">
            <text:p>6000</text:p>
          </table:table-cell>
          <table:table-cell table:formula="of:=[.D33]+1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Fruit</text:p>
          </table:table-cell>
          <table:table-cell office:value-type="float" office:value="6000" calcext:value-type="float">
            <text:p>6000</text:p>
          </table:table-cell>
          <table:table-cell table:formula="of:=[.D34]+1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Furniture</text:p>
          </table:table-cell>
          <table:table-cell office:value-type="float" office:value="6000" calcext:value-type="float">
            <text:p>6000</text:p>
          </table:table-cell>
          <table:table-cell table:formula="of:=[.D35]+1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Turkeys</text:p>
          </table:table-cell>
          <table:table-cell office:value-type="float" office:value="6000" calcext:value-type="float">
            <text:p>6000</text:p>
          </table:table-cell>
          <table:table-cell table:formula="of:=[.D36]+1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Fruit</text:p>
          </table:table-cell>
          <table:table-cell office:value-type="float" office:value="6000" calcext:value-type="float">
            <text:p>6000</text:p>
          </table:table-cell>
          <table:table-cell table:formula="of:=[.D37]+1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Milk</text:p>
          </table:table-cell>
          <table:table-cell office:value-type="float" office:value="6000" calcext:value-type="float">
            <text:p>6000</text:p>
          </table:table-cell>
          <table:table-cell table:formula="of:=[.D38]+1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Feed</text:p>
          </table:table-cell>
          <table:table-cell office:value-type="float" office:value="6000" calcext:value-type="float">
            <text:p>6000</text:p>
          </table:table-cell>
          <table:table-cell table:formula="of:=[.D39]+1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Honey</text:p>
          </table:table-cell>
          <table:table-cell office:value-type="float" office:value="6000" calcext:value-type="float">
            <text:p>6000</text:p>
          </table:table-cell>
          <table:table-cell table:formula="of:=[.D40]+1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Ice Cream</text:p>
          </table:table-cell>
          <table:table-cell office:value-type="float" office:value="6000" calcext:value-type="float">
            <text:p>6000</text:p>
          </table:table-cell>
          <table:table-cell table:formula="of:=[.D41]+1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Milk</text:p>
          </table:table-cell>
          <table:table-cell office:value-type="float" office:value="6000" calcext:value-type="float">
            <text:p>6000</text:p>
          </table:table-cell>
          <table:table-cell table:formula="of:=[.D42]+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Pigs</text:p>
          </table:table-cell>
          <table:table-cell office:value-type="float" office:value="6000" calcext:value-type="float">
            <text:p>6000</text:p>
          </table:table-cell>
          <table:table-cell table:formula="of:=[.D43]+1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Gas</text:p>
          </table:table-cell>
          <table:table-cell office:value-type="float" office:value="6000" calcext:value-type="float">
            <text:p>6000</text:p>
          </table:table-cell>
          <table:table-cell table:formula="of:=[.D44]+1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Groceries</text:p>
          </table:table-cell>
          <table:table-cell office:value-type="float" office:value="6000" calcext:value-type="float">
            <text:p>6000</text:p>
          </table:table-cell>
          <table:table-cell table:formula="of:=[.D45]+1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Medicine</text:p>
          </table:table-cell>
          <table:table-cell office:value-type="float" office:value="6000" calcext:value-type="float">
            <text:p>6000</text:p>
          </table:table-cell>
          <table:table-cell table:formula="of:=[.D46]+1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Gas</text:p>
          </table:table-cell>
          <table:table-cell office:value-type="float" office:value="6000" calcext:value-type="float">
            <text:p>6000</text:p>
          </table:table-cell>
          <table:table-cell table:formula="of:=[.D47]+1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Ice Cream</text:p>
          </table:table-cell>
          <table:table-cell office:value-type="float" office:value="6000" calcext:value-type="float">
            <text:p>6000</text:p>
          </table:table-cell>
          <table:table-cell table:formula="of:=[.D48]+1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Medicine</text:p>
          </table:table-cell>
          <table:table-cell office:value-type="float" office:value="6000" calcext:value-type="float">
            <text:p>6000</text:p>
          </table:table-cell>
          <table:table-cell table:formula="of:=[.D49]+1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Cheese</text:p>
          </table:table-cell>
          <table:table-cell office:value-type="float" office:value="6000" calcext:value-type="float">
            <text:p>6000</text:p>
          </table:table-cell>
          <table:table-cell table:formula="of:=[.D50]+1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Feed</text:p>
          </table:table-cell>
          <table:table-cell office:value-type="float" office:value="6000" calcext:value-type="float">
            <text:p>6000</text:p>
          </table:table-cell>
          <table:table-cell table:formula="of:=[.D51]+1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Lumber</text:p>
          </table:table-cell>
          <table:table-cell office:value-type="float" office:value="6000" calcext:value-type="float">
            <text:p>6000</text:p>
          </table:table-cell>
          <table:table-cell table:formula="of:=[.D52]+1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Plants</text:p>
          </table:table-cell>
          <table:table-cell office:value-type="float" office:value="6000" calcext:value-type="float">
            <text:p>6000</text:p>
          </table:table-cell>
          <table:table-cell table:formula="of:=[.D53]+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Furniture</text:p>
          </table:table-cell>
          <table:table-cell office:value-type="float" office:value="6000" calcext:value-type="float">
            <text:p>6000</text:p>
          </table:table-cell>
          <table:table-cell table:formula="of:=[.D54]+1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Lumber</text:p>
          </table:table-cell>
          <table:table-cell office:value-type="float" office:value="6000" calcext:value-type="float">
            <text:p>6000</text:p>
          </table:table-cell>
          <table:table-cell table:formula="of:=[.D55]+1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Plants</text:p>
          </table:table-cell>
          <table:table-cell office:value-type="float" office:value="6000" calcext:value-type="float">
            <text:p>6000</text:p>
          </table:table-cell>
          <table:table-cell table:formula="of:=[.D56]+1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Cheese</text:p>
          </table:table-cell>
          <table:table-cell office:value-type="float" office:value="6000" calcext:value-type="float">
            <text:p>6000</text:p>
          </table:table-cell>
          <table:table-cell table:formula="of:=[.D57]+1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Lumber</text:p>
          </table:table-cell>
          <table:table-cell office:value-type="float" office:value="6000" calcext:value-type="float">
            <text:p>6000</text:p>
          </table:table-cell>
          <table:table-cell table:formula="of:=[.D58]+1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Plants</text:p>
          </table:table-cell>
          <table:table-cell office:value-type="float" office:value="6000" calcext:value-type="float">
            <text:p>6000</text:p>
          </table:table-cell>
          <table:table-cell table:formula="of:=[.D59]+1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Grain</text:p>
          </table:table-cell>
          <table:table-cell office:value-type="float" office:value="6000" calcext:value-type="float">
            <text:p>6000</text:p>
          </table:table-cell>
          <table:table-cell table:formula="of:=[.D60]+1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Turkeys</text:p>
          </table:table-cell>
          <table:table-cell office:value-type="float" office:value="6000" calcext:value-type="float">
            <text:p>6000</text:p>
          </table:table-cell>
          <table:table-cell table:formula="of:=[.D61]+1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Honey</text:p>
          </table:table-cell>
          <table:table-cell office:value-type="float" office:value="7000" calcext:value-type="float">
            <text:p>7000</text:p>
          </table:table-cell>
          <table:table-cell table:formula="of:=[.D62]+1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Ice Cream</text:p>
          </table:table-cell>
          <table:table-cell office:value-type="float" office:value="7000" calcext:value-type="float">
            <text:p>7000</text:p>
          </table:table-cell>
          <table:table-cell table:formula="of:=[.D63]+1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Pizza</text:p>
          </table:table-cell>
          <table:table-cell office:value-type="float" office:value="7000" calcext:value-type="float">
            <text:p>7000</text:p>
          </table:table-cell>
          <table:table-cell table:formula="of:=[.D64]+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Groceries</text:p>
          </table:table-cell>
          <table:table-cell office:value-type="float" office:value="7000" calcext:value-type="float">
            <text:p>7000</text:p>
          </table:table-cell>
          <table:table-cell table:formula="of:=[.D65]+1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Lumber</text:p>
          </table:table-cell>
          <table:table-cell office:value-type="float" office:value="7000" calcext:value-type="float">
            <text:p>7000</text:p>
          </table:table-cell>
          <table:table-cell table:formula="of:=[.D66]+1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Medicine</text:p>
          </table:table-cell>
          <table:table-cell office:value-type="float" office:value="7000" calcext:value-type="float">
            <text:p>7000</text:p>
          </table:table-cell>
          <table:table-cell table:formula="of:=[.D67]+1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Beer</text:p>
          </table:table-cell>
          <table:table-cell office:value-type="float" office:value="7000" calcext:value-type="float">
            <text:p>7000</text:p>
          </table:table-cell>
          <table:table-cell table:formula="of:=[.D68]+1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Lumber</text:p>
          </table:table-cell>
          <table:table-cell office:value-type="float" office:value="7000" calcext:value-type="float">
            <text:p>7000</text:p>
          </table:table-cell>
          <table:table-cell table:formula="of:=[.D69]+1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Pigs</text:p>
          </table:table-cell>
          <table:table-cell office:value-type="float" office:value="7000" calcext:value-type="float">
            <text:p>7000</text:p>
          </table:table-cell>
          <table:table-cell table:formula="of:=[.D70]+1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Cars</text:p>
          </table:table-cell>
          <table:table-cell office:value-type="float" office:value="7000" calcext:value-type="float">
            <text:p>7000</text:p>
          </table:table-cell>
          <table:table-cell table:formula="of:=[.D71]+1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Feed</text:p>
          </table:table-cell>
          <table:table-cell office:value-type="float" office:value="7000" calcext:value-type="float">
            <text:p>7000</text:p>
          </table:table-cell>
          <table:table-cell table:formula="of:=[.D72]+1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Fruit</text:p>
          </table:table-cell>
          <table:table-cell office:value-type="float" office:value="7000" calcext:value-type="float">
            <text:p>7000</text:p>
          </table:table-cell>
          <table:table-cell table:formula="of:=[.D73]+1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Furniture</text:p>
          </table:table-cell>
          <table:table-cell office:value-type="float" office:value="7000" calcext:value-type="float">
            <text:p>7000</text:p>
          </table:table-cell>
          <table:table-cell table:formula="of:=[.D74]+1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Turkeys</text:p>
          </table:table-cell>
          <table:table-cell office:value-type="float" office:value="7000" calcext:value-type="float">
            <text:p>7000</text:p>
          </table:table-cell>
          <table:table-cell table:formula="of:=[.D75]+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Honey</text:p>
          </table:table-cell>
          <table:table-cell office:value-type="float" office:value="7000" calcext:value-type="float">
            <text:p>7000</text:p>
          </table:table-cell>
          <table:table-cell table:formula="of:=[.D76]+1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Ice Cream</text:p>
          </table:table-cell>
          <table:table-cell office:value-type="float" office:value="7000" calcext:value-type="float">
            <text:p>7000</text:p>
          </table:table-cell>
          <table:table-cell table:formula="of:=[.D77]+1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Milk</text:p>
          </table:table-cell>
          <table:table-cell office:value-type="float" office:value="7000" calcext:value-type="float">
            <text:p>7000</text:p>
          </table:table-cell>
          <table:table-cell table:formula="of:=[.D78]+1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Feed</text:p>
          </table:table-cell>
          <table:table-cell office:value-type="float" office:value="7000" calcext:value-type="float">
            <text:p>7000</text:p>
          </table:table-cell>
          <table:table-cell table:formula="of:=[.D79]+1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Gas</text:p>
          </table:table-cell>
          <table:table-cell office:value-type="float" office:value="7000" calcext:value-type="float">
            <text:p>7000</text:p>
          </table:table-cell>
          <table:table-cell table:formula="of:=[.D80]+1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Groceries</text:p>
          </table:table-cell>
          <table:table-cell office:value-type="float" office:value="7000" calcext:value-type="float">
            <text:p>7000</text:p>
          </table:table-cell>
          <table:table-cell table:formula="of:=[.D81]+1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Milk</text:p>
          </table:table-cell>
          <table:table-cell office:value-type="float" office:value="7000" calcext:value-type="float">
            <text:p>7000</text:p>
          </table:table-cell>
          <table:table-cell table:formula="of:=[.D82]+1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Pigs</text:p>
          </table:table-cell>
          <table:table-cell office:value-type="float" office:value="7000" calcext:value-type="float">
            <text:p>7000</text:p>
          </table:table-cell>
          <table:table-cell table:formula="of:=[.D83]+1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Feed</text:p>
          </table:table-cell>
          <table:table-cell office:value-type="float" office:value="7000" calcext:value-type="float">
            <text:p>7000</text:p>
          </table:table-cell>
          <table:table-cell table:formula="of:=[.D84]+1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Groceries</text:p>
          </table:table-cell>
          <table:table-cell office:value-type="float" office:value="7000" calcext:value-type="float">
            <text:p>7000</text:p>
          </table:table-cell>
          <table:table-cell table:formula="of:=[.D85]+1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Lumber</text:p>
          </table:table-cell>
          <table:table-cell office:value-type="float" office:value="7000" calcext:value-type="float">
            <text:p>7000</text:p>
          </table:table-cell>
          <table:table-cell table:formula="of:=[.D86]+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Medicine</text:p>
          </table:table-cell>
          <table:table-cell office:value-type="float" office:value="7000" calcext:value-type="float">
            <text:p>7000</text:p>
          </table:table-cell>
          <table:table-cell table:formula="of:=[.D87]+1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Plants</text:p>
          </table:table-cell>
          <table:table-cell office:value-type="float" office:value="7000" calcext:value-type="float">
            <text:p>7000</text:p>
          </table:table-cell>
          <table:table-cell table:formula="of:=[.D88]+1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Fruit</text:p>
          </table:table-cell>
          <table:table-cell office:value-type="float" office:value="7000" calcext:value-type="float">
            <text:p>7000</text:p>
          </table:table-cell>
          <table:table-cell table:formula="of:=[.D89]+1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Honey</text:p>
          </table:table-cell>
          <table:table-cell office:value-type="float" office:value="7000" calcext:value-type="float">
            <text:p>7000</text:p>
          </table:table-cell>
          <table:table-cell table:formula="of:=[.D90]+1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Ice Cream</text:p>
          </table:table-cell>
          <table:table-cell office:value-type="float" office:value="7000" calcext:value-type="float">
            <text:p>7000</text:p>
          </table:table-cell>
          <table:table-cell table:formula="of:=[.D91]+1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Pizza</text:p>
          </table:table-cell>
          <table:table-cell office:value-type="float" office:value="7000" calcext:value-type="float">
            <text:p>7000</text:p>
          </table:table-cell>
          <table:table-cell table:formula="of:=[.D92]+1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Cheese</text:p>
          </table:table-cell>
          <table:table-cell office:value-type="float" office:value="7000" calcext:value-type="float">
            <text:p>7000</text:p>
          </table:table-cell>
          <table:table-cell table:formula="of:=[.D93]+1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urkeys</text:p>
          </table:table-cell>
          <table:table-cell office:value-type="float" office:value="7000" calcext:value-type="float">
            <text:p>7000</text:p>
          </table:table-cell>
          <table:table-cell table:formula="of:=[.D94]+1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Feed</text:p>
          </table:table-cell>
          <table:table-cell office:value-type="float" office:value="7000" calcext:value-type="float">
            <text:p>7000</text:p>
          </table:table-cell>
          <table:table-cell table:formula="of:=[.D95]+1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Groceries</text:p>
          </table:table-cell>
          <table:table-cell office:value-type="float" office:value="7000" calcext:value-type="float">
            <text:p>7000</text:p>
          </table:table-cell>
          <table:table-cell table:formula="of:=[.D96]+1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Cars</text:p>
          </table:table-cell>
          <table:table-cell office:value-type="float" office:value="7000" calcext:value-type="float">
            <text:p>7000</text:p>
          </table:table-cell>
          <table:table-cell table:formula="of:=[.D97]+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Feed</text:p>
          </table:table-cell>
          <table:table-cell office:value-type="float" office:value="7000" calcext:value-type="float">
            <text:p>7000</text:p>
          </table:table-cell>
          <table:table-cell table:formula="of:=[.D98]+1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Furniture</text:p>
          </table:table-cell>
          <table:table-cell office:value-type="float" office:value="7000" calcext:value-type="float">
            <text:p>7000</text:p>
          </table:table-cell>
          <table:table-cell table:formula="of:=[.D99]+1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Gas</text:p>
          </table:table-cell>
          <table:table-cell office:value-type="float" office:value="7000" calcext:value-type="float">
            <text:p>7000</text:p>
          </table:table-cell>
          <table:table-cell table:formula="of:=[.D100]+1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Honey</text:p>
          </table:table-cell>
          <table:table-cell office:value-type="float" office:value="7000" calcext:value-type="float">
            <text:p>7000</text:p>
          </table:table-cell>
          <table:table-cell table:formula="of:=[.D101]+1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Ice Cream</text:p>
          </table:table-cell>
          <table:table-cell office:value-type="float" office:value="7000" calcext:value-type="float">
            <text:p>7000</text:p>
          </table:table-cell>
          <table:table-cell table:formula="of:=[.D102]+1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Lumber</text:p>
          </table:table-cell>
          <table:table-cell office:value-type="float" office:value="7000" calcext:value-type="float">
            <text:p>7000</text:p>
          </table:table-cell>
          <table:table-cell table:formula="of:=[.D103]+1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Milk</text:p>
          </table:table-cell>
          <table:table-cell office:value-type="float" office:value="7000" calcext:value-type="float">
            <text:p>7000</text:p>
          </table:table-cell>
          <table:table-cell table:formula="of:=[.D104]+1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Plants</text:p>
          </table:table-cell>
          <table:table-cell office:value-type="float" office:value="7000" calcext:value-type="float">
            <text:p>7000</text:p>
          </table:table-cell>
          <table:table-cell table:formula="of:=[.D105]+1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Gas</text:p>
          </table:table-cell>
          <table:table-cell office:value-type="float" office:value="7000" calcext:value-type="float">
            <text:p>7000</text:p>
          </table:table-cell>
          <table:table-cell table:formula="of:=[.D106]+1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Ice Cream</text:p>
          </table:table-cell>
          <table:table-cell office:value-type="float" office:value="7000" calcext:value-type="float">
            <text:p>7000</text:p>
          </table:table-cell>
          <table:table-cell table:formula="of:=[.D107]+1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Medicine</text:p>
          </table:table-cell>
          <table:table-cell office:value-type="float" office:value="7000" calcext:value-type="float">
            <text:p>7000</text:p>
          </table:table-cell>
          <table:table-cell table:formula="of:=[.D108]+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Gas</text:p>
          </table:table-cell>
          <table:table-cell office:value-type="float" office:value="7000" calcext:value-type="float">
            <text:p>7000</text:p>
          </table:table-cell>
          <table:table-cell table:formula="of:=[.D109]+1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Groceries</text:p>
          </table:table-cell>
          <table:table-cell office:value-type="float" office:value="7000" calcext:value-type="float">
            <text:p>7000</text:p>
          </table:table-cell>
          <table:table-cell table:formula="of:=[.D110]+1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Ice Cream</text:p>
          </table:table-cell>
          <table:table-cell office:value-type="float" office:value="7000" calcext:value-type="float">
            <text:p>7000</text:p>
          </table:table-cell>
          <table:table-cell table:formula="of:=[.D111]+1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Pizza</text:p>
          </table:table-cell>
          <table:table-cell office:value-type="float" office:value="7000" calcext:value-type="float">
            <text:p>7000</text:p>
          </table:table-cell>
          <table:table-cell table:formula="of:=[.D112]+1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Grain</text:p>
          </table:table-cell>
          <table:table-cell office:value-type="float" office:value="7000" calcext:value-type="float">
            <text:p>7000</text:p>
          </table:table-cell>
          <table:table-cell table:formula="of:=[.D113]+1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Honey</text:p>
          </table:table-cell>
          <table:table-cell office:value-type="float" office:value="7000" calcext:value-type="float">
            <text:p>7000</text:p>
          </table:table-cell>
          <table:table-cell table:formula="of:=[.D114]+1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Ice Cream</text:p>
          </table:table-cell>
          <table:table-cell office:value-type="float" office:value="7000" calcext:value-type="float">
            <text:p>7000</text:p>
          </table:table-cell>
          <table:table-cell table:formula="of:=[.D115]+1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Milk</text:p>
          </table:table-cell>
          <table:table-cell office:value-type="float" office:value="7000" calcext:value-type="float">
            <text:p>7000</text:p>
          </table:table-cell>
          <table:table-cell table:formula="of:=[.D116]+1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Feed</text:p>
          </table:table-cell>
          <table:table-cell office:value-type="float" office:value="7000" calcext:value-type="float">
            <text:p>7000</text:p>
          </table:table-cell>
          <table:table-cell table:formula="of:=[.D117]+1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Fruit</text:p>
          </table:table-cell>
          <table:table-cell office:value-type="float" office:value="7000" calcext:value-type="float">
            <text:p>7000</text:p>
          </table:table-cell>
          <table:table-cell table:formula="of:=[.D118]+1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Honey</text:p>
          </table:table-cell>
          <table:table-cell office:value-type="float" office:value="7000" calcext:value-type="float">
            <text:p>7000</text:p>
          </table:table-cell>
          <table:table-cell table:formula="of:=[.D119]+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Cars</text:p>
          </table:table-cell>
          <table:table-cell office:value-type="float" office:value="7000" calcext:value-type="float">
            <text:p>7000</text:p>
          </table:table-cell>
          <table:table-cell table:formula="of:=[.D120]+1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Furniture</text:p>
          </table:table-cell>
          <table:table-cell office:value-type="float" office:value="7000" calcext:value-type="float">
            <text:p>7000</text:p>
          </table:table-cell>
          <table:table-cell table:formula="of:=[.D121]+1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Ice Cream</text:p>
          </table:table-cell>
          <table:table-cell office:value-type="float" office:value="7000" calcext:value-type="float">
            <text:p>7000</text:p>
          </table:table-cell>
          <table:table-cell table:formula="of:=[.D122]+1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Lumber</text:p>
          </table:table-cell>
          <table:table-cell office:value-type="float" office:value="7000" calcext:value-type="float">
            <text:p>7000</text:p>
          </table:table-cell>
          <table:table-cell table:formula="of:=[.D123]+1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Pizza</text:p>
          </table:table-cell>
          <table:table-cell office:value-type="float" office:value="7000" calcext:value-type="float">
            <text:p>7000</text:p>
          </table:table-cell>
          <table:table-cell table:formula="of:=[.D124]+1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Plants</text:p>
          </table:table-cell>
          <table:table-cell office:value-type="float" office:value="7000" calcext:value-type="float">
            <text:p>7000</text:p>
          </table:table-cell>
          <table:table-cell table:formula="of:=[.D125]+1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Cheese</text:p>
          </table:table-cell>
          <table:table-cell office:value-type="float" office:value="7000" calcext:value-type="float">
            <text:p>7000</text:p>
          </table:table-cell>
          <table:table-cell table:formula="of:=[.D126]+1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Medicine</text:p>
          </table:table-cell>
          <table:table-cell office:value-type="float" office:value="7000" calcext:value-type="float">
            <text:p>7000</text:p>
          </table:table-cell>
          <table:table-cell table:formula="of:=[.D127]+1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Plants</text:p>
          </table:table-cell>
          <table:table-cell office:value-type="float" office:value="7000" calcext:value-type="float">
            <text:p>7000</text:p>
          </table:table-cell>
          <table:table-cell table:formula="of:=[.D128]+1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Beer</text:p>
          </table:table-cell>
          <table:table-cell office:value-type="float" office:value="7000" calcext:value-type="float">
            <text:p>7000</text:p>
          </table:table-cell>
          <table:table-cell table:formula="of:=[.D129]+1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Grain</text:p>
          </table:table-cell>
          <table:table-cell office:value-type="float" office:value="7000" calcext:value-type="float">
            <text:p>7000</text:p>
          </table:table-cell>
          <table:table-cell table:formula="of:=[.D130]+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Cheese</text:p>
          </table:table-cell>
          <table:table-cell office:value-type="float" office:value="8000" calcext:value-type="float">
            <text:p>8000</text:p>
          </table:table-cell>
          <table:table-cell table:formula="of:=[.D131]+1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Cars</text:p>
          </table:table-cell>
          <table:table-cell office:value-type="float" office:value="8000" calcext:value-type="float">
            <text:p>8000</text:p>
          </table:table-cell>
          <table:table-cell table:formula="of:=[.D132]+1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Feed</text:p>
          </table:table-cell>
          <table:table-cell office:value-type="float" office:value="8000" calcext:value-type="float">
            <text:p>8000</text:p>
          </table:table-cell>
          <table:table-cell table:formula="of:=[.D133]+1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Groceries</text:p>
          </table:table-cell>
          <table:table-cell office:value-type="float" office:value="8000" calcext:value-type="float">
            <text:p>8000</text:p>
          </table:table-cell>
          <table:table-cell table:formula="of:=[.D134]+1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Lumber</text:p>
          </table:table-cell>
          <table:table-cell office:value-type="float" office:value="8000" calcext:value-type="float">
            <text:p>8000</text:p>
          </table:table-cell>
          <table:table-cell table:formula="of:=[.D135]+1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Cheese</text:p>
          </table:table-cell>
          <table:table-cell office:value-type="float" office:value="8000" calcext:value-type="float">
            <text:p>8000</text:p>
          </table:table-cell>
          <table:table-cell table:formula="of:=[.D136]+1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Plants</text:p>
          </table:table-cell>
          <table:table-cell office:value-type="float" office:value="8000" calcext:value-type="float">
            <text:p>8000</text:p>
          </table:table-cell>
          <table:table-cell table:formula="of:=[.D137]+1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Turkeys</text:p>
          </table:table-cell>
          <table:table-cell office:value-type="float" office:value="8000" calcext:value-type="float">
            <text:p>8000</text:p>
          </table:table-cell>
          <table:table-cell table:formula="of:=[.D138]+1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Honey</text:p>
          </table:table-cell>
          <table:table-cell office:value-type="float" office:value="8000" calcext:value-type="float">
            <text:p>8000</text:p>
          </table:table-cell>
          <table:table-cell table:formula="of:=[.D139]+1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Grain</text:p>
          </table:table-cell>
          <table:table-cell office:value-type="float" office:value="8000" calcext:value-type="float">
            <text:p>8000</text:p>
          </table:table-cell>
          <table:table-cell table:formula="of:=[.D140]+1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Cheese</text:p>
          </table:table-cell>
          <table:table-cell office:value-type="float" office:value="8000" calcext:value-type="float">
            <text:p>8000</text:p>
          </table:table-cell>
          <table:table-cell table:formula="of:=[.D141]+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Furniture</text:p>
          </table:table-cell>
          <table:table-cell office:value-type="float" office:value="8000" calcext:value-type="float">
            <text:p>8000</text:p>
          </table:table-cell>
          <table:table-cell table:formula="of:=[.D142]+1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Lumber</text:p>
          </table:table-cell>
          <table:table-cell office:value-type="float" office:value="8000" calcext:value-type="float">
            <text:p>8000</text:p>
          </table:table-cell>
          <table:table-cell table:formula="of:=[.D143]+1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Plants</text:p>
          </table:table-cell>
          <table:table-cell office:value-type="float" office:value="8000" calcext:value-type="float">
            <text:p>8000</text:p>
          </table:table-cell>
          <table:table-cell table:formula="of:=[.D144]+1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Furniture</text:p>
          </table:table-cell>
          <table:table-cell office:value-type="float" office:value="8000" calcext:value-type="float">
            <text:p>8000</text:p>
          </table:table-cell>
          <table:table-cell table:formula="of:=[.D145]+1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Pizza</text:p>
          </table:table-cell>
          <table:table-cell office:value-type="float" office:value="8000" calcext:value-type="float">
            <text:p>8000</text:p>
          </table:table-cell>
          <table:table-cell table:formula="of:=[.D146]+1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Cars</text:p>
          </table:table-cell>
          <table:table-cell office:value-type="float" office:value="8000" calcext:value-type="float">
            <text:p>8000</text:p>
          </table:table-cell>
          <table:table-cell table:formula="of:=[.D147]+1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Feed</text:p>
          </table:table-cell>
          <table:table-cell office:value-type="float" office:value="8000" calcext:value-type="float">
            <text:p>8000</text:p>
          </table:table-cell>
          <table:table-cell table:formula="of:=[.D148]+1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Furniture</text:p>
          </table:table-cell>
          <table:table-cell office:value-type="float" office:value="8000" calcext:value-type="float">
            <text:p>8000</text:p>
          </table:table-cell>
          <table:table-cell table:formula="of:=[.D149]+1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Honey</text:p>
          </table:table-cell>
          <table:table-cell office:value-type="float" office:value="8000" calcext:value-type="float">
            <text:p>8000</text:p>
          </table:table-cell>
          <table:table-cell table:formula="of:=[.D150]+1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Ice Cream</text:p>
          </table:table-cell>
          <table:table-cell office:value-type="float" office:value="8000" calcext:value-type="float">
            <text:p>8000</text:p>
          </table:table-cell>
          <table:table-cell table:formula="of:=[.D151]+1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Pizza</text:p>
          </table:table-cell>
          <table:table-cell office:value-type="float" office:value="8000" calcext:value-type="float">
            <text:p>8000</text:p>
          </table:table-cell>
          <table:table-cell table:formula="of:=[.D152]+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Beer</text:p>
          </table:table-cell>
          <table:table-cell office:value-type="float" office:value="8000" calcext:value-type="float">
            <text:p>8000</text:p>
          </table:table-cell>
          <table:table-cell table:formula="of:=[.D153]+1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Pigs</text:p>
          </table:table-cell>
          <table:table-cell office:value-type="float" office:value="8000" calcext:value-type="float">
            <text:p>8000</text:p>
          </table:table-cell>
          <table:table-cell table:formula="of:=[.D154]+1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Groceries</text:p>
          </table:table-cell>
          <table:table-cell office:value-type="float" office:value="8000" calcext:value-type="float">
            <text:p>8000</text:p>
          </table:table-cell>
          <table:table-cell table:formula="of:=[.D155]+1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Fruit</text:p>
          </table:table-cell>
          <table:table-cell office:value-type="float" office:value="8000" calcext:value-type="float">
            <text:p>8000</text:p>
          </table:table-cell>
          <table:table-cell table:formula="of:=[.D156]+1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Furniture</text:p>
          </table:table-cell>
          <table:table-cell office:value-type="float" office:value="8000" calcext:value-type="float">
            <text:p>8000</text:p>
          </table:table-cell>
          <table:table-cell table:formula="of:=[.D157]+1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Lumber</text:p>
          </table:table-cell>
          <table:table-cell office:value-type="float" office:value="8000" calcext:value-type="float">
            <text:p>8000</text:p>
          </table:table-cell>
          <table:table-cell table:formula="of:=[.D158]+1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Pizza</text:p>
          </table:table-cell>
          <table:table-cell office:value-type="float" office:value="8000" calcext:value-type="float">
            <text:p>8000</text:p>
          </table:table-cell>
          <table:table-cell table:formula="of:=[.D159]+1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Plants</text:p>
          </table:table-cell>
          <table:table-cell office:value-type="float" office:value="8000" calcext:value-type="float">
            <text:p>8000</text:p>
          </table:table-cell>
          <table:table-cell table:formula="of:=[.D160]+1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Turkeys</text:p>
          </table:table-cell>
          <table:table-cell office:value-type="float" office:value="8000" calcext:value-type="float">
            <text:p>8000</text:p>
          </table:table-cell>
          <table:table-cell table:formula="of:=[.D161]+1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Cars</text:p>
          </table:table-cell>
          <table:table-cell office:value-type="float" office:value="8000" calcext:value-type="float">
            <text:p>8000</text:p>
          </table:table-cell>
          <table:table-cell table:formula="of:=[.D162]+1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Cheese</text:p>
          </table:table-cell>
          <table:table-cell office:value-type="float" office:value="8000" calcext:value-type="float">
            <text:p>8000</text:p>
          </table:table-cell>
          <table:table-cell table:formula="of:=[.D163]+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Ice Cream</text:p>
          </table:table-cell>
          <table:table-cell office:value-type="float" office:value="8000" calcext:value-type="float">
            <text:p>8000</text:p>
          </table:table-cell>
          <table:table-cell table:formula="of:=[.D164]+1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Pizza</text:p>
          </table:table-cell>
          <table:table-cell office:value-type="float" office:value="8000" calcext:value-type="float">
            <text:p>8000</text:p>
          </table:table-cell>
          <table:table-cell table:formula="of:=[.D165]+1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Grain</text:p>
          </table:table-cell>
          <table:table-cell office:value-type="float" office:value="8000" calcext:value-type="float">
            <text:p>8000</text:p>
          </table:table-cell>
          <table:table-cell table:formula="of:=[.D166]+1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Cars</text:p>
          </table:table-cell>
          <table:table-cell office:value-type="float" office:value="8000" calcext:value-type="float">
            <text:p>8000</text:p>
          </table:table-cell>
          <table:table-cell table:formula="of:=[.D167]+1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Cheese</text:p>
          </table:table-cell>
          <table:table-cell office:value-type="float" office:value="8000" calcext:value-type="float">
            <text:p>8000</text:p>
          </table:table-cell>
          <table:table-cell table:formula="of:=[.D168]+1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Grain</text:p>
          </table:table-cell>
          <table:table-cell office:value-type="float" office:value="8000" calcext:value-type="float">
            <text:p>8000</text:p>
          </table:table-cell>
          <table:table-cell table:formula="of:=[.D169]+1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Groceries</text:p>
          </table:table-cell>
          <table:table-cell office:value-type="float" office:value="8000" calcext:value-type="float">
            <text:p>8000</text:p>
          </table:table-cell>
          <table:table-cell table:formula="of:=[.D170]+1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Grain</text:p>
          </table:table-cell>
          <table:table-cell office:value-type="float" office:value="8000" calcext:value-type="float">
            <text:p>8000</text:p>
          </table:table-cell>
          <table:table-cell table:formula="of:=[.D171]+1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Cars</text:p>
          </table:table-cell>
          <table:table-cell office:value-type="float" office:value="8000" calcext:value-type="float">
            <text:p>8000</text:p>
          </table:table-cell>
          <table:table-cell table:formula="of:=[.D172]+1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Feed</text:p>
          </table:table-cell>
          <table:table-cell office:value-type="float" office:value="8000" calcext:value-type="float">
            <text:p>8000</text:p>
          </table:table-cell>
          <table:table-cell table:formula="of:=[.D173]+1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Furniture</text:p>
          </table:table-cell>
          <table:table-cell office:value-type="float" office:value="8000" calcext:value-type="float">
            <text:p>8000</text:p>
          </table:table-cell>
          <table:table-cell table:formula="of:=[.D174]+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Ice Cream</text:p>
          </table:table-cell>
          <table:table-cell office:value-type="float" office:value="8000" calcext:value-type="float">
            <text:p>8000</text:p>
          </table:table-cell>
          <table:table-cell table:formula="of:=[.D175]+1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Pizza</text:p>
          </table:table-cell>
          <table:table-cell office:value-type="float" office:value="8000" calcext:value-type="float">
            <text:p>8000</text:p>
          </table:table-cell>
          <table:table-cell table:formula="of:=[.D176]+1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Beer</text:p>
          </table:table-cell>
          <table:table-cell office:value-type="float" office:value="8000" calcext:value-type="float">
            <text:p>8000</text:p>
          </table:table-cell>
          <table:table-cell table:formula="of:=[.D177]+1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Cheese</text:p>
          </table:table-cell>
          <table:table-cell office:value-type="float" office:value="8000" calcext:value-type="float">
            <text:p>8000</text:p>
          </table:table-cell>
          <table:table-cell table:formula="of:=[.D178]+1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Lumber</text:p>
          </table:table-cell>
          <table:table-cell office:value-type="float" office:value="8000" calcext:value-type="float">
            <text:p>8000</text:p>
          </table:table-cell>
          <table:table-cell table:formula="of:=[.D179]+1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Milk</text:p>
          </table:table-cell>
          <table:table-cell office:value-type="float" office:value="8000" calcext:value-type="float">
            <text:p>8000</text:p>
          </table:table-cell>
          <table:table-cell table:formula="of:=[.D180]+1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Pigs</text:p>
          </table:table-cell>
          <table:table-cell office:value-type="float" office:value="8000" calcext:value-type="float">
            <text:p>8000</text:p>
          </table:table-cell>
          <table:table-cell table:formula="of:=[.D181]+1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Feed</text:p>
          </table:table-cell>
          <table:table-cell office:value-type="float" office:value="9000" calcext:value-type="float">
            <text:p>9000</text:p>
          </table:table-cell>
          <table:table-cell table:formula="of:=[.D182]+1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Gas</text:p>
          </table:table-cell>
          <table:table-cell office:value-type="float" office:value="9000" calcext:value-type="float">
            <text:p>9000</text:p>
          </table:table-cell>
          <table:table-cell table:formula="of:=[.D183]+1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Grain</text:p>
          </table:table-cell>
          <table:table-cell office:value-type="float" office:value="9000" calcext:value-type="float">
            <text:p>9000</text:p>
          </table:table-cell>
          <table:table-cell table:formula="of:=[.D184]+1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Gas</text:p>
          </table:table-cell>
          <table:table-cell office:value-type="float" office:value="9000" calcext:value-type="float">
            <text:p>9000</text:p>
          </table:table-cell>
          <table:table-cell table:formula="of:=[.D185]+1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Lumber</text:p>
          </table:table-cell>
          <table:table-cell office:value-type="float" office:value="9000" calcext:value-type="float">
            <text:p>9000</text:p>
          </table:table-cell>
          <table:table-cell table:formula="of:=[.D186]+1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Medicine</text:p>
          </table:table-cell>
          <table:table-cell office:value-type="float" office:value="9000" calcext:value-type="float">
            <text:p>9000</text:p>
          </table:table-cell>
          <table:table-cell table:formula="of:=[.D187]+1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Beer</text:p>
          </table:table-cell>
          <table:table-cell office:value-type="float" office:value="9000" calcext:value-type="float">
            <text:p>9000</text:p>
          </table:table-cell>
          <table:table-cell table:formula="of:=[.D188]+1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Feed</text:p>
          </table:table-cell>
          <table:table-cell office:value-type="float" office:value="9000" calcext:value-type="float">
            <text:p>9000</text:p>
          </table:table-cell>
          <table:table-cell table:formula="of:=[.D189]+1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Cheese</text:p>
          </table:table-cell>
          <table:table-cell office:value-type="float" office:value="9000" calcext:value-type="float">
            <text:p>9000</text:p>
          </table:table-cell>
          <table:table-cell table:formula="of:=[.D190]+1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Milk</text:p>
          </table:table-cell>
          <table:table-cell office:value-type="float" office:value="9000" calcext:value-type="float">
            <text:p>9000</text:p>
          </table:table-cell>
          <table:table-cell table:formula="of:=[.D191]+1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Plants</text:p>
          </table:table-cell>
          <table:table-cell office:value-type="float" office:value="9000" calcext:value-type="float">
            <text:p>9000</text:p>
          </table:table-cell>
          <table:table-cell table:formula="of:=[.D192]+1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Beer</text:p>
          </table:table-cell>
          <table:table-cell office:value-type="float" office:value="9000" calcext:value-type="float">
            <text:p>9000</text:p>
          </table:table-cell>
          <table:table-cell table:formula="of:=[.D193]+1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Feed</text:p>
          </table:table-cell>
          <table:table-cell office:value-type="float" office:value="9000" calcext:value-type="float">
            <text:p>9000</text:p>
          </table:table-cell>
          <table:table-cell table:formula="of:=[.D194]+1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Fruit</text:p>
          </table:table-cell>
          <table:table-cell office:value-type="float" office:value="9000" calcext:value-type="float">
            <text:p>9000</text:p>
          </table:table-cell>
          <table:table-cell table:formula="of:=[.D195]+1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Beer</text:p>
          </table:table-cell>
          <table:table-cell office:value-type="float" office:value="9000" calcext:value-type="float">
            <text:p>9000</text:p>
          </table:table-cell>
          <table:table-cell table:formula="of:=[.D196]+1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Fruit</text:p>
          </table:table-cell>
          <table:table-cell office:value-type="float" office:value="9000" calcext:value-type="float">
            <text:p>9000</text:p>
          </table:table-cell>
          <table:table-cell table:formula="of:=[.D197]+1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Pigs</text:p>
          </table:table-cell>
          <table:table-cell office:value-type="float" office:value="9000" calcext:value-type="float">
            <text:p>9000</text:p>
          </table:table-cell>
          <table:table-cell table:formula="of:=[.D198]+1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Turkeys</text:p>
          </table:table-cell>
          <table:table-cell office:value-type="float" office:value="9000" calcext:value-type="float">
            <text:p>9000</text:p>
          </table:table-cell>
          <table:table-cell table:formula="of:=[.D199]+1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Turkeys</text:p>
          </table:table-cell>
          <table:table-cell office:value-type="float" office:value="9000" calcext:value-type="float">
            <text:p>9000</text:p>
          </table:table-cell>
          <table:table-cell table:formula="of:=[.D200]+1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Cars</text:p>
          </table:table-cell>
          <table:table-cell office:value-type="float" office:value="9000" calcext:value-type="float">
            <text:p>9000</text:p>
          </table:table-cell>
          <table:table-cell table:formula="of:=[.D201]+1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Gas</text:p>
          </table:table-cell>
          <table:table-cell office:value-type="float" office:value="9000" calcext:value-type="float">
            <text:p>9000</text:p>
          </table:table-cell>
          <table:table-cell table:formula="of:=[.D202]+1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Medicine</text:p>
          </table:table-cell>
          <table:table-cell office:value-type="float" office:value="9000" calcext:value-type="float">
            <text:p>9000</text:p>
          </table:table-cell>
          <table:table-cell table:formula="of:=[.D203]+1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Groceries</text:p>
          </table:table-cell>
          <table:table-cell office:value-type="float" office:value="9000" calcext:value-type="float">
            <text:p>9000</text:p>
          </table:table-cell>
          <table:table-cell table:formula="of:=[.D204]+1"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Lumber</text:p>
          </table:table-cell>
          <table:table-cell office:value-type="float" office:value="9000" calcext:value-type="float">
            <text:p>9000</text:p>
          </table:table-cell>
          <table:table-cell table:formula="of:=[.D205]+1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Medicine</text:p>
          </table:table-cell>
          <table:table-cell office:value-type="float" office:value="9000" calcext:value-type="float">
            <text:p>9000</text:p>
          </table:table-cell>
          <table:table-cell table:formula="of:=[.D206]+1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Plants</text:p>
          </table:table-cell>
          <table:table-cell office:value-type="float" office:value="9000" calcext:value-type="float">
            <text:p>9000</text:p>
          </table:table-cell>
          <table:table-cell table:formula="of:=[.D207]+1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Grain</text:p>
          </table:table-cell>
          <table:table-cell office:value-type="float" office:value="9000" calcext:value-type="float">
            <text:p>9000</text:p>
          </table:table-cell>
          <table:table-cell table:formula="of:=[.D208]+1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Honey</text:p>
          </table:table-cell>
          <table:table-cell office:value-type="float" office:value="9000" calcext:value-type="float">
            <text:p>9000</text:p>
          </table:table-cell>
          <table:table-cell table:formula="of:=[.D209]+1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Milk</text:p>
          </table:table-cell>
          <table:table-cell office:value-type="float" office:value="9000" calcext:value-type="float">
            <text:p>9000</text:p>
          </table:table-cell>
          <table:table-cell table:formula="of:=[.D210]+1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Groceries</text:p>
          </table:table-cell>
          <table:table-cell office:value-type="float" office:value="9000" calcext:value-type="float">
            <text:p>9000</text:p>
          </table:table-cell>
          <table:table-cell table:formula="of:=[.D211]+1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Lumber</text:p>
          </table:table-cell>
          <table:table-cell office:value-type="float" office:value="9000" calcext:value-type="float">
            <text:p>9000</text:p>
          </table:table-cell>
          <table:table-cell table:formula="of:=[.D212]+1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Grain</text:p>
          </table:table-cell>
          <table:table-cell office:value-type="float" office:value="9000" calcext:value-type="float">
            <text:p>9000</text:p>
          </table:table-cell>
          <table:table-cell table:formula="of:=[.D213]+1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Beer</text:p>
          </table:table-cell>
          <table:table-cell office:value-type="float" office:value="9000" calcext:value-type="float">
            <text:p>9000</text:p>
          </table:table-cell>
          <table:table-cell table:formula="of:=[.D214]+1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Pigs</text:p>
          </table:table-cell>
          <table:table-cell office:value-type="float" office:value="9000" calcext:value-type="float">
            <text:p>9000</text:p>
          </table:table-cell>
          <table:table-cell table:formula="of:=[.D215]+1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Groceries</text:p>
          </table:table-cell>
          <table:table-cell office:value-type="float" office:value="9000" calcext:value-type="float">
            <text:p>9000</text:p>
          </table:table-cell>
          <table:table-cell table:formula="of:=[.D216]+1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Medicine</text:p>
          </table:table-cell>
          <table:table-cell office:value-type="float" office:value="9000" calcext:value-type="float">
            <text:p>9000</text:p>
          </table:table-cell>
          <table:table-cell table:formula="of:=[.D217]+1"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Milk</text:p>
          </table:table-cell>
          <table:table-cell office:value-type="float" office:value="9000" calcext:value-type="float">
            <text:p>9000</text:p>
          </table:table-cell>
          <table:table-cell table:formula="of:=[.D218]+1"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Gas</text:p>
          </table:table-cell>
          <table:table-cell office:value-type="float" office:value="9000" calcext:value-type="float">
            <text:p>9000</text:p>
          </table:table-cell>
          <table:table-cell table:formula="of:=[.D219]+1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Ice Cream</text:p>
          </table:table-cell>
          <table:table-cell office:value-type="float" office:value="9000" calcext:value-type="float">
            <text:p>9000</text:p>
          </table:table-cell>
          <table:table-cell table:formula="of:=[.D220]+1"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Pizza</text:p>
          </table:table-cell>
          <table:table-cell office:value-type="float" office:value="9000" calcext:value-type="float">
            <text:p>9000</text:p>
          </table:table-cell>
          <table:table-cell table:formula="of:=[.D221]+1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Beer</text:p>
          </table:table-cell>
          <table:table-cell office:value-type="float" office:value="9000" calcext:value-type="float">
            <text:p>9000</text:p>
          </table:table-cell>
          <table:table-cell table:formula="of:=[.D222]+1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Pigs</text:p>
          </table:table-cell>
          <table:table-cell office:value-type="float" office:value="9000" calcext:value-type="float">
            <text:p>9000</text:p>
          </table:table-cell>
          <table:table-cell table:formula="of:=[.D223]+1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Fruit</text:p>
          </table:table-cell>
          <table:table-cell office:value-type="float" office:value="9000" calcext:value-type="float">
            <text:p>9000</text:p>
          </table:table-cell>
          <table:table-cell table:formula="of:=[.D224]+1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Furniture</text:p>
          </table:table-cell>
          <table:table-cell office:value-type="float" office:value="9000" calcext:value-type="float">
            <text:p>9000</text:p>
          </table:table-cell>
          <table:table-cell table:formula="of:=[.D225]+1"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Pizza</text:p>
          </table:table-cell>
          <table:table-cell office:value-type="float" office:value="9000" calcext:value-type="float">
            <text:p>9000</text:p>
          </table:table-cell>
          <table:table-cell table:formula="of:=[.D226]+1"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Turkeys</text:p>
          </table:table-cell>
          <table:table-cell office:value-type="float" office:value="9000" calcext:value-type="float">
            <text:p>9000</text:p>
          </table:table-cell>
          <table:table-cell table:formula="of:=[.D227]+1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Groceries</text:p>
          </table:table-cell>
          <table:table-cell office:value-type="float" office:value="10000" calcext:value-type="float">
            <text:p>10000</text:p>
          </table:table-cell>
          <table:table-cell table:formula="of:=[.D228]+1"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Medicine</text:p>
          </table:table-cell>
          <table:table-cell office:value-type="float" office:value="10000" calcext:value-type="float">
            <text:p>10000</text:p>
          </table:table-cell>
          <table:table-cell table:formula="of:=[.D229]+1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Feed</text:p>
          </table:table-cell>
          <table:table-cell office:value-type="float" office:value="10000" calcext:value-type="float">
            <text:p>10000</text:p>
          </table:table-cell>
          <table:table-cell table:formula="of:=[.D230]+1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Fruit</text:p>
          </table:table-cell>
          <table:table-cell office:value-type="float" office:value="10000" calcext:value-type="float">
            <text:p>10000</text:p>
          </table:table-cell>
          <table:table-cell table:formula="of:=[.D231]+1"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Furniture</text:p>
          </table:table-cell>
          <table:table-cell office:value-type="float" office:value="10000" calcext:value-type="float">
            <text:p>10000</text:p>
          </table:table-cell>
          <table:table-cell table:formula="of:=[.D232]+1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Milk</text:p>
          </table:table-cell>
          <table:table-cell office:value-type="float" office:value="10000" calcext:value-type="float">
            <text:p>10000</text:p>
          </table:table-cell>
          <table:table-cell table:formula="of:=[.D233]+1"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Pigs</text:p>
          </table:table-cell>
          <table:table-cell office:value-type="float" office:value="10000" calcext:value-type="float">
            <text:p>10000</text:p>
          </table:table-cell>
          <table:table-cell table:formula="of:=[.D234]+1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Turkeys</text:p>
          </table:table-cell>
          <table:table-cell office:value-type="float" office:value="10000" calcext:value-type="float">
            <text:p>10000</text:p>
          </table:table-cell>
          <table:table-cell table:formula="of:=[.D235]+1"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Fruit</text:p>
          </table:table-cell>
          <table:table-cell office:value-type="float" office:value="10000" calcext:value-type="float">
            <text:p>10000</text:p>
          </table:table-cell>
          <table:table-cell table:formula="of:=[.D236]+1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Gas</text:p>
          </table:table-cell>
          <table:table-cell office:value-type="float" office:value="10000" calcext:value-type="float">
            <text:p>10000</text:p>
          </table:table-cell>
          <table:table-cell table:formula="of:=[.D237]+1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Grain</text:p>
          </table:table-cell>
          <table:table-cell office:value-type="float" office:value="10000" calcext:value-type="float">
            <text:p>10000</text:p>
          </table:table-cell>
          <table:table-cell table:formula="of:=[.D238]+1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Gas</text:p>
          </table:table-cell>
          <table:table-cell office:value-type="float" office:value="10000" calcext:value-type="float">
            <text:p>10000</text:p>
          </table:table-cell>
          <table:table-cell table:formula="of:=[.D239]+1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Medicine</text:p>
          </table:table-cell>
          <table:table-cell office:value-type="float" office:value="10000" calcext:value-type="float">
            <text:p>10000</text:p>
          </table:table-cell>
          <table:table-cell table:formula="of:=[.D240]+1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Milk</text:p>
          </table:table-cell>
          <table:table-cell office:value-type="float" office:value="10000" calcext:value-type="float">
            <text:p>10000</text:p>
          </table:table-cell>
          <table:table-cell table:formula="of:=[.D241]+1"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Pigs</text:p>
          </table:table-cell>
          <table:table-cell office:value-type="float" office:value="10000" calcext:value-type="float">
            <text:p>10000</text:p>
          </table:table-cell>
          <table:table-cell table:formula="of:=[.D242]+1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Cars</text:p>
          </table:table-cell>
          <table:table-cell office:value-type="float" office:value="10000" calcext:value-type="float">
            <text:p>10000</text:p>
          </table:table-cell>
          <table:table-cell table:formula="of:=[.D243]+1"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Furniture</text:p>
          </table:table-cell>
          <table:table-cell office:value-type="float" office:value="10000" calcext:value-type="float">
            <text:p>10000</text:p>
          </table:table-cell>
          <table:table-cell table:formula="of:=[.D244]+1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Pizza</text:p>
          </table:table-cell>
          <table:table-cell office:value-type="float" office:value="10000" calcext:value-type="float">
            <text:p>10000</text:p>
          </table:table-cell>
          <table:table-cell table:formula="of:=[.D245]+1"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Water</text:p>
          </table:table-cell>
          <table:table-cell office:value-type="float" office:value="10000" calcext:value-type="float">
            <text:p>10000</text:p>
          </table:table-cell>
          <table:table-cell table:formula="of:=[.D246]+1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Lumber</text:p>
          </table:table-cell>
          <table:table-cell office:value-type="float" office:value="10000" calcext:value-type="float">
            <text:p>10000</text:p>
          </table:table-cell>
          <table:table-cell table:formula="of:=[.D247]+1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Plants</text:p>
          </table:table-cell>
          <table:table-cell office:value-type="float" office:value="10000" calcext:value-type="float">
            <text:p>10000</text:p>
          </table:table-cell>
          <table:table-cell table:formula="of:=[.D248]+1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Feed</text:p>
          </table:table-cell>
          <table:table-cell office:value-type="float" office:value="10000" calcext:value-type="float">
            <text:p>10000</text:p>
          </table:table-cell>
          <table:table-cell table:formula="of:=[.D249]+1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Milk</text:p>
          </table:table-cell>
          <table:table-cell office:value-type="float" office:value="10000" calcext:value-type="float">
            <text:p>10000</text:p>
          </table:table-cell>
          <table:table-cell table:formula="of:=[.D250]+1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Pigs</text:p>
          </table:table-cell>
          <table:table-cell office:value-type="float" office:value="10000" calcext:value-type="float">
            <text:p>10000</text:p>
          </table:table-cell>
          <table:table-cell table:formula="of:=[.D251]+1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Ice Cream</text:p>
          </table:table-cell>
          <table:table-cell office:value-type="float" office:value="10000" calcext:value-type="float">
            <text:p>10000</text:p>
          </table:table-cell>
          <table:table-cell table:formula="of:=[.D252]+1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Lumber</text:p>
          </table:table-cell>
          <table:table-cell office:value-type="float" office:value="10000" calcext:value-type="float">
            <text:p>10000</text:p>
          </table:table-cell>
          <table:table-cell table:formula="of:=[.D253]+1"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Pizza</text:p>
          </table:table-cell>
          <table:table-cell office:value-type="float" office:value="10000" calcext:value-type="float">
            <text:p>10000</text:p>
          </table:table-cell>
          <table:table-cell table:formula="of:=[.D254]+1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Gas</text:p>
          </table:table-cell>
          <table:table-cell office:value-type="float" office:value="10000" calcext:value-type="float">
            <text:p>10000</text:p>
          </table:table-cell>
          <table:table-cell table:formula="of:=[.D255]+1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Groceries</text:p>
          </table:table-cell>
          <table:table-cell office:value-type="float" office:value="10000" calcext:value-type="float">
            <text:p>10000</text:p>
          </table:table-cell>
          <table:table-cell table:formula="of:=[.D256]+1"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Medicine</text:p>
          </table:table-cell>
          <table:table-cell office:value-type="float" office:value="10000" calcext:value-type="float">
            <text:p>10000</text:p>
          </table:table-cell>
          <table:table-cell table:formula="of:=[.D257]+1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Medicine</text:p>
          </table:table-cell>
          <table:table-cell office:value-type="float" office:value="10000" calcext:value-type="float">
            <text:p>10000</text:p>
          </table:table-cell>
          <table:table-cell table:formula="of:=[.D258]+1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Pigs</text:p>
          </table:table-cell>
          <table:table-cell office:value-type="float" office:value="10000" calcext:value-type="float">
            <text:p>10000</text:p>
          </table:table-cell>
          <table:table-cell table:formula="of:=[.D259]+1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Cars</text:p>
          </table:table-cell>
          <table:table-cell office:value-type="float" office:value="10000" calcext:value-type="float">
            <text:p>10000</text:p>
          </table:table-cell>
          <table:table-cell table:formula="of:=[.D260]+1"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Furniture</text:p>
          </table:table-cell>
          <table:table-cell office:value-type="float" office:value="10000" calcext:value-type="float">
            <text:p>10000</text:p>
          </table:table-cell>
          <table:table-cell table:formula="of:=[.D261]+1"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Gas</text:p>
          </table:table-cell>
          <table:table-cell office:value-type="float" office:value="10000" calcext:value-type="float">
            <text:p>10000</text:p>
          </table:table-cell>
          <table:table-cell table:formula="of:=[.D262]+1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Cars</text:p>
          </table:table-cell>
          <table:table-cell office:value-type="float" office:value="10000" calcext:value-type="float">
            <text:p>10000</text:p>
          </table:table-cell>
          <table:table-cell table:formula="of:=[.D263]+1"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Ice Cream</text:p>
          </table:table-cell>
          <table:table-cell office:value-type="float" office:value="10000" calcext:value-type="float">
            <text:p>10000</text:p>
          </table:table-cell>
          <table:table-cell table:formula="of:=[.D264]+1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Medicine</text:p>
          </table:table-cell>
          <table:table-cell office:value-type="float" office:value="10000" calcext:value-type="float">
            <text:p>10000</text:p>
          </table:table-cell>
          <table:table-cell table:formula="of:=[.D265]+1"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Pizza</text:p>
          </table:table-cell>
          <table:table-cell office:value-type="float" office:value="10000" calcext:value-type="float">
            <text:p>10000</text:p>
          </table:table-cell>
          <table:table-cell table:formula="of:=[.D266]+1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Cheese</text:p>
          </table:table-cell>
          <table:table-cell office:value-type="float" office:value="10000" calcext:value-type="float">
            <text:p>10000</text:p>
          </table:table-cell>
          <table:table-cell table:formula="of:=[.D267]+1"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Feed</text:p>
          </table:table-cell>
          <table:table-cell office:value-type="float" office:value="10000" calcext:value-type="float">
            <text:p>10000</text:p>
          </table:table-cell>
          <table:table-cell table:formula="of:=[.D268]+1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Feed</text:p>
          </table:table-cell>
          <table:table-cell office:value-type="float" office:value="10000" calcext:value-type="float">
            <text:p>10000</text:p>
          </table:table-cell>
          <table:table-cell table:formula="of:=[.D269]+1"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Honey</text:p>
          </table:table-cell>
          <table:table-cell office:value-type="float" office:value="10000" calcext:value-type="float">
            <text:p>10000</text:p>
          </table:table-cell>
          <table:table-cell table:formula="of:=[.D270]+1"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Ice Cream</text:p>
          </table:table-cell>
          <table:table-cell office:value-type="float" office:value="10000" calcext:value-type="float">
            <text:p>10000</text:p>
          </table:table-cell>
          <table:table-cell table:formula="of:=[.D271]+1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Milk</text:p>
          </table:table-cell>
          <table:table-cell office:value-type="float" office:value="10000" calcext:value-type="float">
            <text:p>10000</text:p>
          </table:table-cell>
          <table:table-cell table:formula="of:=[.D272]+1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Gas</text:p>
          </table:table-cell>
          <table:table-cell office:value-type="float" office:value="10000" calcext:value-type="float">
            <text:p>10000</text:p>
          </table:table-cell>
          <table:table-cell table:formula="of:=[.D273]+1"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Groceries</text:p>
          </table:table-cell>
          <table:table-cell office:value-type="float" office:value="10000" calcext:value-type="float">
            <text:p>10000</text:p>
          </table:table-cell>
          <table:table-cell table:formula="of:=[.D274]+1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Ice Cream</text:p>
          </table:table-cell>
          <table:table-cell office:value-type="float" office:value="10000" calcext:value-type="float">
            <text:p>10000</text:p>
          </table:table-cell>
          <table:table-cell table:formula="of:=[.D275]+1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Lumber</text:p>
          </table:table-cell>
          <table:table-cell office:value-type="float" office:value="10000" calcext:value-type="float">
            <text:p>10000</text:p>
          </table:table-cell>
          <table:table-cell table:formula="of:=[.D276]+1"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Pizza</text:p>
          </table:table-cell>
          <table:table-cell office:value-type="float" office:value="10000" calcext:value-type="float">
            <text:p>10000</text:p>
          </table:table-cell>
          <table:table-cell table:formula="of:=[.D277]+1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Plants</text:p>
          </table:table-cell>
          <table:table-cell office:value-type="float" office:value="10000" calcext:value-type="float">
            <text:p>10000</text:p>
          </table:table-cell>
          <table:table-cell table:formula="of:=[.D278]+1"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Cars</text:p>
          </table:table-cell>
          <table:table-cell office:value-type="float" office:value="11000" calcext:value-type="float">
            <text:p>11000</text:p>
          </table:table-cell>
          <table:table-cell table:formula="of:=[.D279]+1"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Furniture</text:p>
          </table:table-cell>
          <table:table-cell office:value-type="float" office:value="11000" calcext:value-type="float">
            <text:p>11000</text:p>
          </table:table-cell>
          <table:table-cell table:formula="of:=[.D280]+1"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Lumber</text:p>
          </table:table-cell>
          <table:table-cell office:value-type="float" office:value="11000" calcext:value-type="float">
            <text:p>11000</text:p>
          </table:table-cell>
          <table:table-cell table:formula="of:=[.D281]+1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Plants</text:p>
          </table:table-cell>
          <table:table-cell office:value-type="float" office:value="11000" calcext:value-type="float">
            <text:p>11000</text:p>
          </table:table-cell>
          <table:table-cell table:formula="of:=[.D282]+1"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Beer</text:p>
          </table:table-cell>
          <table:table-cell office:value-type="float" office:value="11000" calcext:value-type="float">
            <text:p>11000</text:p>
          </table:table-cell>
          <table:table-cell table:formula="of:=[.D283]+1"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Cars</text:p>
          </table:table-cell>
          <table:table-cell office:value-type="float" office:value="11000" calcext:value-type="float">
            <text:p>11000</text:p>
          </table:table-cell>
          <table:table-cell table:formula="of:=[.D284]+1"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Feed</text:p>
          </table:table-cell>
          <table:table-cell office:value-type="float" office:value="11000" calcext:value-type="float">
            <text:p>11000</text:p>
          </table:table-cell>
          <table:table-cell table:formula="of:=[.D285]+1"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Beer</text:p>
          </table:table-cell>
          <table:table-cell office:value-type="float" office:value="11000" calcext:value-type="float">
            <text:p>11000</text:p>
          </table:table-cell>
          <table:table-cell table:formula="of:=[.D286]+1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Honey</text:p>
          </table:table-cell>
          <table:table-cell office:value-type="float" office:value="11000" calcext:value-type="float">
            <text:p>11000</text:p>
          </table:table-cell>
          <table:table-cell table:formula="of:=[.D287]+1"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Ice Cream</text:p>
          </table:table-cell>
          <table:table-cell office:value-type="float" office:value="11000" calcext:value-type="float">
            <text:p>11000</text:p>
          </table:table-cell>
          <table:table-cell table:formula="of:=[.D288]+1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Milk</text:p>
          </table:table-cell>
          <table:table-cell office:value-type="float" office:value="11000" calcext:value-type="float">
            <text:p>11000</text:p>
          </table:table-cell>
          <table:table-cell table:formula="of:=[.D289]+1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Pigs</text:p>
          </table:table-cell>
          <table:table-cell office:value-type="float" office:value="11000" calcext:value-type="float">
            <text:p>11000</text:p>
          </table:table-cell>
          <table:table-cell table:formula="of:=[.D290]+1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Groceries</text:p>
          </table:table-cell>
          <table:table-cell office:value-type="float" office:value="11000" calcext:value-type="float">
            <text:p>11000</text:p>
          </table:table-cell>
          <table:table-cell table:formula="of:=[.D291]+1"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Medicine</text:p>
          </table:table-cell>
          <table:table-cell office:value-type="float" office:value="11000" calcext:value-type="float">
            <text:p>11000</text:p>
          </table:table-cell>
          <table:table-cell table:formula="of:=[.D292]+1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Cheese</text:p>
          </table:table-cell>
          <table:table-cell office:value-type="float" office:value="11000" calcext:value-type="float">
            <text:p>11000</text:p>
          </table:table-cell>
          <table:table-cell table:formula="of:=[.D293]+1"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Fruit</text:p>
          </table:table-cell>
          <table:table-cell office:value-type="float" office:value="11000" calcext:value-type="float">
            <text:p>11000</text:p>
          </table:table-cell>
          <table:table-cell table:formula="of:=[.D294]+1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Honey</text:p>
          </table:table-cell>
          <table:table-cell office:value-type="float" office:value="11000" calcext:value-type="float">
            <text:p>11000</text:p>
          </table:table-cell>
          <table:table-cell table:formula="of:=[.D295]+1"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Turkeys</text:p>
          </table:table-cell>
          <table:table-cell office:value-type="float" office:value="11000" calcext:value-type="float">
            <text:p>11000</text:p>
          </table:table-cell>
          <table:table-cell table:formula="of:=[.D296]+1"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Gas</text:p>
          </table:table-cell>
          <table:table-cell office:value-type="float" office:value="11000" calcext:value-type="float">
            <text:p>11000</text:p>
          </table:table-cell>
          <table:table-cell table:formula="of:=[.D297]+1"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Grain</text:p>
          </table:table-cell>
          <table:table-cell office:value-type="float" office:value="11000" calcext:value-type="float">
            <text:p>11000</text:p>
          </table:table-cell>
          <table:table-cell table:formula="of:=[.D298]+1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Beer</text:p>
          </table:table-cell>
          <table:table-cell office:value-type="float" office:value="11000" calcext:value-type="float">
            <text:p>11000</text:p>
          </table:table-cell>
          <table:table-cell table:formula="of:=[.D299]+1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Pigs</text:p>
          </table:table-cell>
          <table:table-cell office:value-type="float" office:value="11000" calcext:value-type="float">
            <text:p>11000</text:p>
          </table:table-cell>
          <table:table-cell table:formula="of:=[.D300]+1"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Groceries</text:p>
          </table:table-cell>
          <table:table-cell office:value-type="float" office:value="11000" calcext:value-type="float">
            <text:p>11000</text:p>
          </table:table-cell>
          <table:table-cell table:formula="of:=[.D301]+1"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Lumber</text:p>
          </table:table-cell>
          <table:table-cell office:value-type="float" office:value="11000" calcext:value-type="float">
            <text:p>11000</text:p>
          </table:table-cell>
          <table:table-cell table:formula="of:=[.D302]+1"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Gas</text:p>
          </table:table-cell>
          <table:table-cell office:value-type="float" office:value="11000" calcext:value-type="float">
            <text:p>11000</text:p>
          </table:table-cell>
          <table:table-cell table:formula="of:=[.D303]+1"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Groceries</text:p>
          </table:table-cell>
          <table:table-cell office:value-type="float" office:value="11000" calcext:value-type="float">
            <text:p>11000</text:p>
          </table:table-cell>
          <table:table-cell table:formula="of:=[.D304]+1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Medicine</text:p>
          </table:table-cell>
          <table:table-cell office:value-type="float" office:value="11000" calcext:value-type="float">
            <text:p>11000</text:p>
          </table:table-cell>
          <table:table-cell table:formula="of:=[.D305]+1"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Cars</text:p>
          </table:table-cell>
          <table:table-cell office:value-type="float" office:value="11000" calcext:value-type="float">
            <text:p>11000</text:p>
          </table:table-cell>
          <table:table-cell table:formula="of:=[.D306]+1" office:value-type="float" office:value="307" calcext:value-type="float">
            <text:p>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Feed</text:p>
          </table:table-cell>
          <table:table-cell office:value-type="float" office:value="11000" calcext:value-type="float">
            <text:p>11000</text:p>
          </table:table-cell>
          <table:table-cell table:formula="of:=[.D307]+1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Cars</text:p>
          </table:table-cell>
          <table:table-cell office:value-type="float" office:value="11000" calcext:value-type="float">
            <text:p>11000</text:p>
          </table:table-cell>
          <table:table-cell table:formula="of:=[.D308]+1"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eed</text:p>
          </table:table-cell>
          <table:table-cell office:value-type="float" office:value="11000" calcext:value-type="float">
            <text:p>11000</text:p>
          </table:table-cell>
          <table:table-cell table:formula="of:=[.D309]+1"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Gas</text:p>
          </table:table-cell>
          <table:table-cell office:value-type="float" office:value="11000" calcext:value-type="float">
            <text:p>11000</text:p>
          </table:table-cell>
          <table:table-cell table:formula="of:=[.D310]+1"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Pigs</text:p>
          </table:table-cell>
          <table:table-cell office:value-type="float" office:value="11000" calcext:value-type="float">
            <text:p>11000</text:p>
          </table:table-cell>
          <table:table-cell table:formula="of:=[.D311]+1"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Pizza</text:p>
          </table:table-cell>
          <table:table-cell office:value-type="float" office:value="11000" calcext:value-type="float">
            <text:p>11000</text:p>
          </table:table-cell>
          <table:table-cell table:formula="of:=[.D312]+1"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Fruit</text:p>
          </table:table-cell>
          <table:table-cell office:value-type="float" office:value="11000" calcext:value-type="float">
            <text:p>11000</text:p>
          </table:table-cell>
          <table:table-cell table:formula="of:=[.D313]+1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Furniture</text:p>
          </table:table-cell>
          <table:table-cell office:value-type="float" office:value="11000" calcext:value-type="float">
            <text:p>11000</text:p>
          </table:table-cell>
          <table:table-cell table:formula="of:=[.D314]+1"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Pizza</text:p>
          </table:table-cell>
          <table:table-cell office:value-type="float" office:value="11000" calcext:value-type="float">
            <text:p>11000</text:p>
          </table:table-cell>
          <table:table-cell table:formula="of:=[.D315]+1" office:value-type="float" office:value="316" calcext:value-type="float">
            <text:p>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Turkeys</text:p>
          </table:table-cell>
          <table:table-cell office:value-type="float" office:value="11000" calcext:value-type="float">
            <text:p>11000</text:p>
          </table:table-cell>
          <table:table-cell table:formula="of:=[.D316]+1"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Fruit</text:p>
          </table:table-cell>
          <table:table-cell office:value-type="float" office:value="11000" calcext:value-type="float">
            <text:p>11000</text:p>
          </table:table-cell>
          <table:table-cell table:formula="of:=[.D317]+1"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Furniture</text:p>
          </table:table-cell>
          <table:table-cell office:value-type="float" office:value="11000" calcext:value-type="float">
            <text:p>11000</text:p>
          </table:table-cell>
          <table:table-cell table:formula="of:=[.D318]+1"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Lumber</text:p>
          </table:table-cell>
          <table:table-cell office:value-type="float" office:value="11000" calcext:value-type="float">
            <text:p>11000</text:p>
          </table:table-cell>
          <table:table-cell table:formula="of:=[.D319]+1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Pizza</text:p>
          </table:table-cell>
          <table:table-cell office:value-type="float" office:value="11000" calcext:value-type="float">
            <text:p>11000</text:p>
          </table:table-cell>
          <table:table-cell table:formula="of:=[.D320]+1"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Turkeys</text:p>
          </table:table-cell>
          <table:table-cell office:value-type="float" office:value="11000" calcext:value-type="float">
            <text:p>11000</text:p>
          </table:table-cell>
          <table:table-cell table:formula="of:=[.D321]+1"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Grain</text:p>
          </table:table-cell>
          <table:table-cell office:value-type="float" office:value="11000" calcext:value-type="float">
            <text:p>11000</text:p>
          </table:table-cell>
          <table:table-cell table:formula="of:=[.D322]+1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Gas</text:p>
          </table:table-cell>
          <table:table-cell office:value-type="float" office:value="11000" calcext:value-type="float">
            <text:p>11000</text:p>
          </table:table-cell>
          <table:table-cell table:formula="of:=[.D323]+1"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Groceries</text:p>
          </table:table-cell>
          <table:table-cell office:value-type="float" office:value="11000" calcext:value-type="float">
            <text:p>11000</text:p>
          </table:table-cell>
          <table:table-cell table:formula="of:=[.D324]+1"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Ice Cream</text:p>
          </table:table-cell>
          <table:table-cell office:value-type="float" office:value="11000" calcext:value-type="float">
            <text:p>11000</text:p>
          </table:table-cell>
          <table:table-cell table:formula="of:=[.D325]+1"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Pizza</text:p>
          </table:table-cell>
          <table:table-cell office:value-type="float" office:value="11000" calcext:value-type="float">
            <text:p>11000</text:p>
          </table:table-cell>
          <table:table-cell table:formula="of:=[.D326]+1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Fruit</text:p>
          </table:table-cell>
          <table:table-cell office:value-type="float" office:value="11000" calcext:value-type="float">
            <text:p>11000</text:p>
          </table:table-cell>
          <table:table-cell table:formula="of:=[.D327]+1"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Pizza</text:p>
          </table:table-cell>
          <table:table-cell office:value-type="float" office:value="11000" calcext:value-type="float">
            <text:p>11000</text:p>
          </table:table-cell>
          <table:table-cell table:formula="of:=[.D328]+1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Cheese</text:p>
          </table:table-cell>
          <table:table-cell office:value-type="float" office:value="11000" calcext:value-type="float">
            <text:p>11000</text:p>
          </table:table-cell>
          <table:table-cell table:formula="of:=[.D329]+1"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Honey</text:p>
          </table:table-cell>
          <table:table-cell office:value-type="float" office:value="11000" calcext:value-type="float">
            <text:p>11000</text:p>
          </table:table-cell>
          <table:table-cell table:formula="of:=[.D330]+1"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Milk</text:p>
          </table:table-cell>
          <table:table-cell office:value-type="float" office:value="11000" calcext:value-type="float">
            <text:p>11000</text:p>
          </table:table-cell>
          <table:table-cell table:formula="of:=[.D331]+1"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Fruit</text:p>
          </table:table-cell>
          <table:table-cell office:value-type="float" office:value="11000" calcext:value-type="float">
            <text:p>11000</text:p>
          </table:table-cell>
          <table:table-cell table:formula="of:=[.D332]+1"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Gas</text:p>
          </table:table-cell>
          <table:table-cell office:value-type="float" office:value="11000" calcext:value-type="float">
            <text:p>11000</text:p>
          </table:table-cell>
          <table:table-cell table:formula="of:=[.D333]+1"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Grain</text:p>
          </table:table-cell>
          <table:table-cell office:value-type="float" office:value="11000" calcext:value-type="float">
            <text:p>11000</text:p>
          </table:table-cell>
          <table:table-cell table:formula="of:=[.D334]+1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Milk</text:p>
          </table:table-cell>
          <table:table-cell office:value-type="float" office:value="11000" calcext:value-type="float">
            <text:p>11000</text:p>
          </table:table-cell>
          <table:table-cell table:formula="of:=[.D335]+1"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Pigs</text:p>
          </table:table-cell>
          <table:table-cell office:value-type="float" office:value="11000" calcext:value-type="float">
            <text:p>11000</text:p>
          </table:table-cell>
          <table:table-cell table:formula="of:=[.D336]+1"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Feed</text:p>
          </table:table-cell>
          <table:table-cell office:value-type="float" office:value="11000" calcext:value-type="float">
            <text:p>11000</text:p>
          </table:table-cell>
          <table:table-cell table:formula="of:=[.D337]+1"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Milk</text:p>
          </table:table-cell>
          <table:table-cell office:value-type="float" office:value="11000" calcext:value-type="float">
            <text:p>11000</text:p>
          </table:table-cell>
          <table:table-cell table:formula="of:=[.D338]+1"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Pigs</text:p>
          </table:table-cell>
          <table:table-cell office:value-type="float" office:value="11000" calcext:value-type="float">
            <text:p>11000</text:p>
          </table:table-cell>
          <table:table-cell table:formula="of:=[.D339]+1"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Medicine</text:p>
          </table:table-cell>
          <table:table-cell office:value-type="float" office:value="11000" calcext:value-type="float">
            <text:p>11000</text:p>
          </table:table-cell>
          <table:table-cell table:formula="of:=[.D340]+1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Groceries</text:p>
          </table:table-cell>
          <table:table-cell office:value-type="float" office:value="11000" calcext:value-type="float">
            <text:p>11000</text:p>
          </table:table-cell>
          <table:table-cell table:formula="of:=[.D341]+1"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Medicine</text:p>
          </table:table-cell>
          <table:table-cell office:value-type="float" office:value="11000" calcext:value-type="float">
            <text:p>11000</text:p>
          </table:table-cell>
          <table:table-cell table:formula="of:=[.D342]+1"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Ice Cream</text:p>
          </table:table-cell>
          <table:table-cell office:value-type="float" office:value="12000" calcext:value-type="float">
            <text:p>12000</text:p>
          </table:table-cell>
          <table:table-cell table:formula="of:=[.D343]+1"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Pizza</text:p>
          </table:table-cell>
          <table:table-cell office:value-type="float" office:value="12000" calcext:value-type="float">
            <text:p>12000</text:p>
          </table:table-cell>
          <table:table-cell table:formula="of:=[.D344]+1"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Gas</text:p>
          </table:table-cell>
          <table:table-cell office:value-type="float" office:value="12000" calcext:value-type="float">
            <text:p>12000</text:p>
          </table:table-cell>
          <table:table-cell table:formula="of:=[.D345]+1"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Cheese</text:p>
          </table:table-cell>
          <table:table-cell office:value-type="float" office:value="12000" calcext:value-type="float">
            <text:p>12000</text:p>
          </table:table-cell>
          <table:table-cell table:formula="of:=[.D346]+1"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Beer</text:p>
          </table:table-cell>
          <table:table-cell office:value-type="float" office:value="12000" calcext:value-type="float">
            <text:p>12000</text:p>
          </table:table-cell>
          <table:table-cell table:formula="of:=[.D347]+1"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Beer</text:p>
          </table:table-cell>
          <table:table-cell office:value-type="float" office:value="12000" calcext:value-type="float">
            <text:p>12000</text:p>
          </table:table-cell>
          <table:table-cell table:formula="of:=[.D348]+1"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Beer</text:p>
          </table:table-cell>
          <table:table-cell office:value-type="float" office:value="12000" calcext:value-type="float">
            <text:p>12000</text:p>
          </table:table-cell>
          <table:table-cell table:formula="of:=[.D349]+1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Water</text:p>
          </table:table-cell>
          <table:table-cell office:value-type="float" office:value="12000" calcext:value-type="float">
            <text:p>12000</text:p>
          </table:table-cell>
          <table:table-cell table:formula="of:=[.D350]+1"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Lumber</text:p>
          </table:table-cell>
          <table:table-cell office:value-type="float" office:value="12000" calcext:value-type="float">
            <text:p>12000</text:p>
          </table:table-cell>
          <table:table-cell table:formula="of:=[.D351]+1"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Grain</text:p>
          </table:table-cell>
          <table:table-cell office:value-type="float" office:value="12000" calcext:value-type="float">
            <text:p>12000</text:p>
          </table:table-cell>
          <table:table-cell table:formula="of:=[.D352]+1"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Cars</text:p>
          </table:table-cell>
          <table:table-cell office:value-type="float" office:value="12000" calcext:value-type="float">
            <text:p>12000</text:p>
          </table:table-cell>
          <table:table-cell table:formula="of:=[.D353]+1"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Feed</text:p>
          </table:table-cell>
          <table:table-cell office:value-type="float" office:value="12000" calcext:value-type="float">
            <text:p>12000</text:p>
          </table:table-cell>
          <table:table-cell table:formula="of:=[.D354]+1" office:value-type="float" office:value="355" calcext:value-type="float">
            <text:p>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Turkeys</text:p>
          </table:table-cell>
          <table:table-cell office:value-type="float" office:value="12000" calcext:value-type="float">
            <text:p>12000</text:p>
          </table:table-cell>
          <table:table-cell table:formula="of:=[.D355]+1"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Honey</text:p>
          </table:table-cell>
          <table:table-cell office:value-type="float" office:value="12000" calcext:value-type="float">
            <text:p>12000</text:p>
          </table:table-cell>
          <table:table-cell table:formula="of:=[.D356]+1"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Cars</text:p>
          </table:table-cell>
          <table:table-cell office:value-type="float" office:value="12000" calcext:value-type="float">
            <text:p>12000</text:p>
          </table:table-cell>
          <table:table-cell table:formula="of:=[.D357]+1" office:value-type="float" office:value="358" calcext:value-type="float">
            <text:p>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Feed</text:p>
          </table:table-cell>
          <table:table-cell office:value-type="float" office:value="12000" calcext:value-type="float">
            <text:p>12000</text:p>
          </table:table-cell>
          <table:table-cell table:formula="of:=[.D358]+1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Gas</text:p>
          </table:table-cell>
          <table:table-cell office:value-type="float" office:value="12000" calcext:value-type="float">
            <text:p>12000</text:p>
          </table:table-cell>
          <table:table-cell table:formula="of:=[.D359]+1"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Cheese</text:p>
          </table:table-cell>
          <table:table-cell office:value-type="float" office:value="13000" calcext:value-type="float">
            <text:p>13000</text:p>
          </table:table-cell>
          <table:table-cell table:formula="of:=[.D360]+1"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Honey</text:p>
          </table:table-cell>
          <table:table-cell office:value-type="float" office:value="13000" calcext:value-type="float">
            <text:p>13000</text:p>
          </table:table-cell>
          <table:table-cell table:formula="of:=[.D361]+1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Milk</text:p>
          </table:table-cell>
          <table:table-cell office:value-type="float" office:value="13000" calcext:value-type="float">
            <text:p>13000</text:p>
          </table:table-cell>
          <table:table-cell table:formula="of:=[.D362]+1"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Groceries</text:p>
          </table:table-cell>
          <table:table-cell office:value-type="float" office:value="13000" calcext:value-type="float">
            <text:p>13000</text:p>
          </table:table-cell>
          <table:table-cell table:formula="of:=[.D363]+1" office:value-type="float" office:value="364" calcext:value-type="float">
            <text:p>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Plants</text:p>
          </table:table-cell>
          <table:table-cell office:value-type="float" office:value="13000" calcext:value-type="float">
            <text:p>13000</text:p>
          </table:table-cell>
          <table:table-cell table:formula="of:=[.D364]+1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Cars</text:p>
          </table:table-cell>
          <table:table-cell office:value-type="float" office:value="13000" calcext:value-type="float">
            <text:p>13000</text:p>
          </table:table-cell>
          <table:table-cell table:formula="of:=[.D365]+1" office:value-type="float" office:value="366" calcext:value-type="float">
            <text:p>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Cheese</text:p>
          </table:table-cell>
          <table:table-cell office:value-type="float" office:value="13000" calcext:value-type="float">
            <text:p>13000</text:p>
          </table:table-cell>
          <table:table-cell table:formula="of:=[.D366]+1"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Furniture</text:p>
          </table:table-cell>
          <table:table-cell office:value-type="float" office:value="13000" calcext:value-type="float">
            <text:p>13000</text:p>
          </table:table-cell>
          <table:table-cell table:formula="of:=[.D367]+1"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Plants</text:p>
          </table:table-cell>
          <table:table-cell office:value-type="float" office:value="13000" calcext:value-type="float">
            <text:p>13000</text:p>
          </table:table-cell>
          <table:table-cell table:formula="of:=[.D368]+1" office:value-type="float" office:value="369" calcext:value-type="float">
            <text:p>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Furniture</text:p>
          </table:table-cell>
          <table:table-cell office:value-type="float" office:value="13000" calcext:value-type="float">
            <text:p>13000</text:p>
          </table:table-cell>
          <table:table-cell table:formula="of:=[.D369]+1"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Water</text:p>
          </table:table-cell>
          <table:table-cell office:value-type="float" office:value="13000" calcext:value-type="float">
            <text:p>13000</text:p>
          </table:table-cell>
          <table:table-cell table:formula="of:=[.D370]+1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Turkeys</text:p>
          </table:table-cell>
          <table:table-cell office:value-type="float" office:value="13000" calcext:value-type="float">
            <text:p>13000</text:p>
          </table:table-cell>
          <table:table-cell table:formula="of:=[.D371]+1" office:value-type="float" office:value="372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Medicine</text:p>
          </table:table-cell>
          <table:table-cell office:value-type="float" office:value="13000" calcext:value-type="float">
            <text:p>13000</text:p>
          </table:table-cell>
          <table:table-cell table:formula="of:=[.D372]+1"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Cheese</text:p>
          </table:table-cell>
          <table:table-cell office:value-type="float" office:value="13000" calcext:value-type="float">
            <text:p>13000</text:p>
          </table:table-cell>
          <table:table-cell table:formula="of:=[.D373]+1"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Gas</text:p>
          </table:table-cell>
          <table:table-cell office:value-type="float" office:value="13000" calcext:value-type="float">
            <text:p>13000</text:p>
          </table:table-cell>
          <table:table-cell table:formula="of:=[.D374]+1"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Medicine</text:p>
          </table:table-cell>
          <table:table-cell office:value-type="float" office:value="13000" calcext:value-type="float">
            <text:p>13000</text:p>
          </table:table-cell>
          <table:table-cell table:formula="of:=[.D375]+1"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Milk</text:p>
          </table:table-cell>
          <table:table-cell office:value-type="float" office:value="13000" calcext:value-type="float">
            <text:p>13000</text:p>
          </table:table-cell>
          <table:table-cell table:formula="of:=[.D376]+1"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Plants</text:p>
          </table:table-cell>
          <table:table-cell office:value-type="float" office:value="13000" calcext:value-type="float">
            <text:p>13000</text:p>
          </table:table-cell>
          <table:table-cell table:formula="of:=[.D377]+1" office:value-type="float" office:value="378" calcext:value-type="float">
            <text:p>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Beer</text:p>
          </table:table-cell>
          <table:table-cell office:value-type="float" office:value="13000" calcext:value-type="float">
            <text:p>13000</text:p>
          </table:table-cell>
          <table:table-cell table:formula="of:=[.D378]+1" office:value-type="float" office:value="379" calcext:value-type="float">
            <text:p>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Fruit</text:p>
          </table:table-cell>
          <table:table-cell office:value-type="float" office:value="13000" calcext:value-type="float">
            <text:p>13000</text:p>
          </table:table-cell>
          <table:table-cell table:formula="of:=[.D379]+1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Furniture</text:p>
          </table:table-cell>
          <table:table-cell office:value-type="float" office:value="13000" calcext:value-type="float">
            <text:p>13000</text:p>
          </table:table-cell>
          <table:table-cell table:formula="of:=[.D380]+1"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Groceries</text:p>
          </table:table-cell>
          <table:table-cell office:value-type="float" office:value="13000" calcext:value-type="float">
            <text:p>13000</text:p>
          </table:table-cell>
          <table:table-cell table:formula="of:=[.D381]+1" office:value-type="float" office:value="382" calcext:value-type="float">
            <text:p>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Turkeys</text:p>
          </table:table-cell>
          <table:table-cell office:value-type="float" office:value="13000" calcext:value-type="float">
            <text:p>13000</text:p>
          </table:table-cell>
          <table:table-cell table:formula="of:=[.D382]+1" office:value-type="float" office:value="383" calcext:value-type="float">
            <text:p>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Grain</text:p>
          </table:table-cell>
          <table:table-cell office:value-type="float" office:value="13000" calcext:value-type="float">
            <text:p>13000</text:p>
          </table:table-cell>
          <table:table-cell table:formula="of:=[.D383]+1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Gas</text:p>
          </table:table-cell>
          <table:table-cell office:value-type="float" office:value="13000" calcext:value-type="float">
            <text:p>13000</text:p>
          </table:table-cell>
          <table:table-cell table:formula="of:=[.D384]+1"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Grain</text:p>
          </table:table-cell>
          <table:table-cell office:value-type="float" office:value="13000" calcext:value-type="float">
            <text:p>13000</text:p>
          </table:table-cell>
          <table:table-cell table:formula="of:=[.D385]+1" office:value-type="float" office:value="386" calcext:value-type="float">
            <text:p>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Fruit</text:p>
          </table:table-cell>
          <table:table-cell office:value-type="float" office:value="13000" calcext:value-type="float">
            <text:p>13000</text:p>
          </table:table-cell>
          <table:table-cell table:formula="of:=[.D386]+1" office:value-type="float" office:value="387" calcext:value-type="float">
            <text:p>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Grain</text:p>
          </table:table-cell>
          <table:table-cell office:value-type="float" office:value="13000" calcext:value-type="float">
            <text:p>13000</text:p>
          </table:table-cell>
          <table:table-cell table:formula="of:=[.D387]+1"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Turkeys</text:p>
          </table:table-cell>
          <table:table-cell office:value-type="float" office:value="13000" calcext:value-type="float">
            <text:p>13000</text:p>
          </table:table-cell>
          <table:table-cell table:formula="of:=[.D388]+1"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Fruit</text:p>
          </table:table-cell>
          <table:table-cell office:value-type="float" office:value="13000" calcext:value-type="float">
            <text:p>13000</text:p>
          </table:table-cell>
          <table:table-cell table:formula="of:=[.D389]+1"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Fruit</text:p>
          </table:table-cell>
          <table:table-cell office:value-type="float" office:value="13000" calcext:value-type="float">
            <text:p>13000</text:p>
          </table:table-cell>
          <table:table-cell table:formula="of:=[.D390]+1"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Turkeys</text:p>
          </table:table-cell>
          <table:table-cell office:value-type="float" office:value="13000" calcext:value-type="float">
            <text:p>13000</text:p>
          </table:table-cell>
          <table:table-cell table:formula="of:=[.D391]+1"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Feed</text:p>
          </table:table-cell>
          <table:table-cell office:value-type="float" office:value="13000" calcext:value-type="float">
            <text:p>13000</text:p>
          </table:table-cell>
          <table:table-cell table:formula="of:=[.D392]+1"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Lumber</text:p>
          </table:table-cell>
          <table:table-cell office:value-type="float" office:value="13000" calcext:value-type="float">
            <text:p>13000</text:p>
          </table:table-cell>
          <table:table-cell table:formula="of:=[.D393]+1" office:value-type="float" office:value="394" calcext:value-type="float">
            <text:p>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Milk</text:p>
          </table:table-cell>
          <table:table-cell office:value-type="float" office:value="13000" calcext:value-type="float">
            <text:p>13000</text:p>
          </table:table-cell>
          <table:table-cell table:formula="of:=[.D394]+1"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Pigs</text:p>
          </table:table-cell>
          <table:table-cell office:value-type="float" office:value="13000" calcext:value-type="float">
            <text:p>13000</text:p>
          </table:table-cell>
          <table:table-cell table:formula="of:=[.D395]+1"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Cars</text:p>
          </table:table-cell>
          <table:table-cell office:value-type="float" office:value="13000" calcext:value-type="float">
            <text:p>13000</text:p>
          </table:table-cell>
          <table:table-cell table:formula="of:=[.D396]+1"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Feed</text:p>
          </table:table-cell>
          <table:table-cell office:value-type="float" office:value="13000" calcext:value-type="float">
            <text:p>13000</text:p>
          </table:table-cell>
          <table:table-cell table:formula="of:=[.D397]+1"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Cars</text:p>
          </table:table-cell>
          <table:table-cell office:value-type="float" office:value="13000" calcext:value-type="float">
            <text:p>13000</text:p>
          </table:table-cell>
          <table:table-cell table:formula="of:=[.D398]+1"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Feed</text:p>
          </table:table-cell>
          <table:table-cell office:value-type="float" office:value="13000" calcext:value-type="float">
            <text:p>13000</text:p>
          </table:table-cell>
          <table:table-cell table:formula="of:=[.D399]+1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Turkeys</text:p>
          </table:table-cell>
          <table:table-cell office:value-type="float" office:value="13000" calcext:value-type="float">
            <text:p>13000</text:p>
          </table:table-cell>
          <table:table-cell table:formula="of:=[.D400]+1"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Pigs</text:p>
          </table:table-cell>
          <table:table-cell office:value-type="float" office:value="13000" calcext:value-type="float">
            <text:p>13000</text:p>
          </table:table-cell>
          <table:table-cell table:formula="of:=[.D401]+1"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Medicine</text:p>
          </table:table-cell>
          <table:table-cell office:value-type="float" office:value="13000" calcext:value-type="float">
            <text:p>13000</text:p>
          </table:table-cell>
          <table:table-cell table:formula="of:=[.D402]+1" office:value-type="float" office:value="403" calcext:value-type="float">
            <text:p>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Groceries</text:p>
          </table:table-cell>
          <table:table-cell office:value-type="float" office:value="13000" calcext:value-type="float">
            <text:p>13000</text:p>
          </table:table-cell>
          <table:table-cell table:formula="of:=[.D403]+1"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Lumber</text:p>
          </table:table-cell>
          <table:table-cell office:value-type="float" office:value="13000" calcext:value-type="float">
            <text:p>13000</text:p>
          </table:table-cell>
          <table:table-cell table:formula="of:=[.D404]+1" office:value-type="float" office:value="405" calcext:value-type="float">
            <text:p>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Cars</text:p>
          </table:table-cell>
          <table:table-cell office:value-type="float" office:value="13000" calcext:value-type="float">
            <text:p>13000</text:p>
          </table:table-cell>
          <table:table-cell table:formula="of:=[.D405]+1"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Fruit</text:p>
          </table:table-cell>
          <table:table-cell office:value-type="float" office:value="13000" calcext:value-type="float">
            <text:p>13000</text:p>
          </table:table-cell>
          <table:table-cell table:formula="of:=[.D406]+1"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Furniture</text:p>
          </table:table-cell>
          <table:table-cell office:value-type="float" office:value="13000" calcext:value-type="float">
            <text:p>13000</text:p>
          </table:table-cell>
          <table:table-cell table:formula="of:=[.D407]+1"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Pizza</text:p>
          </table:table-cell>
          <table:table-cell office:value-type="float" office:value="13000" calcext:value-type="float">
            <text:p>13000</text:p>
          </table:table-cell>
          <table:table-cell table:formula="of:=[.D408]+1"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Cheese</text:p>
          </table:table-cell>
          <table:table-cell office:value-type="float" office:value="13000" calcext:value-type="float">
            <text:p>13000</text:p>
          </table:table-cell>
          <table:table-cell table:formula="of:=[.D409]+1"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Honey</text:p>
          </table:table-cell>
          <table:table-cell office:value-type="float" office:value="13000" calcext:value-type="float">
            <text:p>13000</text:p>
          </table:table-cell>
          <table:table-cell table:formula="of:=[.D410]+1"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Lumber</text:p>
          </table:table-cell>
          <table:table-cell office:value-type="float" office:value="13000" calcext:value-type="float">
            <text:p>13000</text:p>
          </table:table-cell>
          <table:table-cell table:formula="of:=[.D411]+1" office:value-type="float" office:value="412" calcext:value-type="float">
            <text:p>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Cars</text:p>
          </table:table-cell>
          <table:table-cell office:value-type="float" office:value="13000" calcext:value-type="float">
            <text:p>13000</text:p>
          </table:table-cell>
          <table:table-cell table:formula="of:=[.D412]+1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Cheese</text:p>
          </table:table-cell>
          <table:table-cell office:value-type="float" office:value="13000" calcext:value-type="float">
            <text:p>13000</text:p>
          </table:table-cell>
          <table:table-cell table:formula="of:=[.D413]+1" office:value-type="float" office:value="414" calcext:value-type="float">
            <text:p>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Plants</text:p>
          </table:table-cell>
          <table:table-cell office:value-type="float" office:value="13000" calcext:value-type="float">
            <text:p>13000</text:p>
          </table:table-cell>
          <table:table-cell table:formula="of:=[.D414]+1"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Gas</text:p>
          </table:table-cell>
          <table:table-cell office:value-type="float" office:value="14000" calcext:value-type="float">
            <text:p>14000</text:p>
          </table:table-cell>
          <table:table-cell table:formula="of:=[.D415]+1"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Honey</text:p>
          </table:table-cell>
          <table:table-cell office:value-type="float" office:value="14000" calcext:value-type="float">
            <text:p>14000</text:p>
          </table:table-cell>
          <table:table-cell table:formula="of:=[.D416]+1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Cars</text:p>
          </table:table-cell>
          <table:table-cell office:value-type="float" office:value="14000" calcext:value-type="float">
            <text:p>14000</text:p>
          </table:table-cell>
          <table:table-cell table:formula="of:=[.D417]+1" office:value-type="float" office:value="418" calcext:value-type="float">
            <text:p>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Fruit</text:p>
          </table:table-cell>
          <table:table-cell office:value-type="float" office:value="14000" calcext:value-type="float">
            <text:p>14000</text:p>
          </table:table-cell>
          <table:table-cell table:formula="of:=[.D418]+1"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Pizza</text:p>
          </table:table-cell>
          <table:table-cell office:value-type="float" office:value="14000" calcext:value-type="float">
            <text:p>14000</text:p>
          </table:table-cell>
          <table:table-cell table:formula="of:=[.D419]+1"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Gas</text:p>
          </table:table-cell>
          <table:table-cell office:value-type="float" office:value="14000" calcext:value-type="float">
            <text:p>14000</text:p>
          </table:table-cell>
          <table:table-cell table:formula="of:=[.D420]+1"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Grain</text:p>
          </table:table-cell>
          <table:table-cell office:value-type="float" office:value="14000" calcext:value-type="float">
            <text:p>14000</text:p>
          </table:table-cell>
          <table:table-cell table:formula="of:=[.D421]+1"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densfeld</text:p>
          </table:table-cell>
          <table:table-cell office:value-type="string" calcext:value-type="string">
            <text:p>Water</text:p>
          </table:table-cell>
          <table:table-cell office:value-type="float" office:value="14000" calcext:value-type="float">
            <text:p>14000</text:p>
          </table:table-cell>
          <table:table-cell table:formula="of:=[.D422]+1"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Plants</text:p>
          </table:table-cell>
          <table:table-cell office:value-type="float" office:value="14000" calcext:value-type="float">
            <text:p>14000</text:p>
          </table:table-cell>
          <table:table-cell table:formula="of:=[.D423]+1" office:value-type="float" office:value="424" calcext:value-type="float">
            <text:p>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Gas</text:p>
          </table:table-cell>
          <table:table-cell office:value-type="float" office:value="14000" calcext:value-type="float">
            <text:p>14000</text:p>
          </table:table-cell>
          <table:table-cell table:formula="of:=[.D424]+1"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Beer</text:p>
          </table:table-cell>
          <table:table-cell office:value-type="float" office:value="14000" calcext:value-type="float">
            <text:p>14000</text:p>
          </table:table-cell>
          <table:table-cell table:formula="of:=[.D425]+1" office:value-type="float" office:value="426" calcext:value-type="float">
            <text:p>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Lumber</text:p>
          </table:table-cell>
          <table:table-cell office:value-type="float" office:value="14000" calcext:value-type="float">
            <text:p>14000</text:p>
          </table:table-cell>
          <table:table-cell table:formula="of:=[.D426]+1"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Plants</text:p>
          </table:table-cell>
          <table:table-cell office:value-type="float" office:value="14000" calcext:value-type="float">
            <text:p>14000</text:p>
          </table:table-cell>
          <table:table-cell table:formula="of:=[.D427]+1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Fruit</text:p>
          </table:table-cell>
          <table:table-cell office:value-type="float" office:value="14000" calcext:value-type="float">
            <text:p>14000</text:p>
          </table:table-cell>
          <table:table-cell table:formula="of:=[.D428]+1"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Honey</text:p>
          </table:table-cell>
          <table:table-cell office:value-type="float" office:value="14000" calcext:value-type="float">
            <text:p>14000</text:p>
          </table:table-cell>
          <table:table-cell table:formula="of:=[.D429]+1"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Grain</text:p>
          </table:table-cell>
          <table:table-cell office:value-type="float" office:value="14000" calcext:value-type="float">
            <text:p>14000</text:p>
          </table:table-cell>
          <table:table-cell table:formula="of:=[.D430]+1"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Furniture</text:p>
          </table:table-cell>
          <table:table-cell office:value-type="float" office:value="14000" calcext:value-type="float">
            <text:p>14000</text:p>
          </table:table-cell>
          <table:table-cell table:formula="of:=[.D431]+1"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Ice Cream</text:p>
          </table:table-cell>
          <table:table-cell office:value-type="float" office:value="14000" calcext:value-type="float">
            <text:p>14000</text:p>
          </table:table-cell>
          <table:table-cell table:formula="of:=[.D432]+1"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Pizza</text:p>
          </table:table-cell>
          <table:table-cell office:value-type="float" office:value="14000" calcext:value-type="float">
            <text:p>14000</text:p>
          </table:table-cell>
          <table:table-cell table:formula="of:=[.D433]+1"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Plants</text:p>
          </table:table-cell>
          <table:table-cell office:value-type="float" office:value="14000" calcext:value-type="float">
            <text:p>14000</text:p>
          </table:table-cell>
          <table:table-cell table:formula="of:=[.D434]+1" office:value-type="float" office:value="435" calcext:value-type="float">
            <text:p>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Cars</text:p>
          </table:table-cell>
          <table:table-cell office:value-type="float" office:value="14000" calcext:value-type="float">
            <text:p>14000</text:p>
          </table:table-cell>
          <table:table-cell table:formula="of:=[.D435]+1"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Water</text:p>
          </table:table-cell>
          <table:table-cell office:value-type="float" office:value="14000" calcext:value-type="float">
            <text:p>14000</text:p>
          </table:table-cell>
          <table:table-cell table:formula="of:=[.D436]+1"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Honey</text:p>
          </table:table-cell>
          <table:table-cell office:value-type="float" office:value="14000" calcext:value-type="float">
            <text:p>14000</text:p>
          </table:table-cell>
          <table:table-cell table:formula="of:=[.D437]+1"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Milk</text:p>
          </table:table-cell>
          <table:table-cell office:value-type="float" office:value="14000" calcext:value-type="float">
            <text:p>14000</text:p>
          </table:table-cell>
          <table:table-cell table:formula="of:=[.D438]+1" office:value-type="float" office:value="439" calcext:value-type="float">
            <text:p>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Pigs</text:p>
          </table:table-cell>
          <table:table-cell office:value-type="float" office:value="14000" calcext:value-type="float">
            <text:p>14000</text:p>
          </table:table-cell>
          <table:table-cell table:formula="of:=[.D439]+1"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Fruit</text:p>
          </table:table-cell>
          <table:table-cell office:value-type="float" office:value="14000" calcext:value-type="float">
            <text:p>14000</text:p>
          </table:table-cell>
          <table:table-cell table:formula="of:=[.D440]+1" office:value-type="float" office:value="441" calcext:value-type="float">
            <text:p>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Grain</text:p>
          </table:table-cell>
          <table:table-cell office:value-type="float" office:value="14000" calcext:value-type="float">
            <text:p>14000</text:p>
          </table:table-cell>
          <table:table-cell table:formula="of:=[.D441]+1" office:value-type="float" office:value="442" calcext:value-type="float">
            <text:p>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Turkeys</text:p>
          </table:table-cell>
          <table:table-cell office:value-type="float" office:value="14000" calcext:value-type="float">
            <text:p>14000</text:p>
          </table:table-cell>
          <table:table-cell table:formula="of:=[.D442]+1"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Medicine</text:p>
          </table:table-cell>
          <table:table-cell office:value-type="float" office:value="14000" calcext:value-type="float">
            <text:p>14000</text:p>
          </table:table-cell>
          <table:table-cell table:formula="of:=[.D443]+1" office:value-type="float" office:value="444" calcext:value-type="float">
            <text:p>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Gas</text:p>
          </table:table-cell>
          <table:table-cell office:value-type="float" office:value="14000" calcext:value-type="float">
            <text:p>14000</text:p>
          </table:table-cell>
          <table:table-cell table:formula="of:=[.D444]+1"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Furniture</text:p>
          </table:table-cell>
          <table:table-cell office:value-type="float" office:value="14000" calcext:value-type="float">
            <text:p>14000</text:p>
          </table:table-cell>
          <table:table-cell table:formula="of:=[.D445]+1"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Honey</text:p>
          </table:table-cell>
          <table:table-cell office:value-type="float" office:value="14000" calcext:value-type="float">
            <text:p>14000</text:p>
          </table:table-cell>
          <table:table-cell table:formula="of:=[.D446]+1" office:value-type="float" office:value="447" calcext:value-type="float">
            <text:p>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Milk</text:p>
          </table:table-cell>
          <table:table-cell office:value-type="float" office:value="14000" calcext:value-type="float">
            <text:p>14000</text:p>
          </table:table-cell>
          <table:table-cell table:formula="of:=[.D447]+1" office:value-type="float" office:value="448" calcext:value-type="float">
            <text:p>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Grain</text:p>
          </table:table-cell>
          <table:table-cell office:value-type="float" office:value="14000" calcext:value-type="float">
            <text:p>14000</text:p>
          </table:table-cell>
          <table:table-cell table:formula="of:=[.D448]+1"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Fruit</text:p>
          </table:table-cell>
          <table:table-cell office:value-type="float" office:value="15000" calcext:value-type="float">
            <text:p>15000</text:p>
          </table:table-cell>
          <table:table-cell table:formula="of:=[.D449]+1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Groceries</text:p>
          </table:table-cell>
          <table:table-cell office:value-type="float" office:value="15000" calcext:value-type="float">
            <text:p>15000</text:p>
          </table:table-cell>
          <table:table-cell table:formula="of:=[.D450]+1"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Groceries</text:p>
          </table:table-cell>
          <table:table-cell office:value-type="float" office:value="15000" calcext:value-type="float">
            <text:p>15000</text:p>
          </table:table-cell>
          <table:table-cell table:formula="of:=[.D451]+1"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Honey</text:p>
          </table:table-cell>
          <table:table-cell office:value-type="float" office:value="15000" calcext:value-type="float">
            <text:p>15000</text:p>
          </table:table-cell>
          <table:table-cell table:formula="of:=[.D452]+1" office:value-type="float" office:value="453" calcext:value-type="float">
            <text:p>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Cars</text:p>
          </table:table-cell>
          <table:table-cell office:value-type="float" office:value="15000" calcext:value-type="float">
            <text:p>15000</text:p>
          </table:table-cell>
          <table:table-cell table:formula="of:=[.D453]+1" office:value-type="float" office:value="454" calcext:value-type="float">
            <text:p>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Feed</text:p>
          </table:table-cell>
          <table:table-cell office:value-type="float" office:value="15000" calcext:value-type="float">
            <text:p>15000</text:p>
          </table:table-cell>
          <table:table-cell table:formula="of:=[.D454]+1"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Furniture</text:p>
          </table:table-cell>
          <table:table-cell office:value-type="float" office:value="15000" calcext:value-type="float">
            <text:p>15000</text:p>
          </table:table-cell>
          <table:table-cell table:formula="of:=[.D455]+1" office:value-type="float" office:value="456" calcext:value-type="float">
            <text:p>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Beer</text:p>
          </table:table-cell>
          <table:table-cell office:value-type="float" office:value="15000" calcext:value-type="float">
            <text:p>15000</text:p>
          </table:table-cell>
          <table:table-cell table:formula="of:=[.D456]+1" office:value-type="float" office:value="457" calcext:value-type="float">
            <text:p>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Honey</text:p>
          </table:table-cell>
          <table:table-cell office:value-type="float" office:value="15000" calcext:value-type="float">
            <text:p>15000</text:p>
          </table:table-cell>
          <table:table-cell table:formula="of:=[.D457]+1"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Fruit</text:p>
          </table:table-cell>
          <table:table-cell office:value-type="float" office:value="15000" calcext:value-type="float">
            <text:p>15000</text:p>
          </table:table-cell>
          <table:table-cell table:formula="of:=[.D458]+1"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Turkeys</text:p>
          </table:table-cell>
          <table:table-cell office:value-type="float" office:value="15000" calcext:value-type="float">
            <text:p>15000</text:p>
          </table:table-cell>
          <table:table-cell table:formula="of:=[.D459]+1" office:value-type="float" office:value="460" calcext:value-type="float">
            <text:p>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Feed</text:p>
          </table:table-cell>
          <table:table-cell office:value-type="float" office:value="15000" calcext:value-type="float">
            <text:p>15000</text:p>
          </table:table-cell>
          <table:table-cell table:formula="of:=[.D460]+1"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inbach</text:p>
          </table:table-cell>
          <table:table-cell office:value-type="string" calcext:value-type="string">
            <text:p>Water</text:p>
          </table:table-cell>
          <table:table-cell office:value-type="float" office:value="15000" calcext:value-type="float">
            <text:p>15000</text:p>
          </table:table-cell>
          <table:table-cell table:formula="of:=[.D461]+1" office:value-type="float" office:value="462" calcext:value-type="float">
            <text:p>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Beer</text:p>
          </table:table-cell>
          <table:table-cell office:value-type="float" office:value="16000" calcext:value-type="float">
            <text:p>16000</text:p>
          </table:table-cell>
          <table:table-cell table:formula="of:=[.D462]+1"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Pigs</text:p>
          </table:table-cell>
          <table:table-cell office:value-type="float" office:value="16000" calcext:value-type="float">
            <text:p>16000</text:p>
          </table:table-cell>
          <table:table-cell table:formula="of:=[.D463]+1" office:value-type="float" office:value="464" calcext:value-type="float">
            <text:p>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Water</text:p>
          </table:table-cell>
          <table:table-cell office:value-type="float" office:value="16000" calcext:value-type="float">
            <text:p>16000</text:p>
          </table:table-cell>
          <table:table-cell table:formula="of:=[.D464]+1" office:value-type="float" office:value="465" calcext:value-type="float">
            <text:p>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Ice Cream</text:p>
          </table:table-cell>
          <table:table-cell office:value-type="float" office:value="16000" calcext:value-type="float">
            <text:p>16000</text:p>
          </table:table-cell>
          <table:table-cell table:formula="of:=[.D465]+1" office:value-type="float" office:value="466" calcext:value-type="float">
            <text:p>4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Pizza</text:p>
          </table:table-cell>
          <table:table-cell office:value-type="float" office:value="16000" calcext:value-type="float">
            <text:p>16000</text:p>
          </table:table-cell>
          <table:table-cell table:formula="of:=[.D466]+1" office:value-type="float" office:value="467" calcext:value-type="float">
            <text:p>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Groceries</text:p>
          </table:table-cell>
          <table:table-cell office:value-type="float" office:value="16000" calcext:value-type="float">
            <text:p>16000</text:p>
          </table:table-cell>
          <table:table-cell table:formula="of:=[.D467]+1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Lumber</text:p>
          </table:table-cell>
          <table:table-cell office:value-type="float" office:value="16000" calcext:value-type="float">
            <text:p>16000</text:p>
          </table:table-cell>
          <table:table-cell table:formula="of:=[.D468]+1"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Plants</text:p>
          </table:table-cell>
          <table:table-cell office:value-type="float" office:value="16000" calcext:value-type="float">
            <text:p>16000</text:p>
          </table:table-cell>
          <table:table-cell table:formula="of:=[.D469]+1"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Ice Cream</text:p>
          </table:table-cell>
          <table:table-cell office:value-type="float" office:value="16000" calcext:value-type="float">
            <text:p>16000</text:p>
          </table:table-cell>
          <table:table-cell table:formula="of:=[.D470]+1" office:value-type="float" office:value="471" calcext:value-type="float">
            <text:p>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Pizza</text:p>
          </table:table-cell>
          <table:table-cell office:value-type="float" office:value="16000" calcext:value-type="float">
            <text:p>16000</text:p>
          </table:table-cell>
          <table:table-cell table:formula="of:=[.D471]+1" office:value-type="float" office:value="472" calcext:value-type="float">
            <text:p>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Furniture</text:p>
          </table:table-cell>
          <table:table-cell office:value-type="float" office:value="16000" calcext:value-type="float">
            <text:p>16000</text:p>
          </table:table-cell>
          <table:table-cell table:formula="of:=[.D472]+1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Plants</text:p>
          </table:table-cell>
          <table:table-cell office:value-type="float" office:value="16000" calcext:value-type="float">
            <text:p>16000</text:p>
          </table:table-cell>
          <table:table-cell table:formula="of:=[.D473]+1" office:value-type="float" office:value="474" calcext:value-type="float">
            <text:p>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Pigs</text:p>
          </table:table-cell>
          <table:table-cell office:value-type="float" office:value="16000" calcext:value-type="float">
            <text:p>16000</text:p>
          </table:table-cell>
          <table:table-cell table:formula="of:=[.D474]+1"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Turkeys</text:p>
          </table:table-cell>
          <table:table-cell office:value-type="float" office:value="16000" calcext:value-type="float">
            <text:p>16000</text:p>
          </table:table-cell>
          <table:table-cell table:formula="of:=[.D475]+1" office:value-type="float" office:value="476" calcext:value-type="float">
            <text:p>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Cheese</text:p>
          </table:table-cell>
          <table:table-cell office:value-type="float" office:value="16000" calcext:value-type="float">
            <text:p>16000</text:p>
          </table:table-cell>
          <table:table-cell table:formula="of:=[.D476]+1"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Cheese</text:p>
          </table:table-cell>
          <table:table-cell office:value-type="float" office:value="16000" calcext:value-type="float">
            <text:p>16000</text:p>
          </table:table-cell>
          <table:table-cell table:formula="of:=[.D477]+1" office:value-type="float" office:value="478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Beer</text:p>
          </table:table-cell>
          <table:table-cell office:value-type="float" office:value="16000" calcext:value-type="float">
            <text:p>16000</text:p>
          </table:table-cell>
          <table:table-cell table:formula="of:=[.D478]+1" office:value-type="float" office:value="479" calcext:value-type="float">
            <text:p>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Gas</text:p>
          </table:table-cell>
          <table:table-cell office:value-type="float" office:value="16000" calcext:value-type="float">
            <text:p>16000</text:p>
          </table:table-cell>
          <table:table-cell table:formula="of:=[.D479]+1"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Water</text:p>
          </table:table-cell>
          <table:table-cell office:value-type="float" office:value="16000" calcext:value-type="float">
            <text:p>16000</text:p>
          </table:table-cell>
          <table:table-cell table:formula="of:=[.D480]+1" office:value-type="float" office:value="481" calcext:value-type="float">
            <text:p>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Cheese</text:p>
          </table:table-cell>
          <table:table-cell office:value-type="float" office:value="16000" calcext:value-type="float">
            <text:p>16000</text:p>
          </table:table-cell>
          <table:table-cell table:formula="of:=[.D481]+1"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Plants</text:p>
          </table:table-cell>
          <table:table-cell office:value-type="float" office:value="16000" calcext:value-type="float">
            <text:p>16000</text:p>
          </table:table-cell>
          <table:table-cell table:formula="of:=[.D482]+1" office:value-type="float" office:value="483" calcext:value-type="float">
            <text:p>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Turkeys</text:p>
          </table:table-cell>
          <table:table-cell office:value-type="float" office:value="16000" calcext:value-type="float">
            <text:p>16000</text:p>
          </table:table-cell>
          <table:table-cell table:formula="of:=[.D483]+1" office:value-type="float" office:value="484" calcext:value-type="float">
            <text:p>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Beer</text:p>
          </table:table-cell>
          <table:table-cell office:value-type="float" office:value="16000" calcext:value-type="float">
            <text:p>16000</text:p>
          </table:table-cell>
          <table:table-cell table:formula="of:=[.D484]+1"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Pigs</text:p>
          </table:table-cell>
          <table:table-cell office:value-type="float" office:value="16000" calcext:value-type="float">
            <text:p>16000</text:p>
          </table:table-cell>
          <table:table-cell table:formula="of:=[.D485]+1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menort</text:p>
          </table:table-cell>
          <table:table-cell office:value-type="string" calcext:value-type="string">
            <text:p>Grain</text:p>
          </table:table-cell>
          <table:table-cell office:value-type="float" office:value="17000" calcext:value-type="float">
            <text:p>17000</text:p>
          </table:table-cell>
          <table:table-cell table:formula="of:=[.D486]+1" office:value-type="float" office:value="487" calcext:value-type="float">
            <text:p>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Medicine</text:p>
          </table:table-cell>
          <table:table-cell office:value-type="float" office:value="17000" calcext:value-type="float">
            <text:p>17000</text:p>
          </table:table-cell>
          <table:table-cell table:formula="of:=[.D487]+1"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Turkeys</text:p>
          </table:table-cell>
          <table:table-cell office:value-type="float" office:value="17000" calcext:value-type="float">
            <text:p>17000</text:p>
          </table:table-cell>
          <table:table-cell table:formula="of:=[.D488]+1" office:value-type="float" office:value="489" calcext:value-type="float">
            <text:p>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Beer</text:p>
          </table:table-cell>
          <table:table-cell office:value-type="float" office:value="17000" calcext:value-type="float">
            <text:p>17000</text:p>
          </table:table-cell>
          <table:table-cell table:formula="of:=[.D489]+1"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Grain</text:p>
          </table:table-cell>
          <table:table-cell office:value-type="float" office:value="17000" calcext:value-type="float">
            <text:p>17000</text:p>
          </table:table-cell>
          <table:table-cell table:formula="of:=[.D490]+1"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Cars</text:p>
          </table:table-cell>
          <table:table-cell office:value-type="float" office:value="17000" calcext:value-type="float">
            <text:p>17000</text:p>
          </table:table-cell>
          <table:table-cell table:formula="of:=[.D491]+1"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Feed</text:p>
          </table:table-cell>
          <table:table-cell office:value-type="float" office:value="17000" calcext:value-type="float">
            <text:p>17000</text:p>
          </table:table-cell>
          <table:table-cell table:formula="of:=[.D492]+1"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Ice Cream</text:p>
          </table:table-cell>
          <table:table-cell office:value-type="float" office:value="17000" calcext:value-type="float">
            <text:p>17000</text:p>
          </table:table-cell>
          <table:table-cell table:formula="of:=[.D493]+1"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Pizza</text:p>
          </table:table-cell>
          <table:table-cell office:value-type="float" office:value="17000" calcext:value-type="float">
            <text:p>17000</text:p>
          </table:table-cell>
          <table:table-cell table:formula="of:=[.D494]+1"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Grain</text:p>
          </table:table-cell>
          <table:table-cell office:value-type="float" office:value="17000" calcext:value-type="float">
            <text:p>17000</text:p>
          </table:table-cell>
          <table:table-cell table:formula="of:=[.D495]+1" office:value-type="float" office:value="496" calcext:value-type="float">
            <text:p>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Water</text:p>
          </table:table-cell>
          <table:table-cell office:value-type="float" office:value="17000" calcext:value-type="float">
            <text:p>17000</text:p>
          </table:table-cell>
          <table:table-cell table:formula="of:=[.D496]+1"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Lumber</text:p>
          </table:table-cell>
          <table:table-cell office:value-type="float" office:value="17000" calcext:value-type="float">
            <text:p>17000</text:p>
          </table:table-cell>
          <table:table-cell table:formula="of:=[.D497]+1"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edicine</text:p>
          </table:table-cell>
          <table:table-cell office:value-type="float" office:value="17000" calcext:value-type="float">
            <text:p>17000</text:p>
          </table:table-cell>
          <table:table-cell table:formula="of:=[.D498]+1"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Medicine</text:p>
          </table:table-cell>
          <table:table-cell office:value-type="float" office:value="17000" calcext:value-type="float">
            <text:p>17000</text:p>
          </table:table-cell>
          <table:table-cell table:formula="of:=[.D499]+1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Fruit</text:p>
          </table:table-cell>
          <table:table-cell office:value-type="float" office:value="17000" calcext:value-type="float">
            <text:p>17000</text:p>
          </table:table-cell>
          <table:table-cell table:formula="of:=[.D500]+1"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Furniture</text:p>
          </table:table-cell>
          <table:table-cell office:value-type="float" office:value="17000" calcext:value-type="float">
            <text:p>17000</text:p>
          </table:table-cell>
          <table:table-cell table:formula="of:=[.D501]+1"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Plants</text:p>
          </table:table-cell>
          <table:table-cell office:value-type="float" office:value="17000" calcext:value-type="float">
            <text:p>17000</text:p>
          </table:table-cell>
          <table:table-cell table:formula="of:=[.D502]+1"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Furniture</text:p>
          </table:table-cell>
          <table:table-cell office:value-type="float" office:value="17000" calcext:value-type="float">
            <text:p>17000</text:p>
          </table:table-cell>
          <table:table-cell table:formula="of:=[.D503]+1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Plants</text:p>
          </table:table-cell>
          <table:table-cell office:value-type="float" office:value="17000" calcext:value-type="float">
            <text:p>17000</text:p>
          </table:table-cell>
          <table:table-cell table:formula="of:=[.D504]+1"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Cars</text:p>
          </table:table-cell>
          <table:table-cell office:value-type="float" office:value="17000" calcext:value-type="float">
            <text:p>17000</text:p>
          </table:table-cell>
          <table:table-cell table:formula="of:=[.D505]+1"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Fruit</text:p>
          </table:table-cell>
          <table:table-cell office:value-type="float" office:value="18000" calcext:value-type="float">
            <text:p>18000</text:p>
          </table:table-cell>
          <table:table-cell table:formula="of:=[.D506]+1"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Cheese</text:p>
          </table:table-cell>
          <table:table-cell office:value-type="float" office:value="18000" calcext:value-type="float">
            <text:p>18000</text:p>
          </table:table-cell>
          <table:table-cell table:formula="of:=[.D507]+1"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Honey</text:p>
          </table:table-cell>
          <table:table-cell office:value-type="float" office:value="18000" calcext:value-type="float">
            <text:p>18000</text:p>
          </table:table-cell>
          <table:table-cell table:formula="of:=[.D508]+1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Milk</text:p>
          </table:table-cell>
          <table:table-cell office:value-type="float" office:value="18000" calcext:value-type="float">
            <text:p>18000</text:p>
          </table:table-cell>
          <table:table-cell table:formula="of:=[.D509]+1"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Lumber</text:p>
          </table:table-cell>
          <table:table-cell office:value-type="float" office:value="18000" calcext:value-type="float">
            <text:p>18000</text:p>
          </table:table-cell>
          <table:table-cell table:formula="of:=[.D510]+1"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Medicine</text:p>
          </table:table-cell>
          <table:table-cell office:value-type="float" office:value="18000" calcext:value-type="float">
            <text:p>18000</text:p>
          </table:table-cell>
          <table:table-cell table:formula="of:=[.D511]+1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Beer</text:p>
          </table:table-cell>
          <table:table-cell office:value-type="float" office:value="18000" calcext:value-type="float">
            <text:p>18000</text:p>
          </table:table-cell>
          <table:table-cell table:formula="of:=[.D512]+1"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Furniture</text:p>
          </table:table-cell>
          <table:table-cell office:value-type="float" office:value="18000" calcext:value-type="float">
            <text:p>18000</text:p>
          </table:table-cell>
          <table:table-cell table:formula="of:=[.D513]+1"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Honey</text:p>
          </table:table-cell>
          <table:table-cell office:value-type="float" office:value="18000" calcext:value-type="float">
            <text:p>18000</text:p>
          </table:table-cell>
          <table:table-cell table:formula="of:=[.D514]+1"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Milk</text:p>
          </table:table-cell>
          <table:table-cell office:value-type="float" office:value="18000" calcext:value-type="float">
            <text:p>18000</text:p>
          </table:table-cell>
          <table:table-cell table:formula="of:=[.D515]+1" office:value-type="float" office:value="516" calcext:value-type="float">
            <text:p>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Groceries</text:p>
          </table:table-cell>
          <table:table-cell office:value-type="float" office:value="18000" calcext:value-type="float">
            <text:p>18000</text:p>
          </table:table-cell>
          <table:table-cell table:formula="of:=[.D516]+1"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Plants</text:p>
          </table:table-cell>
          <table:table-cell office:value-type="float" office:value="18000" calcext:value-type="float">
            <text:p>18000</text:p>
          </table:table-cell>
          <table:table-cell table:formula="of:=[.D517]+1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Turkeys</text:p>
          </table:table-cell>
          <table:table-cell office:value-type="float" office:value="19000" calcext:value-type="float">
            <text:p>19000</text:p>
          </table:table-cell>
          <table:table-cell table:formula="of:=[.D518]+1"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Furniture</text:p>
          </table:table-cell>
          <table:table-cell office:value-type="float" office:value="19000" calcext:value-type="float">
            <text:p>19000</text:p>
          </table:table-cell>
          <table:table-cell table:formula="of:=[.D519]+1" office:value-type="float" office:value="520" calcext:value-type="float">
            <text:p>5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Plants</text:p>
          </table:table-cell>
          <table:table-cell office:value-type="float" office:value="19000" calcext:value-type="float">
            <text:p>19000</text:p>
          </table:table-cell>
          <table:table-cell table:formula="of:=[.D520]+1"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Pigs</text:p>
          </table:table-cell>
          <table:table-cell office:value-type="float" office:value="19000" calcext:value-type="float">
            <text:p>19000</text:p>
          </table:table-cell>
          <table:table-cell table:formula="of:=[.D521]+1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oux</text:p>
          </table:table-cell>
          <table:table-cell office:value-type="string" calcext:value-type="string">
            <text:p>Grain</text:p>
          </table:table-cell>
          <table:table-cell office:value-type="float" office:value="19000" calcext:value-type="float">
            <text:p>19000</text:p>
          </table:table-cell>
          <table:table-cell table:formula="of:=[.D522]+1"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nthal</text:p>
          </table:table-cell>
          <table:table-cell office:value-type="string" calcext:value-type="string">
            <text:p>Water</text:p>
          </table:table-cell>
          <table:table-cell office:value-type="float" office:value="19000" calcext:value-type="float">
            <text:p>19000</text:p>
          </table:table-cell>
          <table:table-cell table:formula="of:=[.D523]+1"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efeld</text:p>
          </table:table-cell>
          <table:table-cell office:value-type="string" calcext:value-type="string">
            <text:p>Water</text:p>
          </table:table-cell>
          <table:table-cell office:value-type="float" office:value="19000" calcext:value-type="float">
            <text:p>19000</text:p>
          </table:table-cell>
          <table:table-cell table:formula="of:=[.D524]+1"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roquerie</text:p>
          </table:table-cell>
          <table:table-cell office:value-type="string" calcext:value-type="string">
            <text:p>Grain</text:p>
          </table:table-cell>
          <table:table-cell office:value-type="float" office:value="19000" calcext:value-type="float">
            <text:p>19000</text:p>
          </table:table-cell>
          <table:table-cell table:formula="of:=[.D525]+1"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Cheese</text:p>
          </table:table-cell>
          <table:table-cell office:value-type="float" office:value="19000" calcext:value-type="float">
            <text:p>19000</text:p>
          </table:table-cell>
          <table:table-cell table:formula="of:=[.D526]+1" office:value-type="float" office:value="527" calcext:value-type="float">
            <text:p>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Milk</text:p>
          </table:table-cell>
          <table:table-cell office:value-type="float" office:value="19000" calcext:value-type="float">
            <text:p>19000</text:p>
          </table:table-cell>
          <table:table-cell table:formula="of:=[.D527]+1"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Plants</text:p>
          </table:table-cell>
          <table:table-cell office:value-type="float" office:value="19000" calcext:value-type="float">
            <text:p>19000</text:p>
          </table:table-cell>
          <table:table-cell table:formula="of:=[.D528]+1"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urniture</text:p>
          </table:table-cell>
          <table:table-cell office:value-type="float" office:value="19000" calcext:value-type="float">
            <text:p>19000</text:p>
          </table:table-cell>
          <table:table-cell table:formula="of:=[.D529]+1"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Plants</text:p>
          </table:table-cell>
          <table:table-cell office:value-type="float" office:value="19000" calcext:value-type="float">
            <text:p>19000</text:p>
          </table:table-cell>
          <table:table-cell table:formula="of:=[.D530]+1"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Cheese</text:p>
          </table:table-cell>
          <table:table-cell office:value-type="float" office:value="19000" calcext:value-type="float">
            <text:p>19000</text:p>
          </table:table-cell>
          <table:table-cell table:formula="of:=[.D531]+1"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Honey</text:p>
          </table:table-cell>
          <table:table-cell office:value-type="float" office:value="19000" calcext:value-type="float">
            <text:p>19000</text:p>
          </table:table-cell>
          <table:table-cell table:formula="of:=[.D532]+1"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Milk</text:p>
          </table:table-cell>
          <table:table-cell office:value-type="float" office:value="19000" calcext:value-type="float">
            <text:p>19000</text:p>
          </table:table-cell>
          <table:table-cell table:formula="of:=[.D533]+1" office:value-type="float" office:value="534" calcext:value-type="float">
            <text:p>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Ice Cream</text:p>
          </table:table-cell>
          <table:table-cell office:value-type="float" office:value="19000" calcext:value-type="float">
            <text:p>19000</text:p>
          </table:table-cell>
          <table:table-cell table:formula="of:=[.D534]+1"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Pizza</text:p>
          </table:table-cell>
          <table:table-cell office:value-type="float" office:value="19000" calcext:value-type="float">
            <text:p>19000</text:p>
          </table:table-cell>
          <table:table-cell table:formula="of:=[.D535]+1"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Beer</text:p>
          </table:table-cell>
          <table:table-cell office:value-type="float" office:value="19000" calcext:value-type="float">
            <text:p>19000</text:p>
          </table:table-cell>
          <table:table-cell table:formula="of:=[.D536]+1"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Pigs</text:p>
          </table:table-cell>
          <table:table-cell office:value-type="float" office:value="19000" calcext:value-type="float">
            <text:p>19000</text:p>
          </table:table-cell>
          <table:table-cell table:formula="of:=[.D537]+1"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Fruit</text:p>
          </table:table-cell>
          <table:table-cell office:value-type="float" office:value="19000" calcext:value-type="float">
            <text:p>19000</text:p>
          </table:table-cell>
          <table:table-cell table:formula="of:=[.D538]+1"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Cheese</text:p>
          </table:table-cell>
          <table:table-cell office:value-type="float" office:value="20000" calcext:value-type="float">
            <text:p>20000</text:p>
          </table:table-cell>
          <table:table-cell table:formula="of:=[.D539]+1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Water</text:p>
          </table:table-cell>
          <table:table-cell office:value-type="float" office:value="20000" calcext:value-type="float">
            <text:p>20000</text:p>
          </table:table-cell>
          <table:table-cell table:formula="of:=[.D540]+1"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Gas</text:p>
          </table:table-cell>
          <table:table-cell office:value-type="float" office:value="20000" calcext:value-type="float">
            <text:p>20000</text:p>
          </table:table-cell>
          <table:table-cell table:formula="of:=[.D541]+1"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Medicine</text:p>
          </table:table-cell>
          <table:table-cell office:value-type="float" office:value="20000" calcext:value-type="float">
            <text:p>20000</text:p>
          </table:table-cell>
          <table:table-cell table:formula="of:=[.D542]+1"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Cheese</text:p>
          </table:table-cell>
          <table:table-cell office:value-type="float" office:value="20000" calcext:value-type="float">
            <text:p>20000</text:p>
          </table:table-cell>
          <table:table-cell table:formula="of:=[.D543]+1"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Bothwell</text:p>
          </table:table-cell>
          <table:table-cell office:value-type="string" calcext:value-type="string">
            <text:p>Water</text:p>
          </table:table-cell>
          <table:table-cell office:value-type="float" office:value="20000" calcext:value-type="float">
            <text:p>20000</text:p>
          </table:table-cell>
          <table:table-cell table:formula="of:=[.D544]+1"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Plants</text:p>
          </table:table-cell>
          <table:table-cell office:value-type="float" office:value="20000" calcext:value-type="float">
            <text:p>20000</text:p>
          </table:table-cell>
          <table:table-cell table:formula="of:=[.D545]+1" office:value-type="float" office:value="546" calcext:value-type="float">
            <text:p>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Plants</text:p>
          </table:table-cell>
          <table:table-cell office:value-type="float" office:value="20000" calcext:value-type="float">
            <text:p>20000</text:p>
          </table:table-cell>
          <table:table-cell table:formula="of:=[.D546]+1"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Water</text:p>
          </table:table-cell>
          <table:table-cell office:value-type="float" office:value="20000" calcext:value-type="float">
            <text:p>20000</text:p>
          </table:table-cell>
          <table:table-cell table:formula="of:=[.D547]+1"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Milk</text:p>
          </table:table-cell>
          <table:table-cell office:value-type="float" office:value="21000" calcext:value-type="float">
            <text:p>21000</text:p>
          </table:table-cell>
          <table:table-cell table:formula="of:=[.D548]+1"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Pigs</text:p>
          </table:table-cell>
          <table:table-cell office:value-type="float" office:value="21000" calcext:value-type="float">
            <text:p>21000</text:p>
          </table:table-cell>
          <table:table-cell table:formula="of:=[.D549]+1"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Honey</text:p>
          </table:table-cell>
          <table:table-cell office:value-type="float" office:value="21000" calcext:value-type="float">
            <text:p>21000</text:p>
          </table:table-cell>
          <table:table-cell table:formula="of:=[.D550]+1"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ilk</text:p>
          </table:table-cell>
          <table:table-cell office:value-type="float" office:value="21000" calcext:value-type="float">
            <text:p>21000</text:p>
          </table:table-cell>
          <table:table-cell table:formula="of:=[.D551]+1"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Pigs</text:p>
          </table:table-cell>
          <table:table-cell office:value-type="float" office:value="21000" calcext:value-type="float">
            <text:p>21000</text:p>
          </table:table-cell>
          <table:table-cell table:formula="of:=[.D552]+1"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Groceries</text:p>
          </table:table-cell>
          <table:table-cell office:value-type="float" office:value="21000" calcext:value-type="float">
            <text:p>21000</text:p>
          </table:table-cell>
          <table:table-cell table:formula="of:=[.D553]+1"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Groceries</text:p>
          </table:table-cell>
          <table:table-cell office:value-type="float" office:value="21000" calcext:value-type="float">
            <text:p>21000</text:p>
          </table:table-cell>
          <table:table-cell table:formula="of:=[.D554]+1" office:value-type="float" office:value="555" calcext:value-type="float">
            <text:p>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Lumber</text:p>
          </table:table-cell>
          <table:table-cell office:value-type="float" office:value="21000" calcext:value-type="float">
            <text:p>21000</text:p>
          </table:table-cell>
          <table:table-cell table:formula="of:=[.D555]+1"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Cheese</text:p>
          </table:table-cell>
          <table:table-cell office:value-type="float" office:value="21000" calcext:value-type="float">
            <text:p>21000</text:p>
          </table:table-cell>
          <table:table-cell table:formula="of:=[.D556]+1"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Honey</text:p>
          </table:table-cell>
          <table:table-cell office:value-type="float" office:value="21000" calcext:value-type="float">
            <text:p>21000</text:p>
          </table:table-cell>
          <table:table-cell table:formula="of:=[.D557]+1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Milk</text:p>
          </table:table-cell>
          <table:table-cell office:value-type="float" office:value="21000" calcext:value-type="float">
            <text:p>21000</text:p>
          </table:table-cell>
          <table:table-cell table:formula="of:=[.D558]+1" office:value-type="float" office:value="559" calcext:value-type="float">
            <text:p>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Turkeys</text:p>
          </table:table-cell>
          <table:table-cell office:value-type="float" office:value="21000" calcext:value-type="float">
            <text:p>21000</text:p>
          </table:table-cell>
          <table:table-cell table:formula="of:=[.D559]+1"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Medicine</text:p>
          </table:table-cell>
          <table:table-cell office:value-type="float" office:value="22000" calcext:value-type="float">
            <text:p>22000</text:p>
          </table:table-cell>
          <table:table-cell table:formula="of:=[.D560]+1" office:value-type="float" office:value="561" calcext:value-type="float">
            <text:p>5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Turkeys</text:p>
          </table:table-cell>
          <table:table-cell office:value-type="float" office:value="22000" calcext:value-type="float">
            <text:p>22000</text:p>
          </table:table-cell>
          <table:table-cell table:formula="of:=[.D561]+1" office:value-type="float" office:value="562" calcext:value-type="float">
            <text:p>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Honey</text:p>
          </table:table-cell>
          <table:table-cell office:value-type="float" office:value="22000" calcext:value-type="float">
            <text:p>22000</text:p>
          </table:table-cell>
          <table:table-cell table:formula="of:=[.D562]+1"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Medicine</text:p>
          </table:table-cell>
          <table:table-cell office:value-type="float" office:value="22000" calcext:value-type="float">
            <text:p>22000</text:p>
          </table:table-cell>
          <table:table-cell table:formula="of:=[.D563]+1"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Grain</text:p>
          </table:table-cell>
          <table:table-cell office:value-type="float" office:value="22000" calcext:value-type="float">
            <text:p>22000</text:p>
          </table:table-cell>
          <table:table-cell table:formula="of:=[.D564]+1"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Groceries</text:p>
          </table:table-cell>
          <table:table-cell office:value-type="float" office:value="22000" calcext:value-type="float">
            <text:p>22000</text:p>
          </table:table-cell>
          <table:table-cell table:formula="of:=[.D565]+1"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Medicine</text:p>
          </table:table-cell>
          <table:table-cell office:value-type="float" office:value="22000" calcext:value-type="float">
            <text:p>22000</text:p>
          </table:table-cell>
          <table:table-cell table:formula="of:=[.D566]+1"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Pierre-Jolys</text:p>
          </table:table-cell>
          <table:table-cell office:value-type="string" calcext:value-type="string">
            <text:p>Water</text:p>
          </table:table-cell>
          <table:table-cell office:value-type="float" office:value="22000" calcext:value-type="float">
            <text:p>22000</text:p>
          </table:table-cell>
          <table:table-cell table:formula="of:=[.D567]+1"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Cheese</text:p>
          </table:table-cell>
          <table:table-cell office:value-type="float" office:value="22000" calcext:value-type="float">
            <text:p>22000</text:p>
          </table:table-cell>
          <table:table-cell table:formula="of:=[.D568]+1"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Medicine</text:p>
          </table:table-cell>
          <table:table-cell office:value-type="float" office:value="22000" calcext:value-type="float">
            <text:p>22000</text:p>
          </table:table-cell>
          <table:table-cell table:formula="of:=[.D569]+1"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Fruit</text:p>
          </table:table-cell>
          <table:table-cell office:value-type="float" office:value="22000" calcext:value-type="float">
            <text:p>22000</text:p>
          </table:table-cell>
          <table:table-cell table:formula="of:=[.D570]+1"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lo</text:p>
          </table:table-cell>
          <table:table-cell office:value-type="string" calcext:value-type="string">
            <text:p>Water</text:p>
          </table:table-cell>
          <table:table-cell office:value-type="float" office:value="22000" calcext:value-type="float">
            <text:p>22000</text:p>
          </table:table-cell>
          <table:table-cell table:formula="of:=[.D571]+1"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Grain</text:p>
          </table:table-cell>
          <table:table-cell office:value-type="float" office:value="23000" calcext:value-type="float">
            <text:p>23000</text:p>
          </table:table-cell>
          <table:table-cell table:formula="of:=[.D572]+1" office:value-type="float" office:value="573" calcext:value-type="float">
            <text:p>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resne</text:p>
          </table:table-cell>
          <table:table-cell office:value-type="string" calcext:value-type="string">
            <text:p>Water</text:p>
          </table:table-cell>
          <table:table-cell office:value-type="float" office:value="23000" calcext:value-type="float">
            <text:p>23000</text:p>
          </table:table-cell>
          <table:table-cell table:formula="of:=[.D573]+1"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Beer</text:p>
          </table:table-cell>
          <table:table-cell office:value-type="float" office:value="23000" calcext:value-type="float">
            <text:p>23000</text:p>
          </table:table-cell>
          <table:table-cell table:formula="of:=[.D574]+1"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Beer</text:p>
          </table:table-cell>
          <table:table-cell office:value-type="float" office:value="23000" calcext:value-type="float">
            <text:p>23000</text:p>
          </table:table-cell>
          <table:table-cell table:formula="of:=[.D575]+1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Pigs</text:p>
          </table:table-cell>
          <table:table-cell office:value-type="float" office:value="23000" calcext:value-type="float">
            <text:p>23000</text:p>
          </table:table-cell>
          <table:table-cell table:formula="of:=[.D576]+1"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Beer</text:p>
          </table:table-cell>
          <table:table-cell office:value-type="float" office:value="23000" calcext:value-type="float">
            <text:p>23000</text:p>
          </table:table-cell>
          <table:table-cell table:formula="of:=[.D577]+1"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Turkeys</text:p>
          </table:table-cell>
          <table:table-cell office:value-type="float" office:value="23000" calcext:value-type="float">
            <text:p>23000</text:p>
          </table:table-cell>
          <table:table-cell table:formula="of:=[.D578]+1"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rburne</text:p>
          </table:table-cell>
          <table:table-cell office:value-type="string" calcext:value-type="string">
            <text:p>Water</text:p>
          </table:table-cell>
          <table:table-cell office:value-type="float" office:value="23000" calcext:value-type="float">
            <text:p>23000</text:p>
          </table:table-cell>
          <table:table-cell table:formula="of:=[.D579]+1"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Honey</text:p>
          </table:table-cell>
          <table:table-cell office:value-type="float" office:value="23000" calcext:value-type="float">
            <text:p>23000</text:p>
          </table:table-cell>
          <table:table-cell table:formula="of:=[.D580]+1"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Milk</text:p>
          </table:table-cell>
          <table:table-cell office:value-type="float" office:value="23000" calcext:value-type="float">
            <text:p>23000</text:p>
          </table:table-cell>
          <table:table-cell table:formula="of:=[.D581]+1" office:value-type="float" office:value="582" calcext:value-type="float">
            <text:p>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Anne</text:p>
          </table:table-cell>
          <table:table-cell office:value-type="string" calcext:value-type="string">
            <text:p>Grain</text:p>
          </table:table-cell>
          <table:table-cell office:value-type="float" office:value="23000" calcext:value-type="float">
            <text:p>23000</text:p>
          </table:table-cell>
          <table:table-cell table:formula="of:=[.D582]+1"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Cheese</text:p>
          </table:table-cell>
          <table:table-cell office:value-type="float" office:value="24000" calcext:value-type="float">
            <text:p>24000</text:p>
          </table:table-cell>
          <table:table-cell table:formula="of:=[.D583]+1" office:value-type="float" office:value="584" calcext:value-type="float">
            <text:p>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Honey</text:p>
          </table:table-cell>
          <table:table-cell office:value-type="float" office:value="24000" calcext:value-type="float">
            <text:p>24000</text:p>
          </table:table-cell>
          <table:table-cell table:formula="of:=[.D584]+1"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Milk</text:p>
          </table:table-cell>
          <table:table-cell office:value-type="float" office:value="24000" calcext:value-type="float">
            <text:p>24000</text:p>
          </table:table-cell>
          <table:table-cell table:formula="of:=[.D585]+1" office:value-type="float" office:value="586" calcext:value-type="float">
            <text:p>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frost</text:p>
          </table:table-cell>
          <table:table-cell office:value-type="string" calcext:value-type="string">
            <text:p>Water</text:p>
          </table:table-cell>
          <table:table-cell office:value-type="float" office:value="24000" calcext:value-type="float">
            <text:p>24000</text:p>
          </table:table-cell>
          <table:table-cell table:formula="of:=[.D586]+1"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e des Chenes</text:p>
          </table:table-cell>
          <table:table-cell office:value-type="string" calcext:value-type="string">
            <text:p>Water</text:p>
          </table:table-cell>
          <table:table-cell office:value-type="float" office:value="24000" calcext:value-type="float">
            <text:p>24000</text:p>
          </table:table-cell>
          <table:table-cell table:formula="of:=[.D587]+1"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Turkeys</text:p>
          </table:table-cell>
          <table:table-cell office:value-type="float" office:value="24000" calcext:value-type="float">
            <text:p>24000</text:p>
          </table:table-cell>
          <table:table-cell table:formula="of:=[.D588]+1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Cheese</text:p>
          </table:table-cell>
          <table:table-cell office:value-type="float" office:value="24000" calcext:value-type="float">
            <text:p>24000</text:p>
          </table:table-cell>
          <table:table-cell table:formula="of:=[.D589]+1"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Medicine</text:p>
          </table:table-cell>
          <table:table-cell office:value-type="float" office:value="24000" calcext:value-type="float">
            <text:p>24000</text:p>
          </table:table-cell>
          <table:table-cell table:formula="of:=[.D590]+1" office:value-type="float" office:value="591" calcext:value-type="float">
            <text:p>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Plants</text:p>
          </table:table-cell>
          <table:table-cell office:value-type="float" office:value="24000" calcext:value-type="float">
            <text:p>24000</text:p>
          </table:table-cell>
          <table:table-cell table:formula="of:=[.D591]+1"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Grain</text:p>
          </table:table-cell>
          <table:table-cell office:value-type="float" office:value="24000" calcext:value-type="float">
            <text:p>24000</text:p>
          </table:table-cell>
          <table:table-cell table:formula="of:=[.D592]+1"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uit</text:p>
          </table:table-cell>
          <table:table-cell office:value-type="float" office:value="24000" calcext:value-type="float">
            <text:p>24000</text:p>
          </table:table-cell>
          <table:table-cell table:formula="of:=[.D593]+1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Cheese</text:p>
          </table:table-cell>
          <table:table-cell office:value-type="float" office:value="24000" calcext:value-type="float">
            <text:p>24000</text:p>
          </table:table-cell>
          <table:table-cell table:formula="of:=[.D594]+1"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Plants</text:p>
          </table:table-cell>
          <table:table-cell office:value-type="float" office:value="24000" calcext:value-type="float">
            <text:p>24000</text:p>
          </table:table-cell>
          <table:table-cell table:formula="of:=[.D595]+1"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Beer</text:p>
          </table:table-cell>
          <table:table-cell office:value-type="float" office:value="24000" calcext:value-type="float">
            <text:p>24000</text:p>
          </table:table-cell>
          <table:table-cell table:formula="of:=[.D596]+1" office:value-type="float" office:value="597" calcext:value-type="float">
            <text:p>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Pigs</text:p>
          </table:table-cell>
          <table:table-cell office:value-type="float" office:value="24000" calcext:value-type="float">
            <text:p>24000</text:p>
          </table:table-cell>
          <table:table-cell table:formula="of:=[.D597]+1" office:value-type="float" office:value="598" calcext:value-type="float">
            <text:p>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Turkeys</text:p>
          </table:table-cell>
          <table:table-cell office:value-type="float" office:value="24000" calcext:value-type="float">
            <text:p>24000</text:p>
          </table:table-cell>
          <table:table-cell table:formula="of:=[.D598]+1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Pigs</text:p>
          </table:table-cell>
          <table:table-cell office:value-type="float" office:value="25000" calcext:value-type="float">
            <text:p>25000</text:p>
          </table:table-cell>
          <table:table-cell table:formula="of:=[.D599]+1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Fruit</text:p>
          </table:table-cell>
          <table:table-cell office:value-type="float" office:value="25000" calcext:value-type="float">
            <text:p>25000</text:p>
          </table:table-cell>
          <table:table-cell table:formula="of:=[.D600]+1" office:value-type="float" office:value="601" calcext:value-type="float">
            <text:p>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Furniture</text:p>
          </table:table-cell>
          <table:table-cell office:value-type="float" office:value="25000" calcext:value-type="float">
            <text:p>25000</text:p>
          </table:table-cell>
          <table:table-cell table:formula="of:=[.D601]+1"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verville</text:p>
          </table:table-cell>
          <table:table-cell office:value-type="string" calcext:value-type="string">
            <text:p>Water</text:p>
          </table:table-cell>
          <table:table-cell office:value-type="float" office:value="25000" calcext:value-type="float">
            <text:p>25000</text:p>
          </table:table-cell>
          <table:table-cell table:formula="of:=[.D602]+1"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ise Village</text:p>
          </table:table-cell>
          <table:table-cell office:value-type="string" calcext:value-type="string">
            <text:p>Grain</text:p>
          </table:table-cell>
          <table:table-cell office:value-type="float" office:value="25000" calcext:value-type="float">
            <text:p>25000</text:p>
          </table:table-cell>
          <table:table-cell table:formula="of:=[.D603]+1" office:value-type="float" office:value="604" calcext:value-type="float">
            <text:p>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Grain</text:p>
          </table:table-cell>
          <table:table-cell office:value-type="float" office:value="25000" calcext:value-type="float">
            <text:p>25000</text:p>
          </table:table-cell>
          <table:table-cell table:formula="of:=[.D604]+1"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Honey</text:p>
          </table:table-cell>
          <table:table-cell office:value-type="float" office:value="25000" calcext:value-type="float">
            <text:p>25000</text:p>
          </table:table-cell>
          <table:table-cell table:formula="of:=[.D605]+1" office:value-type="float" office:value="606" calcext:value-type="float">
            <text:p>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Milk</text:p>
          </table:table-cell>
          <table:table-cell office:value-type="float" office:value="25000" calcext:value-type="float">
            <text:p>25000</text:p>
          </table:table-cell>
          <table:table-cell table:formula="of:=[.D606]+1" office:value-type="float" office:value="607" calcext:value-type="float">
            <text:p>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tte</text:p>
          </table:table-cell>
          <table:table-cell office:value-type="string" calcext:value-type="string">
            <text:p>Water</text:p>
          </table:table-cell>
          <table:table-cell office:value-type="float" office:value="26000" calcext:value-type="float">
            <text:p>26000</text:p>
          </table:table-cell>
          <table:table-cell table:formula="of:=[.D607]+1"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Furniture</text:p>
          </table:table-cell>
          <table:table-cell office:value-type="float" office:value="26000" calcext:value-type="float">
            <text:p>26000</text:p>
          </table:table-cell>
          <table:table-cell table:formula="of:=[.D608]+1"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Turkeys</text:p>
          </table:table-cell>
          <table:table-cell office:value-type="float" office:value="26000" calcext:value-type="float">
            <text:p>26000</text:p>
          </table:table-cell>
          <table:table-cell table:formula="of:=[.D609]+1" office:value-type="float" office:value="610" calcext:value-type="float">
            <text:p>6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Turkeys</text:p>
          </table:table-cell>
          <table:table-cell office:value-type="float" office:value="26000" calcext:value-type="float">
            <text:p>26000</text:p>
          </table:table-cell>
          <table:table-cell table:formula="of:=[.D610]+1" office:value-type="float" office:value="611" calcext:value-type="float">
            <text:p>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Beer</text:p>
          </table:table-cell>
          <table:table-cell office:value-type="float" office:value="27000" calcext:value-type="float">
            <text:p>27000</text:p>
          </table:table-cell>
          <table:table-cell table:formula="of:=[.D611]+1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Pigs</text:p>
          </table:table-cell>
          <table:table-cell office:value-type="float" office:value="27000" calcext:value-type="float">
            <text:p>27000</text:p>
          </table:table-cell>
          <table:table-cell table:formula="of:=[.D612]+1"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Turkeys</text:p>
          </table:table-cell>
          <table:table-cell office:value-type="float" office:value="27000" calcext:value-type="float">
            <text:p>27000</text:p>
          </table:table-cell>
          <table:table-cell table:formula="of:=[.D613]+1"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Beer</text:p>
          </table:table-cell>
          <table:table-cell office:value-type="float" office:value="27000" calcext:value-type="float">
            <text:p>27000</text:p>
          </table:table-cell>
          <table:table-cell table:formula="of:=[.D614]+1" office:value-type="float" office:value="615" calcext:value-type="float">
            <text:p>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Fruit</text:p>
          </table:table-cell>
          <table:table-cell office:value-type="float" office:value="27000" calcext:value-type="float">
            <text:p>27000</text:p>
          </table:table-cell>
          <table:table-cell table:formula="of:=[.D615]+1"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Pigs</text:p>
          </table:table-cell>
          <table:table-cell office:value-type="float" office:value="27000" calcext:value-type="float">
            <text:p>27000</text:p>
          </table:table-cell>
          <table:table-cell table:formula="of:=[.D616]+1"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e Agathe</text:p>
          </table:table-cell>
          <table:table-cell office:value-type="string" calcext:value-type="string">
            <text:p>Water</text:p>
          </table:table-cell>
          <table:table-cell office:value-type="float" office:value="27000" calcext:value-type="float">
            <text:p>27000</text:p>
          </table:table-cell>
          <table:table-cell table:formula="of:=[.D617]+1" office:value-type="float" office:value="618" calcext:value-type="float">
            <text:p>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dolphe</text:p>
          </table:table-cell>
          <table:table-cell office:value-type="string" calcext:value-type="string">
            <text:p>Water</text:p>
          </table:table-cell>
          <table:table-cell office:value-type="float" office:value="27000" calcext:value-type="float">
            <text:p>27000</text:p>
          </table:table-cell>
          <table:table-cell table:formula="of:=[.D618]+1" office:value-type="float" office:value="619" calcext:value-type="float">
            <text:p>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Beer</text:p>
          </table:table-cell>
          <table:table-cell office:value-type="float" office:value="28000" calcext:value-type="float">
            <text:p>28000</text:p>
          </table:table-cell>
          <table:table-cell table:formula="of:=[.D619]+1" office:value-type="float" office:value="620" calcext:value-type="float">
            <text:p>6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Turkeys</text:p>
          </table:table-cell>
          <table:table-cell office:value-type="float" office:value="28000" calcext:value-type="float">
            <text:p>28000</text:p>
          </table:table-cell>
          <table:table-cell table:formula="of:=[.D620]+1" office:value-type="float" office:value="621" calcext:value-type="float">
            <text:p>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Beer</text:p>
          </table:table-cell>
          <table:table-cell office:value-type="float" office:value="28000" calcext:value-type="float">
            <text:p>28000</text:p>
          </table:table-cell>
          <table:table-cell table:formula="of:=[.D621]+1"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Honey</text:p>
          </table:table-cell>
          <table:table-cell office:value-type="float" office:value="28000" calcext:value-type="float">
            <text:p>28000</text:p>
          </table:table-cell>
          <table:table-cell table:formula="of:=[.D622]+1"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Milk</text:p>
          </table:table-cell>
          <table:table-cell office:value-type="float" office:value="28000" calcext:value-type="float">
            <text:p>28000</text:p>
          </table:table-cell>
          <table:table-cell table:formula="of:=[.D623]+1" office:value-type="float" office:value="624" calcext:value-type="float">
            <text:p>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Beer</text:p>
          </table:table-cell>
          <table:table-cell office:value-type="float" office:value="28000" calcext:value-type="float">
            <text:p>28000</text:p>
          </table:table-cell>
          <table:table-cell table:formula="of:=[.D624]+1"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Pigs</text:p>
          </table:table-cell>
          <table:table-cell office:value-type="float" office:value="28000" calcext:value-type="float">
            <text:p>28000</text:p>
          </table:table-cell>
          <table:table-cell table:formula="of:=[.D625]+1" office:value-type="float" office:value="626" calcext:value-type="float">
            <text:p>6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bigny</text:p>
          </table:table-cell>
          <table:table-cell office:value-type="string" calcext:value-type="string">
            <text:p>Water</text:p>
          </table:table-cell>
          <table:table-cell office:value-type="float" office:value="29000" calcext:value-type="float">
            <text:p>29000</text:p>
          </table:table-cell>
          <table:table-cell table:formula="of:=[.D626]+1"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. Elizabeth</text:p>
          </table:table-cell>
          <table:table-cell office:value-type="string" calcext:value-type="string">
            <text:p>Water</text:p>
          </table:table-cell>
          <table:table-cell office:value-type="float" office:value="29000" calcext:value-type="float">
            <text:p>29000</text:p>
          </table:table-cell>
          <table:table-cell table:formula="of:=[.D627]+1" office:value-type="float" office:value="628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Turkeys</text:p>
          </table:table-cell>
          <table:table-cell office:value-type="float" office:value="31000" calcext:value-type="float">
            <text:p>31000</text:p>
          </table:table-cell>
          <table:table-cell table:formula="of:=[.D628]+1"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ean Baptiste</text:p>
          </table:table-cell>
          <table:table-cell office:value-type="string" calcext:value-type="string">
            <text:p>Water</text:p>
          </table:table-cell>
          <table:table-cell office:value-type="float" office:value="32000" calcext:value-type="float">
            <text:p>32000</text:p>
          </table:table-cell>
          <table:table-cell table:formula="of:=[.D629]+1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Turkeys</text:p>
          </table:table-cell>
          <table:table-cell office:value-type="float" office:value="33000" calcext:value-type="float">
            <text:p>33000</text:p>
          </table:table-cell>
          <table:table-cell table:formula="of:=[.D630]+1"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Water</text:p>
          </table:table-cell>
          <table:table-cell office:value-type="float" office:value="34000" calcext:value-type="float">
            <text:p>34000</text:p>
          </table:table-cell>
          <table:table-cell table:formula="of:=[.D631]+1"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Water</text:p>
          </table:table-cell>
          <table:table-cell office:value-type="float" office:value="35000" calcext:value-type="float">
            <text:p>35000</text:p>
          </table:table-cell>
          <table:table-cell table:formula="of:=[.D632]+1" office:value-type="float" office:value="633" calcext:value-type="float">
            <text:p>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ater</text:p>
          </table:table-cell>
          <table:table-cell office:value-type="float" office:value="36000" calcext:value-type="float">
            <text:p>36000</text:p>
          </table:table-cell>
          <table:table-cell table:formula="of:=[.D633]+1" office:value-type="float" office:value="634" calcext:value-type="float">
            <text:p>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Water</text:p>
          </table:table-cell>
          <table:table-cell office:value-type="float" office:value="37000" calcext:value-type="float">
            <text:p>37000</text:p>
          </table:table-cell>
          <table:table-cell table:formula="of:=[.D634]+1"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ort</text:p>
          </table:table-cell>
          <table:table-cell office:value-type="string" calcext:value-type="string">
            <text:p>Water</text:p>
          </table:table-cell>
          <table:table-cell office:value-type="float" office:value="37000" calcext:value-type="float">
            <text:p>37000</text:p>
          </table:table-cell>
          <table:table-cell table:formula="of:=[.D635]+1" office:value-type="float" office:value="636" calcext:value-type="float">
            <text:p>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Water</text:p>
          </table:table-cell>
          <table:table-cell office:value-type="float" office:value="39000" calcext:value-type="float">
            <text:p>39000</text:p>
          </table:table-cell>
          <table:table-cell table:formula="of:=[.D636]+1"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kild</text:p>
          </table:table-cell>
          <table:table-cell office:value-type="string" calcext:value-type="string">
            <text:p>Water</text:p>
          </table:table-cell>
          <table:table-cell office:value-type="float" office:value="40000" calcext:value-type="float">
            <text:p>40000</text:p>
          </table:table-cell>
          <table:table-cell table:formula="of:=[.D637]+1" office:value-type="float" office:value="638" calcext:value-type="float">
            <text:p>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 Farm</text:p>
          </table:table-cell>
          <table:table-cell office:value-type="string" calcext:value-type="string">
            <text:p>Water</text:p>
          </table:table-cell>
          <table:table-cell office:value-type="float" office:value="40000" calcext:value-type="float">
            <text:p>40000</text:p>
          </table:table-cell>
          <table:table-cell table:formula="of:=[.D638]+1"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feld</text:p>
          </table:table-cell>
          <table:table-cell office:value-type="string" calcext:value-type="string">
            <text:p>Water</text:p>
          </table:table-cell>
          <table:table-cell office:value-type="float" office:value="40000" calcext:value-type="float">
            <text:p>40000</text:p>
          </table:table-cell>
          <table:table-cell table:formula="of:=[.D639]+1" office:value-type="float" office:value="640" calcext:value-type="float">
            <text:p>64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  <table:database-range table:name="__Anonymous_Sheet_DB__1" table:target-range-address="Sheet2.A1:Sheet2.C1048576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-00-00</text:date>, <text:time style:data-style-name="N2" text:time-value="20:22:50.827507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5:38:03.017825684</meta:creation-date>
    <meta:generator>LibreOffice/6.0.7.3$Linux_X86_64 LibreOffice_project/00m0$Build-3</meta:generator>
    <dc:date>2020-05-02T15:10:08.204871270</dc:date>
    <meta:editing-duration>P1DT1H56M21S</meta:editing-duration>
    <meta:editing-cycles>23</meta:editing-cycles>
    <meta:document-statistic meta:table-count="2" meta:cell-count="28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2cm" xlink:href=".." xlink:type="simple" chart:class="chart:line" chart:style-name="ch1">
        <chart:legend chart:legend-position="end" svg:x="13.153cm" svg:y="3.953cm" style:legend-expansion="high" chart:style-name="ch2"/>
        <chart:plot-area chart:style-name="ch3" table:cell-range-address="Sheet2.C1:Sheet2.D640" svg:x="0.32cm" svg:y="0.18cm" svg:width="12.513cm" svg:height="8.642cm">
          <chartooo:coordinate-region svg:x="1.497cm" svg:y="0.301cm" svg:width="11.336cm" svg:height="7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640" chart:class="chart:line">
            <chart:data-point chart:repeated="640"/>
          </chart:series>
          <chart:series chart:style-name="ch7" chart:values-cell-range-address="Sheet2.D1:Sheet2.D640" chart:class="chart:line">
            <chart:data-point chart:repeated="6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2.C1:Sheet2.C640</svg:desc>
                </draw:g>
              </table:table-cell>
              <table:table-cell office:value-type="float" office:value="1">
                <text:p>1</text:p>
                <draw:g>
                  <svg:desc>Sheet2.D1:Sheet2.D6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">
                <text:p>6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">
                <text:p>6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">
                <text:p>6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0">
                <text:p>6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">
                <text:p>6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">
                <text:p>6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0">
                <text:p>6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0">
                <text:p>6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">
                <text:p>6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">
                <text:p>6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">
                <text:p>6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0">
                <text:p>6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00">
                <text:p>60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0">
                <text:p>6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00">
                <text:p>60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00">
                <text:p>6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00">
                <text:p>6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0">
                <text:p>60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00">
                <text:p>6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0">
                <text:p>6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00">
                <text:p>6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00">
                <text:p>6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0">
                <text:p>6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0">
                <text:p>6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0">
                <text:p>6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0">
                <text:p>6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00">
                <text:p>6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0">
                <text:p>6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0">
                <text:p>6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0">
                <text:p>60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0">
                <text:p>60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">
                <text:p>6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0">
                <text:p>6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00">
                <text:p>7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00">
                <text:p>7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0">
                <text:p>7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00">
                <text:p>7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0">
                <text:p>7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00">
                <text:p>7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">
                <text:p>7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00">
                <text:p>7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0">
                <text:p>7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00">
                <text:p>7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00">
                <text:p>7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00">
                <text:p>7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0">
                <text:p>70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00">
                <text:p>7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00">
                <text:p>7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00">
                <text:p>7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00">
                <text:p>7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00">
                <text:p>7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00">
                <text:p>7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00">
                <text:p>7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00">
                <text:p>7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00">
                <text:p>7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00">
                <text:p>7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00">
                <text:p>7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00">
                <text:p>7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00">
                <text:p>7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00">
                <text:p>7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00">
                <text:p>70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00">
                <text:p>7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00">
                <text:p>7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00">
                <text:p>7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00">
                <text:p>7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00">
                <text:p>7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00">
                <text:p>70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00">
                <text:p>7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00">
                <text:p>7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00">
                <text:p>7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00">
                <text:p>7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00">
                <text:p>70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00">
                <text:p>7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00">
                <text:p>7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00">
                <text:p>70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00">
                <text:p>7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00">
                <text:p>70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00">
                <text:p>7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00">
                <text:p>7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00">
                <text:p>70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00">
                <text:p>7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00">
                <text:p>7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00">
                <text:p>70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00">
                <text:p>7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00">
                <text:p>70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00">
                <text:p>7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00">
                <text:p>70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00">
                <text:p>7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00">
                <text:p>70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00">
                <text:p>7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00">
                <text:p>7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00">
                <text:p>7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00">
                <text:p>70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00">
                <text:p>70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00">
                <text:p>70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00">
                <text:p>7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00">
                <text:p>7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00">
                <text:p>70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00">
                <text:p>70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00">
                <text:p>80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00">
                <text:p>80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00">
                <text:p>80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00">
                <text:p>8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00">
                <text:p>8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00">
                <text:p>80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00">
                <text:p>8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00">
                <text:p>80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00">
                <text:p>80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00">
                <text:p>80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00">
                <text:p>8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00">
                <text:p>80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00">
                <text:p>80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00">
                <text:p>80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00">
                <text:p>8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00">
                <text:p>80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00">
                <text:p>8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00">
                <text:p>80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00">
                <text:p>8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00">
                <text:p>80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00">
                <text:p>8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00">
                <text:p>80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000">
                <text:p>8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00">
                <text:p>80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00">
                <text:p>80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00">
                <text:p>80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00">
                <text:p>80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00">
                <text:p>80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0">
                <text:p>8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00">
                <text:p>8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00">
                <text:p>80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00">
                <text:p>8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00">
                <text:p>80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00">
                <text:p>8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00">
                <text:p>8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00">
                <text:p>80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00">
                <text:p>80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00">
                <text:p>8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00">
                <text:p>8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00">
                <text:p>80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00">
                <text:p>80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00">
                <text:p>80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000">
                <text:p>8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00">
                <text:p>80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00">
                <text:p>8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00">
                <text:p>80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00">
                <text:p>8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00">
                <text:p>8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00">
                <text:p>80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00">
                <text:p>80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00">
                <text:p>90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00">
                <text:p>90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00">
                <text:p>90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00">
                <text:p>9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00">
                <text:p>90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00">
                <text:p>90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0">
                <text:p>90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00">
                <text:p>90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0">
                <text:p>90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000">
                <text:p>90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00">
                <text:p>90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00">
                <text:p>90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00">
                <text:p>90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00">
                <text:p>90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000">
                <text:p>90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000">
                <text:p>90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000">
                <text:p>9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00">
                <text:p>90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00">
                <text:p>90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000">
                <text:p>90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00">
                <text:p>90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00">
                <text:p>90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00">
                <text:p>90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000">
                <text:p>90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00">
                <text:p>90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00">
                <text:p>90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00">
                <text:p>9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00">
                <text:p>9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000">
                <text:p>90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000">
                <text:p>90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00">
                <text:p>90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00">
                <text:p>90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00">
                <text:p>90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000">
                <text:p>90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000">
                <text:p>90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00">
                <text:p>90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00">
                <text:p>90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00">
                <text:p>9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00">
                <text:p>90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00">
                <text:p>90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00">
                <text:p>90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00">
                <text:p>90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00">
                <text:p>90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00">
                <text:p>90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00">
                <text:p>90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00">
                <text:p>90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00">
                <text:p>100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00">
                <text:p>100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00">
                <text:p>100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00">
                <text:p>100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00">
                <text:p>100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00">
                <text:p>100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00">
                <text:p>100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00">
                <text:p>100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00">
                <text:p>100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00">
                <text:p>100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00">
                <text:p>100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00">
                <text:p>100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00">
                <text:p>100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00">
                <text:p>100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00">
                <text:p>100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00">
                <text:p>100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00">
                <text:p>100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00">
                <text:p>100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00">
                <text:p>100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00">
                <text:p>100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00">
                <text:p>100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00">
                <text:p>10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0">
                <text:p>100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00">
                <text:p>100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00">
                <text:p>100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00">
                <text:p>100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00">
                <text:p>100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00">
                <text:p>100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00">
                <text:p>100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00">
                <text:p>100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00">
                <text:p>100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00">
                <text:p>100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00">
                <text:p>10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00">
                <text:p>100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00">
                <text:p>100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00">
                <text:p>100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00">
                <text:p>100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00">
                <text:p>100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00">
                <text:p>1000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00">
                <text:p>100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00">
                <text:p>100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00">
                <text:p>100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00">
                <text:p>100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00">
                <text:p>100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00">
                <text:p>100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00">
                <text:p>100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00">
                <text:p>100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00">
                <text:p>100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00">
                <text:p>100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00">
                <text:p>100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00">
                <text:p>100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000">
                <text:p>110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000">
                <text:p>110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00">
                <text:p>110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000">
                <text:p>110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000">
                <text:p>110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000">
                <text:p>110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000">
                <text:p>110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000">
                <text:p>110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000">
                <text:p>110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000">
                <text:p>110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000">
                <text:p>110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000">
                <text:p>110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000">
                <text:p>110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000">
                <text:p>110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000">
                <text:p>110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000">
                <text:p>110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00">
                <text:p>110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000">
                <text:p>110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000">
                <text:p>110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000">
                <text:p>11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000">
                <text:p>110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000">
                <text:p>110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000">
                <text:p>110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000">
                <text:p>110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000">
                <text:p>110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000">
                <text:p>11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000">
                <text:p>110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000">
                <text:p>110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000">
                <text:p>110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000">
                <text:p>1100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000">
                <text:p>11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000">
                <text:p>110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000">
                <text:p>1100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000">
                <text:p>110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000">
                <text:p>110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000">
                <text:p>110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000">
                <text:p>1100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00">
                <text:p>110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000">
                <text:p>110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000">
                <text:p>1100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000">
                <text:p>11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000">
                <text:p>110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000">
                <text:p>1100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000">
                <text:p>1100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000">
                <text:p>110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000">
                <text:p>110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000">
                <text:p>1100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000">
                <text:p>110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000">
                <text:p>110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000">
                <text:p>11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00">
                <text:p>11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000">
                <text:p>11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000">
                <text:p>110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00">
                <text:p>1100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00">
                <text:p>110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00">
                <text:p>110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00">
                <text:p>1100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00">
                <text:p>1100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000">
                <text:p>110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00">
                <text:p>11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000">
                <text:p>110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00">
                <text:p>11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000">
                <text:p>11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00">
                <text:p>1100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000">
                <text:p>1200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000">
                <text:p>120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000">
                <text:p>12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000">
                <text:p>1200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000">
                <text:p>120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000">
                <text:p>12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000">
                <text:p>120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000">
                <text:p>12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000">
                <text:p>120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000">
                <text:p>12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000">
                <text:p>1200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000">
                <text:p>1200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000">
                <text:p>1200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000">
                <text:p>1200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000">
                <text:p>12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000">
                <text:p>120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000">
                <text:p>12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000">
                <text:p>130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000">
                <text:p>130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000">
                <text:p>1300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000">
                <text:p>13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000">
                <text:p>130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000">
                <text:p>13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000">
                <text:p>13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000">
                <text:p>13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000">
                <text:p>13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000">
                <text:p>130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000">
                <text:p>1300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000">
                <text:p>13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00">
                <text:p>130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000">
                <text:p>13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000">
                <text:p>1300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000">
                <text:p>1300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000">
                <text:p>130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000">
                <text:p>13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000">
                <text:p>13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000">
                <text:p>130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000">
                <text:p>1300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000">
                <text:p>130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000">
                <text:p>130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00">
                <text:p>130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000">
                <text:p>13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000">
                <text:p>13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000">
                <text:p>13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00">
                <text:p>1300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000">
                <text:p>130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000">
                <text:p>130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000">
                <text:p>1300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000">
                <text:p>130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000">
                <text:p>130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000">
                <text:p>130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000">
                <text:p>130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000">
                <text:p>1300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000">
                <text:p>130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000">
                <text:p>13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000">
                <text:p>130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000">
                <text:p>130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000">
                <text:p>130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000">
                <text:p>130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000">
                <text:p>130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000">
                <text:p>1300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000">
                <text:p>130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00">
                <text:p>1300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00">
                <text:p>1300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000">
                <text:p>130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000">
                <text:p>1300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000">
                <text:p>1300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000">
                <text:p>1300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000">
                <text:p>1300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000">
                <text:p>1300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000">
                <text:p>140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000">
                <text:p>1400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000">
                <text:p>1400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000">
                <text:p>1400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000">
                <text:p>140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000">
                <text:p>1400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000">
                <text:p>1400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000">
                <text:p>140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000">
                <text:p>1400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000">
                <text:p>1400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000">
                <text:p>1400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000">
                <text:p>1400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000">
                <text:p>1400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000">
                <text:p>1400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000">
                <text:p>140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000">
                <text:p>1400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000">
                <text:p>1400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000">
                <text:p>140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000">
                <text:p>1400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000">
                <text:p>1400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000">
                <text:p>1400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000">
                <text:p>140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000">
                <text:p>1400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000">
                <text:p>140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00">
                <text:p>1400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000">
                <text:p>1400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000">
                <text:p>1400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000">
                <text:p>1400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000">
                <text:p>1400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000">
                <text:p>140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000">
                <text:p>1400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00">
                <text:p>1400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00">
                <text:p>1400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000">
                <text:p>1400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000">
                <text:p>150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000">
                <text:p>1500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000">
                <text:p>1500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000">
                <text:p>150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000">
                <text:p>1500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000">
                <text:p>1500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00">
                <text:p>1500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000">
                <text:p>1500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000">
                <text:p>1500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000">
                <text:p>1500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000">
                <text:p>1500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000">
                <text:p>1500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00">
                <text:p>150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000">
                <text:p>160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000">
                <text:p>160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000">
                <text:p>1600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000">
                <text:p>1600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000">
                <text:p>1600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000">
                <text:p>1600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000">
                <text:p>160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000">
                <text:p>1600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000">
                <text:p>1600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000">
                <text:p>1600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000">
                <text:p>1600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000">
                <text:p>1600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000">
                <text:p>160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000">
                <text:p>1600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000">
                <text:p>1600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000">
                <text:p>1600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000">
                <text:p>1600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000">
                <text:p>160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000">
                <text:p>160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000">
                <text:p>1600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000">
                <text:p>16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000">
                <text:p>160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000">
                <text:p>160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000">
                <text:p>160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000">
                <text:p>17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000">
                <text:p>1700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000">
                <text:p>1700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000">
                <text:p>170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000">
                <text:p>170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000">
                <text:p>1700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000">
                <text:p>170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000">
                <text:p>170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000">
                <text:p>170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000">
                <text:p>170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000">
                <text:p>1700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000">
                <text:p>1700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000">
                <text:p>1700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000">
                <text:p>170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000">
                <text:p>1700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000">
                <text:p>1700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000">
                <text:p>1700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000">
                <text:p>1700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000">
                <text:p>1700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000">
                <text:p>1700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000">
                <text:p>1800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000">
                <text:p>180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000">
                <text:p>1800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000">
                <text:p>180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000">
                <text:p>1800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000">
                <text:p>180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000">
                <text:p>1800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000">
                <text:p>1800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000">
                <text:p>1800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000">
                <text:p>1800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000">
                <text:p>1800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000">
                <text:p>1800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000">
                <text:p>1900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000">
                <text:p>190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000">
                <text:p>1900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000">
                <text:p>1900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000">
                <text:p>190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000">
                <text:p>1900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000">
                <text:p>1900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000">
                <text:p>1900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000">
                <text:p>1900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000">
                <text:p>1900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000">
                <text:p>1900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000">
                <text:p>1900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000">
                <text:p>1900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000">
                <text:p>1900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000">
                <text:p>1900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000">
                <text:p>1900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000">
                <text:p>1900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000">
                <text:p>1900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000">
                <text:p>190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000">
                <text:p>1900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000">
                <text:p>1900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000">
                <text:p>200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000">
                <text:p>2000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000">
                <text:p>2000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000">
                <text:p>2000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000">
                <text:p>2000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000">
                <text:p>2000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000">
                <text:p>2000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000">
                <text:p>2000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000">
                <text:p>2000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000">
                <text:p>210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000">
                <text:p>210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000">
                <text:p>2100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1000">
                <text:p>2100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000">
                <text:p>2100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000">
                <text:p>2100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000">
                <text:p>210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1000">
                <text:p>2100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000">
                <text:p>2100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000">
                <text:p>2100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000">
                <text:p>2100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000">
                <text:p>210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000">
                <text:p>2200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000">
                <text:p>22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000">
                <text:p>220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000">
                <text:p>2200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000">
                <text:p>2200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000">
                <text:p>2200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000">
                <text:p>2200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000">
                <text:p>2200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000">
                <text:p>2200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000">
                <text:p>2200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000">
                <text:p>2200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000">
                <text:p>2200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3000">
                <text:p>230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3000">
                <text:p>2300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3000">
                <text:p>230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000">
                <text:p>230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000">
                <text:p>2300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000">
                <text:p>2300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000">
                <text:p>2300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000">
                <text:p>230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000">
                <text:p>2300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000">
                <text:p>2300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000">
                <text:p>230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000">
                <text:p>2400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000">
                <text:p>2400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000">
                <text:p>2400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4000">
                <text:p>2400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4000">
                <text:p>240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000">
                <text:p>2400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000">
                <text:p>240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4000">
                <text:p>240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000">
                <text:p>2400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000">
                <text:p>2400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000">
                <text:p>2400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000">
                <text:p>240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000">
                <text:p>2400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4000">
                <text:p>2400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4000">
                <text:p>2400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000">
                <text:p>240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000">
                <text:p>250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5000">
                <text:p>250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000">
                <text:p>2500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000">
                <text:p>250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5000">
                <text:p>2500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000">
                <text:p>250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000">
                <text:p>2500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5000">
                <text:p>2500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000">
                <text:p>2600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6000">
                <text:p>2600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6000">
                <text:p>2600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000">
                <text:p>2600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7000">
                <text:p>2700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000">
                <text:p>2700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000">
                <text:p>2700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7000">
                <text:p>2700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7000">
                <text:p>2700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7000">
                <text:p>2700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000">
                <text:p>2700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000">
                <text:p>2700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000">
                <text:p>2800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000">
                <text:p>2800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000">
                <text:p>2800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8000">
                <text:p>280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000">
                <text:p>2800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000">
                <text:p>280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8000">
                <text:p>2800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000">
                <text:p>2900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9000">
                <text:p>2900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000">
                <text:p>3100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2000">
                <text:p>320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3000">
                <text:p>3300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4000">
                <text:p>3400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5000">
                <text:p>3500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000">
                <text:p>3600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000">
                <text:p>3700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7000">
                <text:p>3700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000">
                <text:p>3900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0000">
                <text:p>4000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0000">
                <text:p>4000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0000">
                <text:p>4000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